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0.0394in">
            <draw:object draw:notify-on-update-of-ranges="Sheet1.A1:Sheet1.A1 Sheet1.A2:Sheet1.A403 Sheet1.B1:Sheet1.B1 Sheet1.B2:Sheet1.B403 Sheet1.C1:Sheet1.C1 Sheet1.C2:Sheet1.C403 Sheet1.D1:Sheet1.D1 Sheet1.D2:Sheet1.D4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339" calcext:value-type="float">
            <text:p>1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54" calcext:value-type="float">
            <text:p>2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75" calcext:value-type="float">
            <text:p>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99" calcext:value-type="float">
            <text:p>1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0394in">
            <draw:object draw:notify-on-update-of-ranges="Sheet2.A1:Sheet2.A1 Sheet2.A2:Sheet2.A401 Sheet2.B1:Sheet2.B1 Sheet2.B2:Sheet2.B401 Sheet2.C1:Sheet2.C1 Sheet2.C2:Sheet2.C401 Sheet2.D1:Sheet2.D1 Sheet2.D2:Sheet2.D4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64" calcext:value-type="float">
            <text:p>1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70" calcext:value-type="float">
            <text:p>16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25" calcext:value-type="float">
            <text:p>1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5953in" svg:y="0.0394in">
            <draw:object draw:notify-on-update-of-ranges="Sheet3.A1:Sheet3.A1 Sheet3.A2:Sheet3.A401 Sheet3.B1:Sheet3.B1 Sheet3.B2:Sheet3.B401 Sheet3.C1:Sheet3.C1 Sheet3.C2:Sheet3.C401 Sheet3.D1:Sheet3.D1 Sheet3.D2:Sheet3.D4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305" calcext:value-type="float">
            <text:p>1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6" calcext:value-type="float">
            <text:p>1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72" calcext:value-type="float">
            <text:p>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69" calcext:value-type="float">
            <text:p>1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71" calcext:value-type="float">
            <text:p>1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3.5953in" svg:y="0.0394in">
            <draw:object draw:notify-on-update-of-ranges="Sheet4.A1:Sheet4.A1 Sheet4.A2:Sheet4.A149 Sheet4.B1:Sheet4.B1 Sheet4.B2:Sheet4.B149 Sheet4.C1:Sheet4.C1 Sheet4.C2:Sheet4.C149 Sheet4.D1:Sheet4.D1 Sheet4.D2:Sheet4.D1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325" calcext:value-type="float">
            <text:p>1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02" calcext:value-type="float">
            <text:p>2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55" calcext:value-type="float">
            <text:p>2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23" calcext:value-type="float">
            <text:p>2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7" calcext:value-type="float">
            <text:p>2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3.5953in" svg:y="0.0394in">
            <draw:object draw:notify-on-update-of-ranges="Sheet5.A1:Sheet5.A1 Sheet5.A2:Sheet5.A393 Sheet5.B1:Sheet5.B1 Sheet5.B2:Sheet5.B393 Sheet5.C1:Sheet5.C1 Sheet5.C2:Sheet5.C393 Sheet5.D1:Sheet5.D1 Sheet5.D2:Sheet5.D3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629" calcext:value-type="float">
            <text:p>1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155" calcext:value-type="float">
            <text:p>2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77" calcext:value-type="float">
            <text:p>2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73" calcext:value-type="float">
            <text:p>2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18" calcext:value-type="float">
            <text:p>2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72" calcext:value-type="float">
            <text:p>2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52" calcext:value-type="float">
            <text:p>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52" calcext:value-type="float">
            <text:p>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63" calcext:value-type="float">
            <text:p>2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49" calcext:value-type="float">
            <text:p>2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14" calcext:value-type="float">
            <text:p>2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39" calcext:value-type="float">
            <text:p>2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26" calcext:value-type="float">
            <text:p>2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90" calcext:value-type="float">
            <text:p>24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</table:table-row>
      </table:table>
      <table:table table:name="Sheet6" table:style-name="ta1">
        <table:shapes>
          <draw:frame draw:z-index="0" draw:style-name="gr1" draw:text-style-name="P1" svg:width="6.2988in" svg:height="3.5429in" svg:x="3.5953in" svg:y="0.0394in">
            <draw:object draw:notify-on-update-of-ranges="Sheet6.A1:Sheet6.A43 Sheet6.B1:Sheet6.B43 Sheet6.C1:Sheet6.C43 Sheet6.D1:Sheet6.D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39" calcext:value-type="float">
            <text:p>239</text:p>
          </table:table-cell>
          <table:table-cell office:value-type="float" office:value="1406" calcext:value-type="float">
            <text:p>1406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2" calcext:value-type="float">
            <text:p>-852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8" calcext:value-type="float">
            <text:p>-2028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42" calcext:value-type="float">
            <text:p>242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2" calcext:value-type="float">
            <text:p>-852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3" calcext:value-type="float">
            <text:p>1403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6" calcext:value-type="float">
            <text:p>-2026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8" calcext:value-type="float">
            <text:p>-2028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8" calcext:value-type="float">
            <text:p>-2028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40" calcext:value-type="float">
            <text:p>240</text:p>
          </table:table-cell>
          <table:table-cell office:value-type="float" office:value="1405" calcext:value-type="float">
            <text:p>1405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2" calcext:value-type="float">
            <text:p>-852</text:p>
          </table:table-cell>
          <table:table-cell office:value-type="float" office:value="239" calcext:value-type="float">
            <text:p>239</text:p>
          </table:table-cell>
          <table:table-cell office:value-type="float" office:value="1400" calcext:value-type="float">
            <text:p>1400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6" calcext:value-type="float">
            <text:p>-2026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238" calcext:value-type="float">
            <text:p>238</text:p>
          </table:table-cell>
          <table:table-cell office:value-type="float" office:value="1404" calcext:value-type="float">
            <text:p>1404</text:p>
          </table:table-cell>
          <table:table-cell office:value-type="float" office:value="-2028" calcext:value-type="float">
            <text:p>-2028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8" calcext:value-type="float">
            <text:p>238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8" calcext:value-type="float">
            <text:p>238</text:p>
          </table:table-cell>
          <table:table-cell office:value-type="float" office:value="1403" calcext:value-type="float">
            <text:p>1403</text:p>
          </table:table-cell>
          <table:table-cell office:value-type="float" office:value="-2028" calcext:value-type="float">
            <text:p>-2028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3" calcext:value-type="float">
            <text:p>233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8" calcext:value-type="float">
            <text:p>-2028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40" calcext:value-type="float">
            <text:p>240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8" calcext:value-type="float">
            <text:p>-2028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16380"/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239" calcext:value-type="float">
            <text:p>239</text:p>
          </table:table-cell>
          <table:table-cell office:value-type="float" office:value="1404" calcext:value-type="float">
            <text:p>1404</text:p>
          </table:table-cell>
          <table:table-cell office:value-type="float" office:value="-2027" calcext:value-type="float">
            <text:p>-2027</text:p>
          </table:table-cell>
          <table:table-cell table:number-columns-repeated="3"/>
          <table:table-cell table:style-name="ce1" table:number-columns-repeated="16377"/>
        </table:table-row>
        <table:table-row table:style-name="ro1">
          <table:table-cell table:style-name="ce1" table:formula="of:=AVERAGE([.A1:.A43])" office:value-type="float" office:value="-853.139534883721" calcext:value-type="float">
            <text:p>-853</text:p>
          </table:table-cell>
          <table:table-cell table:style-name="ce1" table:formula="of:=AVERAGE([.B1:.B43])" office:value-type="float" office:value="239.116279069767" calcext:value-type="float">
            <text:p>239</text:p>
          </table:table-cell>
          <table:table-cell table:style-name="ce1" table:formula="of:=AVERAGE([.C1:.C43])" office:value-type="float" office:value="1403.93023255814" calcext:value-type="float">
            <text:p>1404</text:p>
          </table:table-cell>
          <table:table-cell table:style-name="ce1" table:formula="of:=AVERAGE([.D1:.D43])" office:value-type="float" office:value="-2027.11627906977" calcext:value-type="float">
            <text:p>-2027</text:p>
          </table:table-cell>
          <table:table-cell table:style-name="ce1" table:number-columns-repeated="3"/>
          <table:table-cell table:number-columns-repeated="16377"/>
        </table:table-row>
      </table:table>
      <table:table table:name="Sheet7" table:style-name="ta1">
        <table:shapes>
          <draw:frame draw:z-index="0" draw:style-name="gr1" draw:text-style-name="P1" svg:width="6.2988in" svg:height="3.5429in" svg:x="4.4843in" svg:y="0.0394in">
            <draw:object draw:notify-on-update-of-ranges="Sheet7.A1:Sheet7.A1 Sheet7.A2:Sheet7.A351 Sheet7.B1:Sheet7.B1 Sheet7.B2:Sheet7.B351 Sheet7.A1:Sheet7.A1 Sheet7.A2:Sheet7.A351 Sheet7.C1:Sheet7.C1 Sheet7.C2:Sheet7.C351 Sheet7.A1:Sheet7.A1 Sheet7.A2:Sheet7.A351 Sheet7.D1:Sheet7.D1 Sheet7.D2:Sheet7.D351 Sheet7.A1:Sheet7.A1 Sheet7.A2:Sheet7.A351 Sheet7.E1:Sheet7.E1 Sheet7.E2:Sheet7.E3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-5" calcext:value-type="float">
            <text:p>-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273" calcext:value-type="float">
            <text:p>2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292" calcext:value-type="float">
            <text:p>29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314" calcext:value-type="float">
            <text:p>31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88" calcext:value-type="float">
            <text:p>188</text:p>
          </table:table-cell>
          <table:table-cell office:value-type="float" office:value="164" calcext:value-type="float">
            <text:p>164</text:p>
          </table:table-cell>
          <table:table-cell office:value-type="float" office:value="314" calcext:value-type="float">
            <text:p>31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8" calcext:value-type="float">
            <text:p>188</text:p>
          </table:table-cell>
          <table:table-cell office:value-type="float" office:value="164" calcext:value-type="float">
            <text:p>164</text:p>
          </table:table-cell>
          <table:table-cell office:value-type="float" office:value="333" calcext:value-type="float">
            <text:p>33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384" calcext:value-type="float">
            <text:p>3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260" calcext:value-type="float">
            <text:p>260</text:p>
          </table:table-cell>
          <table:table-cell office:value-type="float" office:value="229" calcext:value-type="float">
            <text:p>229</text:p>
          </table:table-cell>
          <table:table-cell office:value-type="float" office:value="384" calcext:value-type="float">
            <text:p>3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260" calcext:value-type="float">
            <text:p>260</text:p>
          </table:table-cell>
          <table:table-cell office:value-type="float" office:value="229" calcext:value-type="float">
            <text:p>229</text:p>
          </table:table-cell>
          <table:table-cell office:value-type="float" office:value="409" calcext:value-type="float">
            <text:p>40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461" calcext:value-type="float">
            <text:p>46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329" calcext:value-type="float">
            <text:p>329</text:p>
          </table:table-cell>
          <table:table-cell office:value-type="float" office:value="301" calcext:value-type="float">
            <text:p>301</text:p>
          </table:table-cell>
          <table:table-cell office:value-type="float" office:value="461" calcext:value-type="float">
            <text:p>46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329" calcext:value-type="float">
            <text:p>329</text:p>
          </table:table-cell>
          <table:table-cell office:value-type="float" office:value="301" calcext:value-type="float">
            <text:p>301</text:p>
          </table:table-cell>
          <table:table-cell office:value-type="float" office:value="491" calcext:value-type="float">
            <text:p>49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office:value-type="float" office:value="519" calcext:value-type="float">
            <text:p>51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office:value-type="float" office:value="519" calcext:value-type="float">
            <text:p>51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office:value-type="float" office:value="553" calcext:value-type="float">
            <text:p>55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17" calcext:value-type="float">
            <text:p>417</text:p>
          </table:table-cell>
          <table:table-cell office:value-type="float" office:value="408" calcext:value-type="float">
            <text:p>408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445" calcext:value-type="float">
            <text:p>445</text:p>
          </table:table-cell>
          <table:table-cell office:value-type="float" office:value="438" calcext:value-type="float">
            <text:p>438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445" calcext:value-type="float">
            <text:p>445</text:p>
          </table:table-cell>
          <table:table-cell office:value-type="float" office:value="438" calcext:value-type="float">
            <text:p>438</text:p>
          </table:table-cell>
          <table:table-cell office:value-type="float" office:value="612" calcext:value-type="float">
            <text:p>61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649" calcext:value-type="float">
            <text:p>6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  <table:table-cell office:value-type="float" office:value="649" calcext:value-type="float">
            <text:p>64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  <table:table-cell office:value-type="float" office:value="676" calcext:value-type="float">
            <text:p>67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537" calcext:value-type="float">
            <text:p>537</text:p>
          </table:table-cell>
          <table:table-cell office:value-type="float" office:value="551" calcext:value-type="float">
            <text:p>551</text:p>
          </table:table-cell>
          <table:table-cell office:value-type="float" office:value="710" calcext:value-type="float">
            <text:p>71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564" calcext:value-type="float">
            <text:p>564</text:p>
          </table:table-cell>
          <table:table-cell office:value-type="float" office:value="583" calcext:value-type="float">
            <text:p>583</text:p>
          </table:table-cell>
          <table:table-cell office:value-type="float" office:value="710" calcext:value-type="float">
            <text:p>71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564" calcext:value-type="float">
            <text:p>564</text:p>
          </table:table-cell>
          <table:table-cell office:value-type="float" office:value="583" calcext:value-type="float">
            <text:p>583</text:p>
          </table:table-cell>
          <table:table-cell office:value-type="float" office:value="743" calcext:value-type="float">
            <text:p>74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602" calcext:value-type="float">
            <text:p>602</text:p>
          </table:table-cell>
          <table:table-cell office:value-type="float" office:value="622" calcext:value-type="float">
            <text:p>622</text:p>
          </table:table-cell>
          <table:table-cell office:value-type="float" office:value="778" calcext:value-type="float">
            <text:p>77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30" calcext:value-type="float">
            <text:p>630</text:p>
          </table:table-cell>
          <table:table-cell office:value-type="float" office:value="657" calcext:value-type="float">
            <text:p>657</text:p>
          </table:table-cell>
          <table:table-cell office:value-type="float" office:value="778" calcext:value-type="float">
            <text:p>77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630" calcext:value-type="float">
            <text:p>630</text:p>
          </table:table-cell>
          <table:table-cell office:value-type="float" office:value="657" calcext:value-type="float">
            <text:p>657</text:p>
          </table:table-cell>
          <table:table-cell office:value-type="float" office:value="812" calcext:value-type="float">
            <text:p>81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672" calcext:value-type="float">
            <text:p>672</text:p>
          </table:table-cell>
          <table:table-cell office:value-type="float" office:value="706" calcext:value-type="float">
            <text:p>706</text:p>
          </table:table-cell>
          <table:table-cell office:value-type="float" office:value="856" calcext:value-type="float">
            <text:p>85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708" calcext:value-type="float">
            <text:p>708</text:p>
          </table:table-cell>
          <table:table-cell office:value-type="float" office:value="748" calcext:value-type="float">
            <text:p>748</text:p>
          </table:table-cell>
          <table:table-cell office:value-type="float" office:value="856" calcext:value-type="float">
            <text:p>85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708" calcext:value-type="float">
            <text:p>708</text:p>
          </table:table-cell>
          <table:table-cell office:value-type="float" office:value="748" calcext:value-type="float">
            <text:p>748</text:p>
          </table:table-cell>
          <table:table-cell office:value-type="float" office:value="889" calcext:value-type="float">
            <text:p>88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744" calcext:value-type="float">
            <text:p>744</text:p>
          </table:table-cell>
          <table:table-cell office:value-type="float" office:value="794" calcext:value-type="float">
            <text:p>794</text:p>
          </table:table-cell>
          <table:table-cell office:value-type="float" office:value="932" calcext:value-type="float">
            <text:p>93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776" calcext:value-type="float">
            <text:p>776</text:p>
          </table:table-cell>
          <table:table-cell office:value-type="float" office:value="836" calcext:value-type="float">
            <text:p>836</text:p>
          </table:table-cell>
          <table:table-cell office:value-type="float" office:value="932" calcext:value-type="float">
            <text:p>93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776" calcext:value-type="float">
            <text:p>776</text:p>
          </table:table-cell>
          <table:table-cell office:value-type="float" office:value="836" calcext:value-type="float">
            <text:p>836</text:p>
          </table:table-cell>
          <table:table-cell office:value-type="float" office:value="968" calcext:value-type="float">
            <text:p>96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816" calcext:value-type="float">
            <text:p>816</text:p>
          </table:table-cell>
          <table:table-cell office:value-type="float" office:value="890" calcext:value-type="float">
            <text:p>890</text:p>
          </table:table-cell>
          <table:table-cell office:value-type="float" office:value="1016" calcext:value-type="float">
            <text:p>101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850" calcext:value-type="float">
            <text:p>850</text:p>
          </table:table-cell>
          <table:table-cell office:value-type="float" office:value="936" calcext:value-type="float">
            <text:p>936</text:p>
          </table:table-cell>
          <table:table-cell office:value-type="float" office:value="1016" calcext:value-type="float">
            <text:p>101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50" calcext:value-type="float">
            <text:p>850</text:p>
          </table:table-cell>
          <table:table-cell office:value-type="float" office:value="936" calcext:value-type="float">
            <text:p>936</text:p>
          </table:table-cell>
          <table:table-cell office:value-type="float" office:value="1075" calcext:value-type="float">
            <text:p>1075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896" calcext:value-type="float">
            <text:p>896</text:p>
          </table:table-cell>
          <table:table-cell office:value-type="float" office:value="999" calcext:value-type="float">
            <text:p>999</text:p>
          </table:table-cell>
          <table:table-cell office:value-type="float" office:value="1100" calcext:value-type="float">
            <text:p>110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937" calcext:value-type="float">
            <text:p>937</text:p>
          </table:table-cell>
          <table:table-cell office:value-type="float" office:value="1051" calcext:value-type="float">
            <text:p>1051</text:p>
          </table:table-cell>
          <table:table-cell office:value-type="float" office:value="1100" calcext:value-type="float">
            <text:p>110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937" calcext:value-type="float">
            <text:p>937</text:p>
          </table:table-cell>
          <table:table-cell office:value-type="float" office:value="1051" calcext:value-type="float">
            <text:p>1051</text:p>
          </table:table-cell>
          <table:table-cell office:value-type="float" office:value="1145" calcext:value-type="float">
            <text:p>114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984" calcext:value-type="float">
            <text:p>984</text:p>
          </table:table-cell>
          <table:table-cell office:value-type="float" office:value="1107" calcext:value-type="float">
            <text:p>1107</text:p>
          </table:table-cell>
          <table:table-cell office:value-type="float" office:value="1184" calcext:value-type="float">
            <text:p>118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026" calcext:value-type="float">
            <text:p>1026</text:p>
          </table:table-cell>
          <table:table-cell office:value-type="float" office:value="1159" calcext:value-type="float">
            <text:p>1159</text:p>
          </table:table-cell>
          <table:table-cell office:value-type="float" office:value="1225" calcext:value-type="float">
            <text:p>122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1026" calcext:value-type="float">
            <text:p>1026</text:p>
          </table:table-cell>
          <table:table-cell office:value-type="float" office:value="1159" calcext:value-type="float">
            <text:p>1159</text:p>
          </table:table-cell>
          <table:table-cell office:value-type="float" office:value="1225" calcext:value-type="float">
            <text:p>122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080" calcext:value-type="float">
            <text:p>1080</text:p>
          </table:table-cell>
          <table:table-cell office:value-type="float" office:value="1221" calcext:value-type="float">
            <text:p>1221</text:p>
          </table:table-cell>
          <table:table-cell office:value-type="float" office:value="1271" calcext:value-type="float">
            <text:p>127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float" office:value="1271" calcext:value-type="float">
            <text:p>127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124" calcext:value-type="float">
            <text:p>1124</text:p>
          </table:table-cell>
          <table:table-cell office:value-type="float" office:value="1271" calcext:value-type="float">
            <text:p>1271</text:p>
          </table:table-cell>
          <table:table-cell office:value-type="float" office:value="1308" calcext:value-type="float">
            <text:p>1308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81" calcext:value-type="float">
            <text:p>1181</text:p>
          </table:table-cell>
          <table:table-cell office:value-type="float" office:value="1343" calcext:value-type="float">
            <text:p>1343</text:p>
          </table:table-cell>
          <table:table-cell office:value-type="float" office:value="1356" calcext:value-type="float">
            <text:p>135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230" calcext:value-type="float">
            <text:p>1230</text:p>
          </table:table-cell>
          <table:table-cell office:value-type="float" office:value="1407" calcext:value-type="float">
            <text:p>1407</text:p>
          </table:table-cell>
          <table:table-cell office:value-type="float" office:value="1356" calcext:value-type="float">
            <text:p>135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230" calcext:value-type="float">
            <text:p>1230</text:p>
          </table:table-cell>
          <table:table-cell office:value-type="float" office:value="1407" calcext:value-type="float">
            <text:p>1407</text:p>
          </table:table-cell>
          <table:table-cell office:value-type="float" office:value="1391" calcext:value-type="float">
            <text:p>1391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285" calcext:value-type="float">
            <text:p>1285</text:p>
          </table:table-cell>
          <table:table-cell office:value-type="float" office:value="1484" calcext:value-type="float">
            <text:p>1484</text:p>
          </table:table-cell>
          <table:table-cell office:value-type="float" office:value="1435" calcext:value-type="float">
            <text:p>1435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1332" calcext:value-type="float">
            <text:p>1332</text:p>
          </table:table-cell>
          <table:table-cell office:value-type="float" office:value="1539" calcext:value-type="float">
            <text:p>1539</text:p>
          </table:table-cell>
          <table:table-cell office:value-type="float" office:value="1435" calcext:value-type="float">
            <text:p>1435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332" calcext:value-type="float">
            <text:p>1332</text:p>
          </table:table-cell>
          <table:table-cell office:value-type="float" office:value="1539" calcext:value-type="float">
            <text:p>1539</text:p>
          </table:table-cell>
          <table:table-cell office:value-type="float" office:value="1475" calcext:value-type="float">
            <text:p>1475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399" calcext:value-type="float">
            <text:p>1399</text:p>
          </table:table-cell>
          <table:table-cell office:value-type="float" office:value="1614" calcext:value-type="float">
            <text:p>1614</text:p>
          </table:table-cell>
          <table:table-cell office:value-type="float" office:value="1527" calcext:value-type="float">
            <text:p>152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1454" calcext:value-type="float">
            <text:p>1454</text:p>
          </table:table-cell>
          <table:table-cell office:value-type="float" office:value="1670" calcext:value-type="float">
            <text:p>1670</text:p>
          </table:table-cell>
          <table:table-cell office:value-type="float" office:value="1527" calcext:value-type="float">
            <text:p>152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1454" calcext:value-type="float">
            <text:p>1454</text:p>
          </table:table-cell>
          <table:table-cell office:value-type="float" office:value="1670" calcext:value-type="float">
            <text:p>1670</text:p>
          </table:table-cell>
          <table:table-cell office:value-type="float" office:value="1570" calcext:value-type="float">
            <text:p>157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529" calcext:value-type="float">
            <text:p>1529</text:p>
          </table:table-cell>
          <table:table-cell office:value-type="float" office:value="1734" calcext:value-type="float">
            <text:p>1734</text:p>
          </table:table-cell>
          <table:table-cell office:value-type="float" office:value="1630" calcext:value-type="float">
            <text:p>163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90" calcext:value-type="float">
            <text:p>1590</text:p>
          </table:table-cell>
          <table:table-cell office:value-type="float" office:value="1788" calcext:value-type="float">
            <text:p>1788</text:p>
          </table:table-cell>
          <table:table-cell office:value-type="float" office:value="1630" calcext:value-type="float">
            <text:p>163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1590" calcext:value-type="float">
            <text:p>1590</text:p>
          </table:table-cell>
          <table:table-cell office:value-type="float" office:value="1788" calcext:value-type="float">
            <text:p>1788</text:p>
          </table:table-cell>
          <table:table-cell office:value-type="float" office:value="1674" calcext:value-type="float">
            <text:p>167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664" calcext:value-type="float">
            <text:p>1664</text:p>
          </table:table-cell>
          <table:table-cell office:value-type="float" office:value="1857" calcext:value-type="float">
            <text:p>1857</text:p>
          </table:table-cell>
          <table:table-cell office:value-type="float" office:value="1735" calcext:value-type="float">
            <text:p>1735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1726" calcext:value-type="float">
            <text:p>1726</text:p>
          </table:table-cell>
          <table:table-cell office:value-type="float" office:value="1907" calcext:value-type="float">
            <text:p>1907</text:p>
          </table:table-cell>
          <table:table-cell office:value-type="float" office:value="1735" calcext:value-type="float">
            <text:p>1735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1726" calcext:value-type="float">
            <text:p>1726</text:p>
          </table:table-cell>
          <table:table-cell office:value-type="float" office:value="1907" calcext:value-type="float">
            <text:p>1907</text:p>
          </table:table-cell>
          <table:table-cell office:value-type="float" office:value="1784" calcext:value-type="float">
            <text:p>1784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803" calcext:value-type="float">
            <text:p>1803</text:p>
          </table:table-cell>
          <table:table-cell office:value-type="float" office:value="1978" calcext:value-type="float">
            <text:p>1978</text:p>
          </table:table-cell>
          <table:table-cell office:value-type="float" office:value="1841" calcext:value-type="float">
            <text:p>1841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1864" calcext:value-type="float">
            <text:p>1864</text:p>
          </table:table-cell>
          <table:table-cell office:value-type="float" office:value="2028" calcext:value-type="float">
            <text:p>2028</text:p>
          </table:table-cell>
          <table:table-cell office:value-type="float" office:value="1841" calcext:value-type="float">
            <text:p>1841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864" calcext:value-type="float">
            <text:p>1864</text:p>
          </table:table-cell>
          <table:table-cell office:value-type="float" office:value="2028" calcext:value-type="float">
            <text:p>2028</text:p>
          </table:table-cell>
          <table:table-cell office:value-type="float" office:value="1893" calcext:value-type="float">
            <text:p>189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941" calcext:value-type="float">
            <text:p>1941</text:p>
          </table:table-cell>
          <table:table-cell office:value-type="float" office:value="2100" calcext:value-type="float">
            <text:p>2100</text:p>
          </table:table-cell>
          <table:table-cell office:value-type="float" office:value="1957" calcext:value-type="float">
            <text:p>195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1941" calcext:value-type="float">
            <text:p>1941</text:p>
          </table:table-cell>
          <table:table-cell office:value-type="float" office:value="2100" calcext:value-type="float">
            <text:p>2100</text:p>
          </table:table-cell>
          <table:table-cell office:value-type="float" office:value="1957" calcext:value-type="float">
            <text:p>195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014" calcext:value-type="float">
            <text:p>2014</text:p>
          </table:table-cell>
          <table:table-cell office:value-type="float" office:value="2158" calcext:value-type="float">
            <text:p>2158</text:p>
          </table:table-cell>
          <table:table-cell office:value-type="float" office:value="2010" calcext:value-type="float">
            <text:p>2010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2082" calcext:value-type="float">
            <text:p>2082</text:p>
          </table:table-cell>
          <table:table-cell office:value-type="float" office:value="2215" calcext:value-type="float">
            <text:p>2215</text:p>
          </table:table-cell>
          <table:table-cell office:value-type="float" office:value="2066" calcext:value-type="float">
            <text:p>206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2149" calcext:value-type="float">
            <text:p>2149</text:p>
          </table:table-cell>
          <table:table-cell office:value-type="float" office:value="-2220" calcext:value-type="float">
            <text:p>-2220</text:p>
          </table:table-cell>
          <table:table-cell office:value-type="float" office:value="2066" calcext:value-type="float">
            <text:p>206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2149" calcext:value-type="float">
            <text:p>2149</text:p>
          </table:table-cell>
          <table:table-cell office:value-type="float" office:value="-2220" calcext:value-type="float">
            <text:p>-2220</text:p>
          </table:table-cell>
          <table:table-cell office:value-type="float" office:value="2121" calcext:value-type="float">
            <text:p>2121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2229" calcext:value-type="float">
            <text:p>2229</text:p>
          </table:table-cell>
          <table:table-cell office:value-type="float" office:value="-2145" calcext:value-type="float">
            <text:p>-2145</text:p>
          </table:table-cell>
          <table:table-cell office:value-type="float" office:value="2186" calcext:value-type="float">
            <text:p>218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2201" calcext:value-type="float">
            <text:p>-2201</text:p>
          </table:table-cell>
          <table:table-cell office:value-type="float" office:value="-2089" calcext:value-type="float">
            <text:p>-2089</text:p>
          </table:table-cell>
          <table:table-cell office:value-type="float" office:value="2186" calcext:value-type="float">
            <text:p>218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2201" calcext:value-type="float">
            <text:p>-2201</text:p>
          </table:table-cell>
          <table:table-cell office:value-type="float" office:value="-2089" calcext:value-type="float">
            <text:p>-2089</text:p>
          </table:table-cell>
          <table:table-cell office:value-type="float" office:value="2239" calcext:value-type="float">
            <text:p>2239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-2119" calcext:value-type="float">
            <text:p>-2119</text:p>
          </table:table-cell>
          <table:table-cell office:value-type="float" office:value="-2017" calcext:value-type="float">
            <text:p>-2017</text:p>
          </table:table-cell>
          <table:table-cell office:value-type="float" office:value="-2189" calcext:value-type="float">
            <text:p>-2189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-2060" calcext:value-type="float">
            <text:p>-2060</text:p>
          </table:table-cell>
          <table:table-cell office:value-type="float" office:value="-1958" calcext:value-type="float">
            <text:p>-1958</text:p>
          </table:table-cell>
          <table:table-cell office:value-type="float" office:value="-2189" calcext:value-type="float">
            <text:p>-2189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-2060" calcext:value-type="float">
            <text:p>-2060</text:p>
          </table:table-cell>
          <table:table-cell office:value-type="float" office:value="-1958" calcext:value-type="float">
            <text:p>-1958</text:p>
          </table:table-cell>
          <table:table-cell office:value-type="float" office:value="-2136" calcext:value-type="float">
            <text:p>-2136</text:p>
          </table:table-cell>
          <table:table-cell office:value-type="float" office:value="-2236" calcext:value-type="float">
            <text:p>-223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1990" calcext:value-type="float">
            <text:p>-1990</text:p>
          </table:table-cell>
          <table:table-cell office:value-type="float" office:value="-1884" calcext:value-type="float">
            <text:p>-1884</text:p>
          </table:table-cell>
          <table:table-cell office:value-type="float" office:value="-2068" calcext:value-type="float">
            <text:p>-2068</text:p>
          </table:table-cell>
          <table:table-cell office:value-type="float" office:value="-2173" calcext:value-type="float">
            <text:p>-2173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1933" calcext:value-type="float">
            <text:p>-1933</text:p>
          </table:table-cell>
          <table:table-cell office:value-type="float" office:value="-1822" calcext:value-type="float">
            <text:p>-1822</text:p>
          </table:table-cell>
          <table:table-cell office:value-type="float" office:value="-2068" calcext:value-type="float">
            <text:p>-2068</text:p>
          </table:table-cell>
          <table:table-cell office:value-type="float" office:value="-2173" calcext:value-type="float">
            <text:p>-2173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-1933" calcext:value-type="float">
            <text:p>-1933</text:p>
          </table:table-cell>
          <table:table-cell office:value-type="float" office:value="-1822" calcext:value-type="float">
            <text:p>-1822</text:p>
          </table:table-cell>
          <table:table-cell office:value-type="float" office:value="-2011" calcext:value-type="float">
            <text:p>-2011</text:p>
          </table:table-cell>
          <table:table-cell office:value-type="float" office:value="-2118" calcext:value-type="float">
            <text:p>-2118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1874" calcext:value-type="float">
            <text:p>-1874</text:p>
          </table:table-cell>
          <table:table-cell office:value-type="float" office:value="-1745" calcext:value-type="float">
            <text:p>-1745</text:p>
          </table:table-cell>
          <table:table-cell office:value-type="float" office:value="-1945" calcext:value-type="float">
            <text:p>-1945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1824" calcext:value-type="float">
            <text:p>-1824</text:p>
          </table:table-cell>
          <table:table-cell office:value-type="float" office:value="-1687" calcext:value-type="float">
            <text:p>-1687</text:p>
          </table:table-cell>
          <table:table-cell office:value-type="float" office:value="-1945" calcext:value-type="float">
            <text:p>-1945</text:p>
          </table:table-cell>
          <table:table-cell office:value-type="float" office:value="-2057" calcext:value-type="float">
            <text:p>-205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1824" calcext:value-type="float">
            <text:p>-1824</text:p>
          </table:table-cell>
          <table:table-cell office:value-type="float" office:value="-1687" calcext:value-type="float">
            <text:p>-1687</text:p>
          </table:table-cell>
          <table:table-cell office:value-type="float" office:value="-1893" calcext:value-type="float">
            <text:p>-1893</text:p>
          </table:table-cell>
          <table:table-cell office:value-type="float" office:value="-2004" calcext:value-type="float">
            <text:p>-200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-1759" calcext:value-type="float">
            <text:p>-1759</text:p>
          </table:table-cell>
          <table:table-cell office:value-type="float" office:value="-1613" calcext:value-type="float">
            <text:p>-1613</text:p>
          </table:table-cell>
          <table:table-cell office:value-type="float" office:value="-1821" calcext:value-type="float">
            <text:p>-1821</text:p>
          </table:table-cell>
          <table:table-cell office:value-type="float" office:value="-1942" calcext:value-type="float">
            <text:p>-1942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-1704" calcext:value-type="float">
            <text:p>-1704</text:p>
          </table:table-cell>
          <table:table-cell office:value-type="float" office:value="-1558" calcext:value-type="float">
            <text:p>-1558</text:p>
          </table:table-cell>
          <table:table-cell office:value-type="float" office:value="-1821" calcext:value-type="float">
            <text:p>-1821</text:p>
          </table:table-cell>
          <table:table-cell office:value-type="float" office:value="-1942" calcext:value-type="float">
            <text:p>-194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1704" calcext:value-type="float">
            <text:p>-1704</text:p>
          </table:table-cell>
          <table:table-cell office:value-type="float" office:value="-1558" calcext:value-type="float">
            <text:p>-1558</text:p>
          </table:table-cell>
          <table:table-cell office:value-type="float" office:value="-1762" calcext:value-type="float">
            <text:p>-1762</text:p>
          </table:table-cell>
          <table:table-cell office:value-type="float" office:value="-1890" calcext:value-type="float">
            <text:p>-1890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1640" calcext:value-type="float">
            <text:p>-1640</text:p>
          </table:table-cell>
          <table:table-cell office:value-type="float" office:value="-1494" calcext:value-type="float">
            <text:p>-1494</text:p>
          </table:table-cell>
          <table:table-cell office:value-type="float" office:value="-1677" calcext:value-type="float">
            <text:p>-1677</text:p>
          </table:table-cell>
          <table:table-cell office:value-type="float" office:value="-1827" calcext:value-type="float">
            <text:p>-18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582" calcext:value-type="float">
            <text:p>-1582</text:p>
          </table:table-cell>
          <table:table-cell office:value-type="float" office:value="-1442" calcext:value-type="float">
            <text:p>-1442</text:p>
          </table:table-cell>
          <table:table-cell office:value-type="float" office:value="-1677" calcext:value-type="float">
            <text:p>-1677</text:p>
          </table:table-cell>
          <table:table-cell office:value-type="float" office:value="-1827" calcext:value-type="float">
            <text:p>-182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1582" calcext:value-type="float">
            <text:p>-1582</text:p>
          </table:table-cell>
          <table:table-cell office:value-type="float" office:value="-1442" calcext:value-type="float">
            <text:p>-1442</text:p>
          </table:table-cell>
          <table:table-cell office:value-type="float" office:value="-1609" calcext:value-type="float">
            <text:p>-1609</text:p>
          </table:table-cell>
          <table:table-cell office:value-type="float" office:value="-1771" calcext:value-type="float">
            <text:p>-177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1514" calcext:value-type="float">
            <text:p>-1514</text:p>
          </table:table-cell>
          <table:table-cell office:value-type="float" office:value="-1380" calcext:value-type="float">
            <text:p>-1380</text:p>
          </table:table-cell>
          <table:table-cell office:value-type="float" office:value="-1526" calcext:value-type="float">
            <text:p>-1526</text:p>
          </table:table-cell>
          <table:table-cell office:value-type="float" office:value="-1708" calcext:value-type="float">
            <text:p>-1708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1454" calcext:value-type="float">
            <text:p>-1454</text:p>
          </table:table-cell>
          <table:table-cell office:value-type="float" office:value="-1325" calcext:value-type="float">
            <text:p>-1325</text:p>
          </table:table-cell>
          <table:table-cell office:value-type="float" office:value="-1526" calcext:value-type="float">
            <text:p>-1526</text:p>
          </table:table-cell>
          <table:table-cell office:value-type="float" office:value="-1708" calcext:value-type="float">
            <text:p>-1708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-1454" calcext:value-type="float">
            <text:p>-1454</text:p>
          </table:table-cell>
          <table:table-cell office:value-type="float" office:value="-1325" calcext:value-type="float">
            <text:p>-1325</text:p>
          </table:table-cell>
          <table:table-cell office:value-type="float" office:value="-1455" calcext:value-type="float">
            <text:p>-1455</text:p>
          </table:table-cell>
          <table:table-cell office:value-type="float" office:value="-1651" calcext:value-type="float">
            <text:p>-165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1383" calcext:value-type="float">
            <text:p>-1383</text:p>
          </table:table-cell>
          <table:table-cell office:value-type="float" office:value="-1254" calcext:value-type="float">
            <text:p>-1254</text:p>
          </table:table-cell>
          <table:table-cell office:value-type="float" office:value="-1360" calcext:value-type="float">
            <text:p>-1360</text:p>
          </table:table-cell>
          <table:table-cell office:value-type="float" office:value="-1581" calcext:value-type="float">
            <text:p>-1581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1324" calcext:value-type="float">
            <text:p>-1324</text:p>
          </table:table-cell>
          <table:table-cell office:value-type="float" office:value="-1199" calcext:value-type="float">
            <text:p>-1199</text:p>
          </table:table-cell>
          <table:table-cell office:value-type="float" office:value="-1360" calcext:value-type="float">
            <text:p>-1360</text:p>
          </table:table-cell>
          <table:table-cell office:value-type="float" office:value="-1581" calcext:value-type="float">
            <text:p>-1581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1324" calcext:value-type="float">
            <text:p>-1324</text:p>
          </table:table-cell>
          <table:table-cell office:value-type="float" office:value="-1199" calcext:value-type="float">
            <text:p>-1199</text:p>
          </table:table-cell>
          <table:table-cell office:value-type="float" office:value="-1293" calcext:value-type="float">
            <text:p>-1293</text:p>
          </table:table-cell>
          <table:table-cell office:value-type="float" office:value="-1527" calcext:value-type="float">
            <text:p>-1527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1253" calcext:value-type="float">
            <text:p>-1253</text:p>
          </table:table-cell>
          <table:table-cell office:value-type="float" office:value="-1128" calcext:value-type="float">
            <text:p>-1128</text:p>
          </table:table-cell>
          <table:table-cell office:value-type="float" office:value="-1204" calcext:value-type="float">
            <text:p>-1204</text:p>
          </table:table-cell>
          <table:table-cell office:value-type="float" office:value="-1452" calcext:value-type="float">
            <text:p>-1452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-1191" calcext:value-type="float">
            <text:p>-1191</text:p>
          </table:table-cell>
          <table:table-cell office:value-type="float" office:value="-1080" calcext:value-type="float">
            <text:p>-1080</text:p>
          </table:table-cell>
          <table:table-cell office:value-type="float" office:value="-1204" calcext:value-type="float">
            <text:p>-1204</text:p>
          </table:table-cell>
          <table:table-cell office:value-type="float" office:value="-1452" calcext:value-type="float">
            <text:p>-14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1191" calcext:value-type="float">
            <text:p>-1191</text:p>
          </table:table-cell>
          <table:table-cell office:value-type="float" office:value="-1080" calcext:value-type="float">
            <text:p>-1080</text:p>
          </table:table-cell>
          <table:table-cell office:value-type="float" office:value="-1129" calcext:value-type="float">
            <text:p>-1129</text:p>
          </table:table-cell>
          <table:table-cell office:value-type="float" office:value="-1388" calcext:value-type="float">
            <text:p>-1388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1114" calcext:value-type="float">
            <text:p>-1114</text:p>
          </table:table-cell>
          <table:table-cell office:value-type="float" office:value="-1014" calcext:value-type="float">
            <text:p>-1014</text:p>
          </table:table-cell>
          <table:table-cell office:value-type="float" office:value="-1040" calcext:value-type="float">
            <text:p>-1040</text:p>
          </table:table-cell>
          <table:table-cell office:value-type="float" office:value="-1310" calcext:value-type="float">
            <text:p>-1310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-1046" calcext:value-type="float">
            <text:p>-1046</text:p>
          </table:table-cell>
          <table:table-cell office:value-type="float" office:value="-957" calcext:value-type="float">
            <text:p>-957</text:p>
          </table:table-cell>
          <table:table-cell office:value-type="float" office:value="-960" calcext:value-type="float">
            <text:p>-960</text:p>
          </table:table-cell>
          <table:table-cell office:value-type="float" office:value="-1233" calcext:value-type="float">
            <text:p>-1233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1046" calcext:value-type="float">
            <text:p>-1046</text:p>
          </table:table-cell>
          <table:table-cell office:value-type="float" office:value="-957" calcext:value-type="float">
            <text:p>-957</text:p>
          </table:table-cell>
          <table:table-cell office:value-type="float" office:value="-960" calcext:value-type="float">
            <text:p>-960</text:p>
          </table:table-cell>
          <table:table-cell office:value-type="float" office:value="-1233" calcext:value-type="float">
            <text:p>-1233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960" calcext:value-type="float">
            <text:p>-960</text:p>
          </table:table-cell>
          <table:table-cell office:value-type="float" office:value="-885" calcext:value-type="float">
            <text:p>-885</text:p>
          </table:table-cell>
          <table:table-cell office:value-type="float" office:value="-859" calcext:value-type="float">
            <text:p>-859</text:p>
          </table:table-cell>
          <table:table-cell office:value-type="float" office:value="-1137" calcext:value-type="float">
            <text:p>-113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890" calcext:value-type="float">
            <text:p>-890</text:p>
          </table:table-cell>
          <table:table-cell office:value-type="float" office:value="-827" calcext:value-type="float">
            <text:p>-827</text:p>
          </table:table-cell>
          <table:table-cell office:value-type="float" office:value="-859" calcext:value-type="float">
            <text:p>-859</text:p>
          </table:table-cell>
          <table:table-cell office:value-type="float" office:value="-1137" calcext:value-type="float">
            <text:p>-1137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890" calcext:value-type="float">
            <text:p>-890</text:p>
          </table:table-cell>
          <table:table-cell office:value-type="float" office:value="-827" calcext:value-type="float">
            <text:p>-827</text:p>
          </table:table-cell>
          <table:table-cell office:value-type="float" office:value="-785" calcext:value-type="float">
            <text:p>-785</text:p>
          </table:table-cell>
          <table:table-cell office:value-type="float" office:value="-1063" calcext:value-type="float">
            <text:p>-1063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802" calcext:value-type="float">
            <text:p>-802</text:p>
          </table:table-cell>
          <table:table-cell office:value-type="float" office:value="-767" calcext:value-type="float">
            <text:p>-767</text:p>
          </table:table-cell>
          <table:table-cell office:value-type="float" office:value="-690" calcext:value-type="float">
            <text:p>-690</text:p>
          </table:table-cell>
          <table:table-cell office:value-type="float" office:value="-979" calcext:value-type="float">
            <text:p>-979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-723" calcext:value-type="float">
            <text:p>-723</text:p>
          </table:table-cell>
          <table:table-cell office:value-type="float" office:value="-719" calcext:value-type="float">
            <text:p>-719</text:p>
          </table:table-cell>
          <table:table-cell office:value-type="float" office:value="-690" calcext:value-type="float">
            <text:p>-690</text:p>
          </table:table-cell>
          <table:table-cell office:value-type="float" office:value="-979" calcext:value-type="float">
            <text:p>-979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723" calcext:value-type="float">
            <text:p>-723</text:p>
          </table:table-cell>
          <table:table-cell office:value-type="float" office:value="-719" calcext:value-type="float">
            <text:p>-719</text:p>
          </table:table-cell>
          <table:table-cell office:value-type="float" office:value="-603" calcext:value-type="float">
            <text:p>-603</text:p>
          </table:table-cell>
          <table:table-cell office:value-type="float" office:value="-904" calcext:value-type="float">
            <text:p>-9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635" calcext:value-type="float">
            <text:p>-635</text:p>
          </table:table-cell>
          <table:table-cell office:value-type="float" office:value="-658" calcext:value-type="float">
            <text:p>-658</text:p>
          </table:table-cell>
          <table:table-cell office:value-type="float" office:value="-506" calcext:value-type="float">
            <text:p>-506</text:p>
          </table:table-cell>
          <table:table-cell office:value-type="float" office:value="-822" calcext:value-type="float">
            <text:p>-822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561" calcext:value-type="float">
            <text:p>-561</text:p>
          </table:table-cell>
          <table:table-cell office:value-type="float" office:value="-600" calcext:value-type="float">
            <text:p>-600</text:p>
          </table:table-cell>
          <table:table-cell office:value-type="float" office:value="-506" calcext:value-type="float">
            <text:p>-506</text:p>
          </table:table-cell>
          <table:table-cell office:value-type="float" office:value="-822" calcext:value-type="float">
            <text:p>-822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561" calcext:value-type="float">
            <text:p>-561</text:p>
          </table:table-cell>
          <table:table-cell office:value-type="float" office:value="-600" calcext:value-type="float">
            <text:p>-600</text:p>
          </table:table-cell>
          <table:table-cell office:value-type="float" office:value="-424" calcext:value-type="float">
            <text:p>-424</text:p>
          </table:table-cell>
          <table:table-cell office:value-type="float" office:value="-759" calcext:value-type="float">
            <text:p>-759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472" calcext:value-type="float">
            <text:p>-472</text:p>
          </table:table-cell>
          <table:table-cell office:value-type="float" office:value="-536" calcext:value-type="float">
            <text:p>-536</text:p>
          </table:table-cell>
          <table:table-cell office:value-type="float" office:value="-314" calcext:value-type="float">
            <text:p>-314</text:p>
          </table:table-cell>
          <table:table-cell office:value-type="float" office:value="-682" calcext:value-type="float">
            <text:p>-682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-404" calcext:value-type="float">
            <text:p>-404</text:p>
          </table:table-cell>
          <table:table-cell office:value-type="float" office:value="-471" calcext:value-type="float">
            <text:p>-471</text:p>
          </table:table-cell>
          <table:table-cell office:value-type="float" office:value="-314" calcext:value-type="float">
            <text:p>-314</text:p>
          </table:table-cell>
          <table:table-cell office:value-type="float" office:value="-682" calcext:value-type="float">
            <text:p>-68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404" calcext:value-type="float">
            <text:p>-404</text:p>
          </table:table-cell>
          <table:table-cell office:value-type="float" office:value="-471" calcext:value-type="float">
            <text:p>-471</text:p>
          </table:table-cell>
          <table:table-cell office:value-type="float" office:value="-227" calcext:value-type="float">
            <text:p>-227</text:p>
          </table:table-cell>
          <table:table-cell office:value-type="float" office:value="-621" calcext:value-type="float">
            <text:p>-62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326" calcext:value-type="float">
            <text:p>-326</text:p>
          </table:table-cell>
          <table:table-cell office:value-type="float" office:value="-395" calcext:value-type="float">
            <text:p>-395</text:p>
          </table:table-cell>
          <table:table-cell office:value-type="float" office:value="-132" calcext:value-type="float">
            <text:p>-132</text:p>
          </table:table-cell>
          <table:table-cell office:value-type="float" office:value="-554" calcext:value-type="float">
            <text:p>-55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257" calcext:value-type="float">
            <text:p>-257</text:p>
          </table:table-cell>
          <table:table-cell office:value-type="float" office:value="-328" calcext:value-type="float">
            <text:p>-328</text:p>
          </table:table-cell>
          <table:table-cell office:value-type="float" office:value="-132" calcext:value-type="float">
            <text:p>-132</text:p>
          </table:table-cell>
          <table:table-cell office:value-type="float" office:value="-554" calcext:value-type="float">
            <text:p>-554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257" calcext:value-type="float">
            <text:p>-257</text:p>
          </table:table-cell>
          <table:table-cell office:value-type="float" office:value="-328" calcext:value-type="float">
            <text:p>-328</text:p>
          </table:table-cell>
          <table:table-cell office:value-type="float" office:value="-41" calcext:value-type="float">
            <text:p>-41</text:p>
          </table:table-cell>
          <table:table-cell office:value-type="float" office:value="-489" calcext:value-type="float">
            <text:p>-489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175" calcext:value-type="float">
            <text:p>-175</text:p>
          </table:table-cell>
          <table:table-cell office:value-type="float" office:value="-256" calcext:value-type="float">
            <text:p>-256</text:p>
          </table:table-cell>
          <table:table-cell office:value-type="float" office:value="65" calcext:value-type="float">
            <text:p>65</text:p>
          </table:table-cell>
          <table:table-cell office:value-type="float" office:value="-423" calcext:value-type="float">
            <text:p>-42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90" calcext:value-type="float">
            <text:p>-90</text:p>
          </table:table-cell>
          <table:table-cell office:value-type="float" office:value="-204" calcext:value-type="float">
            <text:p>-204</text:p>
          </table:table-cell>
          <table:table-cell office:value-type="float" office:value="65" calcext:value-type="float">
            <text:p>65</text:p>
          </table:table-cell>
          <table:table-cell office:value-type="float" office:value="-423" calcext:value-type="float">
            <text:p>-423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90" calcext:value-type="float">
            <text:p>-90</text:p>
          </table:table-cell>
          <table:table-cell office:value-type="float" office:value="-204" calcext:value-type="float">
            <text:p>-204</text:p>
          </table:table-cell>
          <table:table-cell office:value-type="float" office:value="162" calcext:value-type="float">
            <text:p>162</text:p>
          </table:table-cell>
          <table:table-cell office:value-type="float" office:value="-346" calcext:value-type="float">
            <text:p>-346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13" calcext:value-type="float">
            <text:p>13</text:p>
          </table:table-cell>
          <table:table-cell office:value-type="float" office:value="-143" calcext:value-type="float">
            <text:p>-143</text:p>
          </table:table-cell>
          <table:table-cell office:value-type="float" office:value="286" calcext:value-type="float">
            <text:p>286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100" calcext:value-type="float">
            <text:p>100</text:p>
          </table:table-cell>
          <table:table-cell office:value-type="float" office:value="-88" calcext:value-type="float">
            <text:p>-88</text:p>
          </table:table-cell>
          <table:table-cell office:value-type="float" office:value="286" calcext:value-type="float">
            <text:p>286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100" calcext:value-type="float">
            <text:p>100</text:p>
          </table:table-cell>
          <table:table-cell office:value-type="float" office:value="-88" calcext:value-type="float">
            <text:p>-88</text:p>
          </table:table-cell>
          <table:table-cell office:value-type="float" office:value="371" calcext:value-type="float">
            <text:p>371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87" calcext:value-type="float">
            <text:p>187</text:p>
          </table:table-cell>
          <table:table-cell office:value-type="float" office:value="-24" calcext:value-type="float">
            <text:p>-24</text:p>
          </table:table-cell>
          <table:table-cell office:value-type="float" office:value="511" calcext:value-type="float">
            <text:p>511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511" calcext:value-type="float">
            <text:p>511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592" calcext:value-type="float">
            <text:p>59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357" calcext:value-type="float">
            <text:p>357</text:p>
          </table:table-cell>
          <table:table-cell office:value-type="float" office:value="119" calcext:value-type="float">
            <text:p>119</text:p>
          </table:table-cell>
          <table:table-cell office:value-type="float" office:value="690" calcext:value-type="float">
            <text:p>6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439" calcext:value-type="float">
            <text:p>439</text:p>
          </table:table-cell>
          <table:table-cell office:value-type="float" office:value="184" calcext:value-type="float">
            <text:p>184</text:p>
          </table:table-cell>
          <table:table-cell office:value-type="float" office:value="690" calcext:value-type="float">
            <text:p>6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39" calcext:value-type="float">
            <text:p>439</text:p>
          </table:table-cell>
          <table:table-cell office:value-type="float" office:value="184" calcext:value-type="float">
            <text:p>184</text:p>
          </table:table-cell>
          <table:table-cell office:value-type="float" office:value="783" calcext:value-type="float">
            <text:p>78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536" calcext:value-type="float">
            <text:p>536</text:p>
          </table:table-cell>
          <table:table-cell office:value-type="float" office:value="265" calcext:value-type="float">
            <text:p>265</text:p>
          </table:table-cell>
          <table:table-cell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615" calcext:value-type="float">
            <text:p>615</text:p>
          </table:table-cell>
          <table:table-cell office:value-type="float" office:value="331" calcext:value-type="float">
            <text:p>331</text:p>
          </table:table-cell>
          <table:table-cell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615" calcext:value-type="float">
            <text:p>615</text:p>
          </table:table-cell>
          <table:table-cell office:value-type="float" office:value="331" calcext:value-type="float">
            <text:p>331</text:p>
          </table:table-cell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719" calcext:value-type="float">
            <text:p>719</text:p>
          </table:table-cell>
          <table:table-cell office:value-type="float" office:value="417" calcext:value-type="float">
            <text:p>417</text:p>
          </table:table-cell>
          <table:table-cell office:value-type="float" office:value="1093" calcext:value-type="float">
            <text:p>109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798" calcext:value-type="float">
            <text:p>798</text:p>
          </table:table-cell>
          <table:table-cell office:value-type="float" office:value="480" calcext:value-type="float">
            <text:p>480</text:p>
          </table:table-cell>
          <table:table-cell office:value-type="float" office:value="1093" calcext:value-type="float">
            <text:p>109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798" calcext:value-type="float">
            <text:p>798</text:p>
          </table:table-cell>
          <table:table-cell office:value-type="float" office:value="480" calcext:value-type="float">
            <text:p>480</text:p>
          </table:table-cell>
          <table:table-cell office:value-type="float" office:value="1191" calcext:value-type="float">
            <text:p>119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899" calcext:value-type="float">
            <text:p>899</text:p>
          </table:table-cell>
          <table:table-cell office:value-type="float" office:value="564" calcext:value-type="float">
            <text:p>564</text:p>
          </table:table-cell>
          <table:table-cell office:value-type="float" office:value="1308" calcext:value-type="float">
            <text:p>130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987" calcext:value-type="float">
            <text:p>987</text:p>
          </table:table-cell>
          <table:table-cell office:value-type="float" office:value="632" calcext:value-type="float">
            <text:p>632</text:p>
          </table:table-cell>
          <table:table-cell office:value-type="float" office:value="1308" calcext:value-type="float">
            <text:p>130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987" calcext:value-type="float">
            <text:p>987</text:p>
          </table:table-cell>
          <table:table-cell office:value-type="float" office:value="632" calcext:value-type="float">
            <text:p>632</text:p>
          </table:table-cell>
          <table:table-cell office:value-type="float" office:value="1396" calcext:value-type="float">
            <text:p>139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94" calcext:value-type="float">
            <text:p>1094</text:p>
          </table:table-cell>
          <table:table-cell office:value-type="float" office:value="721" calcext:value-type="float">
            <text:p>721</text:p>
          </table:table-cell>
          <table:table-cell office:value-type="float" office:value="1512" calcext:value-type="float">
            <text:p>151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1180" calcext:value-type="float">
            <text:p>1180</text:p>
          </table:table-cell>
          <table:table-cell office:value-type="float" office:value="799" calcext:value-type="float">
            <text:p>799</text:p>
          </table:table-cell>
          <table:table-cell office:value-type="float" office:value="1512" calcext:value-type="float">
            <text:p>151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180" calcext:value-type="float">
            <text:p>1180</text:p>
          </table:table-cell>
          <table:table-cell office:value-type="float" office:value="799" calcext:value-type="float">
            <text:p>799</text:p>
          </table:table-cell>
          <table:table-cell office:value-type="float" office:value="1605" calcext:value-type="float">
            <text:p>160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288" calcext:value-type="float">
            <text:p>1288</text:p>
          </table:table-cell>
          <table:table-cell office:value-type="float" office:value="891" calcext:value-type="float">
            <text:p>891</text:p>
          </table:table-cell>
          <table:table-cell office:value-type="float" office:value="1716" calcext:value-type="float">
            <text:p>171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1288" calcext:value-type="float">
            <text:p>1288</text:p>
          </table:table-cell>
          <table:table-cell office:value-type="float" office:value="891" calcext:value-type="float">
            <text:p>891</text:p>
          </table:table-cell>
          <table:table-cell office:value-type="float" office:value="1716" calcext:value-type="float">
            <text:p>171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386" calcext:value-type="float">
            <text:p>1386</text:p>
          </table:table-cell>
          <table:table-cell office:value-type="float" office:value="991" calcext:value-type="float">
            <text:p>991</text:p>
          </table:table-cell>
          <table:table-cell office:value-type="float" office:value="1832" calcext:value-type="float">
            <text:p>183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496" calcext:value-type="float">
            <text:p>1496</text:p>
          </table:table-cell>
          <table:table-cell office:value-type="float" office:value="1079" calcext:value-type="float">
            <text:p>1079</text:p>
          </table:table-cell>
          <table:table-cell office:value-type="float" office:value="1939" calcext:value-type="float">
            <text:p>1939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1599" calcext:value-type="float">
            <text:p>1599</text:p>
          </table:table-cell>
          <table:table-cell office:value-type="float" office:value="1170" calcext:value-type="float">
            <text:p>1170</text:p>
          </table:table-cell>
          <table:table-cell office:value-type="float" office:value="1939" calcext:value-type="float">
            <text:p>1939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599" calcext:value-type="float">
            <text:p>1599</text:p>
          </table:table-cell>
          <table:table-cell office:value-type="float" office:value="1170" calcext:value-type="float">
            <text:p>1170</text:p>
          </table:table-cell>
          <table:table-cell office:value-type="float" office:value="2047" calcext:value-type="float">
            <text:p>2047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724" calcext:value-type="float">
            <text:p>1724</text:p>
          </table:table-cell>
          <table:table-cell office:value-type="float" office:value="1284" calcext:value-type="float">
            <text:p>1284</text:p>
          </table:table-cell>
          <table:table-cell office:value-type="float" office:value="2192" calcext:value-type="float">
            <text:p>219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24" calcext:value-type="float">
            <text:p>1824</text:p>
          </table:table-cell>
          <table:table-cell office:value-type="float" office:value="1375" calcext:value-type="float">
            <text:p>1375</text:p>
          </table:table-cell>
          <table:table-cell office:value-type="float" office:value="2192" calcext:value-type="float">
            <text:p>219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824" calcext:value-type="float">
            <text:p>1824</text:p>
          </table:table-cell>
          <table:table-cell office:value-type="float" office:value="1375" calcext:value-type="float">
            <text:p>1375</text:p>
          </table:table-cell>
          <table:table-cell office:value-type="float" office:value="-2208" calcext:value-type="float">
            <text:p>-2208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941" calcext:value-type="float">
            <text:p>1941</text:p>
          </table:table-cell>
          <table:table-cell office:value-type="float" office:value="1488" calcext:value-type="float">
            <text:p>1488</text:p>
          </table:table-cell>
          <table:table-cell office:value-type="float" office:value="-2083" calcext:value-type="float">
            <text:p>-208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2048" calcext:value-type="float">
            <text:p>2048</text:p>
          </table:table-cell>
          <table:table-cell office:value-type="float" office:value="1585" calcext:value-type="float">
            <text:p>1585</text:p>
          </table:table-cell>
          <table:table-cell office:value-type="float" office:value="-2083" calcext:value-type="float">
            <text:p>-208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2048" calcext:value-type="float">
            <text:p>2048</text:p>
          </table:table-cell>
          <table:table-cell office:value-type="float" office:value="1585" calcext:value-type="float">
            <text:p>1585</text:p>
          </table:table-cell>
          <table:table-cell office:value-type="float" office:value="-1975" calcext:value-type="float">
            <text:p>-197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175" calcext:value-type="float">
            <text:p>2175</text:p>
          </table:table-cell>
          <table:table-cell office:value-type="float" office:value="1702" calcext:value-type="float">
            <text:p>1702</text:p>
          </table:table-cell>
          <table:table-cell office:value-type="float" office:value="-1854" calcext:value-type="float">
            <text:p>-1854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-2222" calcext:value-type="float">
            <text:p>-2222</text:p>
          </table:table-cell>
          <table:table-cell office:value-type="float" office:value="1811" calcext:value-type="float">
            <text:p>1811</text:p>
          </table:table-cell>
          <table:table-cell office:value-type="float" office:value="-1854" calcext:value-type="float">
            <text:p>-1854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-2222" calcext:value-type="float">
            <text:p>-2222</text:p>
          </table:table-cell>
          <table:table-cell office:value-type="float" office:value="1811" calcext:value-type="float">
            <text:p>1811</text:p>
          </table:table-cell>
          <table:table-cell office:value-type="float" office:value="-1756" calcext:value-type="float">
            <text:p>-1756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2074" calcext:value-type="float">
            <text:p>-2074</text:p>
          </table:table-cell>
          <table:table-cell office:value-type="float" office:value="1923" calcext:value-type="float">
            <text:p>1923</text:p>
          </table:table-cell>
          <table:table-cell office:value-type="float" office:value="-1756" calcext:value-type="float">
            <text:p>-1756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1976" calcext:value-type="float">
            <text:p>-1976</text:p>
          </table:table-cell>
          <table:table-cell office:value-type="float" office:value="2010" calcext:value-type="float">
            <text:p>2010</text:p>
          </table:table-cell>
          <table:table-cell office:value-type="float" office:value="-1619" calcext:value-type="float">
            <text:p>-161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1976" calcext:value-type="float">
            <text:p>-1976</text:p>
          </table:table-cell>
          <table:table-cell office:value-type="float" office:value="2010" calcext:value-type="float">
            <text:p>2010</text:p>
          </table:table-cell>
          <table:table-cell office:value-type="float" office:value="-1526" calcext:value-type="float">
            <text:p>-152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1863" calcext:value-type="float">
            <text:p>-1863</text:p>
          </table:table-cell>
          <table:table-cell office:value-type="float" office:value="2113" calcext:value-type="float">
            <text:p>2113</text:p>
          </table:table-cell>
          <table:table-cell office:value-type="float" office:value="-1404" calcext:value-type="float">
            <text:p>-1404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-1766" calcext:value-type="float">
            <text:p>-1766</text:p>
          </table:table-cell>
          <table:table-cell office:value-type="float" office:value="2207" calcext:value-type="float">
            <text:p>2207</text:p>
          </table:table-cell>
          <table:table-cell office:value-type="float" office:value="-1404" calcext:value-type="float">
            <text:p>-1404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1766" calcext:value-type="float">
            <text:p>-1766</text:p>
          </table:table-cell>
          <table:table-cell office:value-type="float" office:value="2207" calcext:value-type="float">
            <text:p>2207</text:p>
          </table:table-cell>
          <table:table-cell office:value-type="float" office:value="-1303" calcext:value-type="float">
            <text:p>-1303</text:p>
          </table:table-cell>
          <table:table-cell office:value-type="float" office:value="-2236" calcext:value-type="float">
            <text:p>-2236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-1647" calcext:value-type="float">
            <text:p>-1647</text:p>
          </table:table-cell>
          <table:table-cell office:value-type="float" office:value="-2178" calcext:value-type="float">
            <text:p>-2178</text:p>
          </table:table-cell>
          <table:table-cell office:value-type="float" office:value="-1176" calcext:value-type="float">
            <text:p>-1176</text:p>
          </table:table-cell>
          <table:table-cell office:value-type="float" office:value="-2119" calcext:value-type="float">
            <text:p>-211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546" calcext:value-type="float">
            <text:p>-1546</text:p>
          </table:table-cell>
          <table:table-cell office:value-type="float" office:value="-2088" calcext:value-type="float">
            <text:p>-2088</text:p>
          </table:table-cell>
          <table:table-cell office:value-type="float" office:value="-1176" calcext:value-type="float">
            <text:p>-1176</text:p>
          </table:table-cell>
          <table:table-cell office:value-type="float" office:value="-2119" calcext:value-type="float">
            <text:p>-2119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546" calcext:value-type="float">
            <text:p>-1546</text:p>
          </table:table-cell>
          <table:table-cell office:value-type="float" office:value="-2088" calcext:value-type="float">
            <text:p>-2088</text:p>
          </table:table-cell>
          <table:table-cell office:value-type="float" office:value="-1071" calcext:value-type="float">
            <text:p>-1071</text:p>
          </table:table-cell>
          <table:table-cell office:value-type="float" office:value="-2027" calcext:value-type="float">
            <text:p>-2027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1424" calcext:value-type="float">
            <text:p>-1424</text:p>
          </table:table-cell>
          <table:table-cell office:value-type="float" office:value="-1979" calcext:value-type="float">
            <text:p>-1979</text:p>
          </table:table-cell>
          <table:table-cell office:value-type="float" office:value="-938" calcext:value-type="float">
            <text:p>-938</text:p>
          </table:table-cell>
          <table:table-cell office:value-type="float" office:value="-1903" calcext:value-type="float">
            <text:p>-1903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1325" calcext:value-type="float">
            <text:p>-1325</text:p>
          </table:table-cell>
          <table:table-cell office:value-type="float" office:value="-1885" calcext:value-type="float">
            <text:p>-1885</text:p>
          </table:table-cell>
          <table:table-cell office:value-type="float" office:value="-938" calcext:value-type="float">
            <text:p>-938</text:p>
          </table:table-cell>
          <table:table-cell office:value-type="float" office:value="-1903" calcext:value-type="float">
            <text:p>-1903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1325" calcext:value-type="float">
            <text:p>-1325</text:p>
          </table:table-cell>
          <table:table-cell office:value-type="float" office:value="-1885" calcext:value-type="float">
            <text:p>-1885</text:p>
          </table:table-cell>
          <table:table-cell office:value-type="float" office:value="-842" calcext:value-type="float">
            <text:p>-842</text:p>
          </table:table-cell>
          <table:table-cell office:value-type="float" office:value="-1809" calcext:value-type="float">
            <text:p>-180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1205" calcext:value-type="float">
            <text:p>-1205</text:p>
          </table:table-cell>
          <table:table-cell office:value-type="float" office:value="-1769" calcext:value-type="float">
            <text:p>-1769</text:p>
          </table:table-cell>
          <table:table-cell office:value-type="float" office:value="-716" calcext:value-type="float">
            <text:p>-716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1101" calcext:value-type="float">
            <text:p>-1101</text:p>
          </table:table-cell>
          <table:table-cell office:value-type="float" office:value="-1683" calcext:value-type="float">
            <text:p>-1683</text:p>
          </table:table-cell>
          <table:table-cell office:value-type="float" office:value="-716" calcext:value-type="float">
            <text:p>-716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1101" calcext:value-type="float">
            <text:p>-1101</text:p>
          </table:table-cell>
          <table:table-cell office:value-type="float" office:value="-1683" calcext:value-type="float">
            <text:p>-1683</text:p>
          </table:table-cell>
          <table:table-cell office:value-type="float" office:value="-614" calcext:value-type="float">
            <text:p>-614</text:p>
          </table:table-cell>
          <table:table-cell office:value-type="float" office:value="-1595" calcext:value-type="float">
            <text:p>-1595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-979" calcext:value-type="float">
            <text:p>-979</text:p>
          </table:table-cell>
          <table:table-cell office:value-type="float" office:value="-1564" calcext:value-type="float">
            <text:p>-1564</text:p>
          </table:table-cell>
          <table:table-cell office:value-type="float" office:value="-488" calcext:value-type="float">
            <text:p>-488</text:p>
          </table:table-cell>
          <table:table-cell office:value-type="float" office:value="-1473" calcext:value-type="float">
            <text:p>-1473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-880" calcext:value-type="float">
            <text:p>-880</text:p>
          </table:table-cell>
          <table:table-cell office:value-type="float" office:value="-1464" calcext:value-type="float">
            <text:p>-1464</text:p>
          </table:table-cell>
          <table:table-cell office:value-type="float" office:value="-488" calcext:value-type="float">
            <text:p>-488</text:p>
          </table:table-cell>
          <table:table-cell office:value-type="float" office:value="-1473" calcext:value-type="float">
            <text:p>-14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880" calcext:value-type="float">
            <text:p>-880</text:p>
          </table:table-cell>
          <table:table-cell office:value-type="float" office:value="-1464" calcext:value-type="float">
            <text:p>-1464</text:p>
          </table:table-cell>
          <table:table-cell office:value-type="float" office:value="-380" calcext:value-type="float">
            <text:p>-380</text:p>
          </table:table-cell>
          <table:table-cell office:value-type="float" office:value="-1370" calcext:value-type="float">
            <text:p>-137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739" calcext:value-type="float">
            <text:p>-739</text:p>
          </table:table-cell>
          <table:table-cell office:value-type="float" office:value="-1296" calcext:value-type="float">
            <text:p>-1296</text:p>
          </table:table-cell>
          <table:table-cell office:value-type="float" office:value="-380" calcext:value-type="float">
            <text:p>-380</text:p>
          </table:table-cell>
          <table:table-cell office:value-type="float" office:value="-1370" calcext:value-type="float">
            <text:p>-1370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625" calcext:value-type="float">
            <text:p>-625</text:p>
          </table:table-cell>
          <table:table-cell office:value-type="float" office:value="-1185" calcext:value-type="float">
            <text:p>-1185</text:p>
          </table:table-cell>
          <table:table-cell office:value-type="float" office:value="-204" calcext:value-type="float">
            <text:p>-204</text:p>
          </table:table-cell>
          <table:table-cell office:value-type="float" office:value="-1177" calcext:value-type="float">
            <text:p>-1177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625" calcext:value-type="float">
            <text:p>-625</text:p>
          </table:table-cell>
          <table:table-cell office:value-type="float" office:value="-1185" calcext:value-type="float">
            <text:p>-1185</text:p>
          </table:table-cell>
          <table:table-cell office:value-type="float" office:value="-120" calcext:value-type="float">
            <text:p>-120</text:p>
          </table:table-cell>
          <table:table-cell office:value-type="float" office:value="-1103" calcext:value-type="float">
            <text:p>-1103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506" calcext:value-type="float">
            <text:p>-506</text:p>
          </table:table-cell>
          <table:table-cell office:value-type="float" office:value="-1063" calcext:value-type="float">
            <text:p>-1063</text:p>
          </table:table-cell>
          <table:table-cell office:value-type="float" office:value="10" calcext:value-type="float">
            <text:p>10</text:p>
          </table:table-cell>
          <table:table-cell office:value-type="float" office:value="-987" calcext:value-type="float">
            <text:p>-98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397" calcext:value-type="float">
            <text:p>-397</text:p>
          </table:table-cell>
          <table:table-cell office:value-type="float" office:value="-957" calcext:value-type="float">
            <text:p>-957</text:p>
          </table:table-cell>
          <table:table-cell office:value-type="float" office:value="10" calcext:value-type="float">
            <text:p>10</text:p>
          </table:table-cell>
          <table:table-cell office:value-type="float" office:value="-987" calcext:value-type="float">
            <text:p>-987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397" calcext:value-type="float">
            <text:p>-397</text:p>
          </table:table-cell>
          <table:table-cell office:value-type="float" office:value="-957" calcext:value-type="float">
            <text:p>-957</text:p>
          </table:table-cell>
          <table:table-cell office:value-type="float" office:value="133" calcext:value-type="float">
            <text:p>133</text:p>
          </table:table-cell>
          <table:table-cell office:value-type="float" office:value="-881" calcext:value-type="float">
            <text:p>-881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-272" calcext:value-type="float">
            <text:p>-272</text:p>
          </table:table-cell>
          <table:table-cell office:value-type="float" office:value="-838" calcext:value-type="float">
            <text:p>-838</text:p>
          </table:table-cell>
          <table:table-cell office:value-type="float" office:value="133" calcext:value-type="float">
            <text:p>133</text:p>
          </table:table-cell>
          <table:table-cell office:value-type="float" office:value="-881" calcext:value-type="float">
            <text:p>-881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272" calcext:value-type="float">
            <text:p>-272</text:p>
          </table:table-cell>
          <table:table-cell office:value-type="float" office:value="-838" calcext:value-type="float">
            <text:p>-838</text:p>
          </table:table-cell>
          <table:table-cell office:value-type="float" office:value="301" calcext:value-type="float">
            <text:p>301</text:p>
          </table:table-cell>
          <table:table-cell office:value-type="float" office:value="-746" calcext:value-type="float">
            <text:p>-746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-151" calcext:value-type="float">
            <text:p>-151</text:p>
          </table:table-cell>
          <table:table-cell office:value-type="float" office:value="-713" calcext:value-type="float">
            <text:p>-713</text:p>
          </table:table-cell>
          <table:table-cell office:value-type="float" office:value="440" calcext:value-type="float">
            <text:p>440</text:p>
          </table:table-cell>
          <table:table-cell office:value-type="float" office:value="-647" calcext:value-type="float">
            <text:p>-64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30" calcext:value-type="float">
            <text:p>-30</text:p>
          </table:table-cell>
          <table:table-cell office:value-type="float" office:value="-607" calcext:value-type="float">
            <text:p>-607</text:p>
          </table:table-cell>
          <table:table-cell office:value-type="float" office:value="570" calcext:value-type="float">
            <text:p>570</text:p>
          </table:table-cell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85" calcext:value-type="float">
            <text:p>85</text:p>
          </table:table-cell>
          <table:table-cell office:value-type="float" office:value="-507" calcext:value-type="float">
            <text:p>-507</text:p>
          </table:table-cell>
          <table:table-cell office:value-type="float" office:value="570" calcext:value-type="float">
            <text:p>570</text:p>
          </table:table-cell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85" calcext:value-type="float">
            <text:p>85</text:p>
          </table:table-cell>
          <table:table-cell office:value-type="float" office:value="-507" calcext:value-type="float">
            <text:p>-507</text:p>
          </table:table-cell>
          <table:table-cell office:value-type="float" office:value="674" calcext:value-type="float">
            <text:p>674</text:p>
          </table:table-cell>
          <table:table-cell office:value-type="float" office:value="-448" calcext:value-type="float">
            <text:p>-448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07" calcext:value-type="float">
            <text:p>207</text:p>
          </table:table-cell>
          <table:table-cell office:value-type="float" office:value="-387" calcext:value-type="float">
            <text:p>-387</text:p>
          </table:table-cell>
          <table:table-cell office:value-type="float" office:value="674" calcext:value-type="float">
            <text:p>674</text:p>
          </table:table-cell>
          <table:table-cell office:value-type="float" office:value="-448" calcext:value-type="float">
            <text:p>-448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317" calcext:value-type="float">
            <text:p>317</text:p>
          </table:table-cell>
          <table:table-cell office:value-type="float" office:value="-285" calcext:value-type="float">
            <text:p>-285</text:p>
          </table:table-cell>
          <table:table-cell office:value-type="float" office:value="821" calcext:value-type="float">
            <text:p>821</text:p>
          </table:table-cell>
          <table:table-cell office:value-type="float" office:value="-322" calcext:value-type="float">
            <text:p>-322</text:p>
          </table:table-cell>
        </table:table-row>
      </table:table>
      <table:table table:name="Sheet8" table:style-name="ta1">
        <table:shapes>
          <draw:frame draw:z-index="0" draw:style-name="gr1" draw:text-style-name="P1" svg:width="6.2988in" svg:height="3.5429in" svg:x="4.4843in" svg:y="0.0394in">
            <draw:object draw:notify-on-update-of-ranges="Sheet8.A1:Sheet8.A1 Sheet8.A2:Sheet8.A201 Sheet8.B1:Sheet8.B1 Sheet8.B2:Sheet8.B201 Sheet8.A1:Sheet8.A1 Sheet8.A2:Sheet8.A201 Sheet8.C1:Sheet8.C1 Sheet8.C2:Sheet8.C201 Sheet8.A1:Sheet8.A1 Sheet8.A2:Sheet8.A201 Sheet8.D1:Sheet8.D1 Sheet8.D2:Sheet8.D201 Sheet8.A1:Sheet8.A1 Sheet8.A2:Sheet8.A201 Sheet8.E1:Sheet8.E1 Sheet8.E2:Sheet8.E2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82" calcext:value-type="float">
            <text:p>82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12" calcext:value-type="float">
            <text:p>112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37" calcext:value-type="float">
            <text:p>137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8" calcext:value-type="float">
            <text:p>98</text:p>
          </table:table-cell>
          <table:table-cell office:value-type="float" office:value="189" calcext:value-type="float">
            <text:p>189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338" calcext:value-type="float">
            <text:p>338</text:p>
          </table:table-cell>
          <table:table-cell office:value-type="float" office:value="282" calcext:value-type="float">
            <text:p>282</text:p>
          </table:table-cell>
          <table:table-cell office:value-type="float" office:value="320" calcext:value-type="float">
            <text:p>32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75" calcext:value-type="float">
            <text:p>275</text:p>
          </table:table-cell>
          <table:table-cell office:value-type="float" office:value="328" calcext:value-type="float">
            <text:p>328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344" calcext:value-type="float">
            <text:p>344</text:p>
          </table:table-cell>
          <table:table-cell office:value-type="float" office:value="443" calcext:value-type="float">
            <text:p>443</text:p>
          </table:table-cell>
          <table:table-cell office:value-type="float" office:value="401" calcext:value-type="float">
            <text:p>40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339" calcext:value-type="float">
            <text:p>339</text:p>
          </table:table-cell>
          <table:table-cell office:value-type="float" office:value="511" calcext:value-type="float">
            <text:p>511</text:p>
          </table:table-cell>
          <table:table-cell office:value-type="float" office:value="371" calcext:value-type="float">
            <text:p>37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355" calcext:value-type="float">
            <text:p>355</text:p>
          </table:table-cell>
          <table:table-cell office:value-type="float" office:value="533" calcext:value-type="float">
            <text:p>533</text:p>
          </table:table-cell>
          <table:table-cell office:value-type="float" office:value="307" calcext:value-type="float">
            <text:p>30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12" calcext:value-type="float">
            <text:p>412</text:p>
          </table:table-cell>
          <table:table-cell office:value-type="float" office:value="547" calcext:value-type="float">
            <text:p>547</text:p>
          </table:table-cell>
          <table:table-cell office:value-type="float" office:value="368" calcext:value-type="float">
            <text:p>36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436" calcext:value-type="float">
            <text:p>436</text:p>
          </table:table-cell>
          <table:table-cell office:value-type="float" office:value="331" calcext:value-type="float">
            <text:p>331</text:p>
          </table:table-cell>
          <table:table-cell office:value-type="float" office:value="436" calcext:value-type="float">
            <text:p>43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439" calcext:value-type="float">
            <text:p>439</text:p>
          </table:table-cell>
          <table:table-cell office:value-type="float" office:value="121" calcext:value-type="float">
            <text:p>121</text:p>
          </table:table-cell>
          <table:table-cell office:value-type="float" office:value="371" calcext:value-type="float">
            <text:p>37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499" calcext:value-type="float">
            <text:p>499</text:p>
          </table:table-cell>
          <table:table-cell office:value-type="float" office:value="353" calcext:value-type="float">
            <text:p>353</text:p>
          </table:table-cell>
          <table:table-cell office:value-type="float" office:value="441" calcext:value-type="float">
            <text:p>44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422" calcext:value-type="float">
            <text:p>422</text:p>
          </table:table-cell>
          <table:table-cell office:value-type="float" office:value="500" calcext:value-type="float">
            <text:p>50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01" calcext:value-type="float">
            <text:p>501</text:p>
          </table:table-cell>
          <table:table-cell office:value-type="float" office:value="455" calcext:value-type="float">
            <text:p>455</text:p>
          </table:table-cell>
          <table:table-cell office:value-type="float" office:value="493" calcext:value-type="float">
            <text:p>49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456" calcext:value-type="float">
            <text:p>456</text:p>
          </table:table-cell>
          <table:table-cell office:value-type="float" office:value="568" calcext:value-type="float">
            <text:p>568</text:p>
          </table:table-cell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512" calcext:value-type="float">
            <text:p>512</text:p>
          </table:table-cell>
          <table:table-cell office:value-type="float" office:value="682" calcext:value-type="float">
            <text:p>682</text:p>
          </table:table-cell>
          <table:table-cell office:value-type="float" office:value="542" calcext:value-type="float">
            <text:p>54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455" calcext:value-type="float">
            <text:p>455</text:p>
          </table:table-cell>
          <table:table-cell office:value-type="float" office:value="710" calcext:value-type="float">
            <text:p>710</text:p>
          </table:table-cell>
          <table:table-cell office:value-type="float" office:value="422" calcext:value-type="float">
            <text:p>42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525" calcext:value-type="float">
            <text:p>525</text:p>
          </table:table-cell>
          <table:table-cell office:value-type="float" office:value="487" calcext:value-type="float">
            <text:p>487</text:p>
          </table:table-cell>
          <table:table-cell office:value-type="float" office:value="518" calcext:value-type="float">
            <text:p>51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69" calcext:value-type="float">
            <text:p>569</text:p>
          </table:table-cell>
          <table:table-cell office:value-type="float" office:value="315" calcext:value-type="float">
            <text:p>315</text:p>
          </table:table-cell>
          <table:table-cell office:value-type="float" office:value="546" calcext:value-type="float">
            <text:p>54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598" calcext:value-type="float">
            <text:p>598</text:p>
          </table:table-cell>
          <table:table-cell office:value-type="float" office:value="583" calcext:value-type="float">
            <text:p>583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559" calcext:value-type="float">
            <text:p>559</text:p>
          </table:table-cell>
          <table:table-cell office:value-type="float" office:value="619" calcext:value-type="float">
            <text:p>619</text:p>
          </table:table-cell>
          <table:table-cell office:value-type="float" office:value="563" calcext:value-type="float">
            <text:p>56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562" calcext:value-type="float">
            <text:p>562</text:p>
          </table:table-cell>
          <table:table-cell office:value-type="float" office:value="623" calcext:value-type="float">
            <text:p>623</text:p>
          </table:table-cell>
          <table:table-cell office:value-type="float" office:value="602" calcext:value-type="float">
            <text:p>60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651" calcext:value-type="float">
            <text:p>651</text:p>
          </table:table-cell>
          <table:table-cell office:value-type="float" office:value="627" calcext:value-type="float">
            <text:p>627</text:p>
          </table:table-cell>
          <table:table-cell office:value-type="float" office:value="621" calcext:value-type="float">
            <text:p>62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79" calcext:value-type="float">
            <text:p>679</text:p>
          </table:table-cell>
          <table:table-cell office:value-type="float" office:value="656" calcext:value-type="float">
            <text:p>656</text:p>
          </table:table-cell>
          <table:table-cell office:value-type="float" office:value="597" calcext:value-type="float">
            <text:p>59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670" calcext:value-type="float">
            <text:p>670</text:p>
          </table:table-cell>
          <table:table-cell office:value-type="float" office:value="652" calcext:value-type="float">
            <text:p>652</text:p>
          </table:table-cell>
          <table:table-cell office:value-type="float" office:value="649" calcext:value-type="float">
            <text:p>64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638" calcext:value-type="float">
            <text:p>638</text:p>
          </table:table-cell>
          <table:table-cell office:value-type="float" office:value="657" calcext:value-type="float">
            <text:p>657</text:p>
          </table:table-cell>
          <table:table-cell office:value-type="float" office:value="600" calcext:value-type="float">
            <text:p>60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714" calcext:value-type="float">
            <text:p>714</text:p>
          </table:table-cell>
          <table:table-cell office:value-type="float" office:value="655" calcext:value-type="float">
            <text:p>655</text:p>
          </table:table-cell>
          <table:table-cell office:value-type="float" office:value="719" calcext:value-type="float">
            <text:p>71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689" calcext:value-type="float">
            <text:p>689</text:p>
          </table:table-cell>
          <table:table-cell office:value-type="float" office:value="756" calcext:value-type="float">
            <text:p>756</text:p>
          </table:table-cell>
          <table:table-cell office:value-type="float" office:value="794" calcext:value-type="float">
            <text:p>794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681" calcext:value-type="float">
            <text:p>681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717" calcext:value-type="float">
            <text:p>717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740" calcext:value-type="float">
            <text:p>740</text:p>
          </table:table-cell>
          <table:table-cell office:value-type="float" office:value="803" calcext:value-type="float">
            <text:p>803</text:p>
          </table:table-cell>
          <table:table-cell office:value-type="float" office:value="728" calcext:value-type="float">
            <text:p>728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803" calcext:value-type="float">
            <text:p>803</text:p>
          </table:table-cell>
          <table:table-cell office:value-type="float" office:value="758" calcext:value-type="float">
            <text:p>758</text:p>
          </table:table-cell>
          <table:table-cell office:value-type="float" office:value="809" calcext:value-type="float">
            <text:p>809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739" calcext:value-type="float">
            <text:p>739</text:p>
          </table:table-cell>
          <table:table-cell office:value-type="float" office:value="795" calcext:value-type="float">
            <text:p>795</text:p>
          </table:table-cell>
          <table:table-cell office:value-type="float" office:value="756" calcext:value-type="float">
            <text:p>756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14" calcext:value-type="float">
            <text:p>814</text:p>
          </table:table-cell>
          <table:table-cell office:value-type="float" office:value="806" calcext:value-type="float">
            <text:p>806</text:p>
          </table:table-cell>
          <table:table-cell office:value-type="float" office:value="766" calcext:value-type="float">
            <text:p>76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office:value-type="float" office:value="836" calcext:value-type="float">
            <text:p>83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852" calcext:value-type="float">
            <text:p>852</text:p>
          </table:table-cell>
          <table:table-cell office:value-type="float" office:value="817" calcext:value-type="float">
            <text:p>817</text:p>
          </table:table-cell>
          <table:table-cell office:value-type="float" office:value="892" calcext:value-type="float">
            <text:p>89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860" calcext:value-type="float">
            <text:p>860</text:p>
          </table:table-cell>
          <table:table-cell office:value-type="float" office:value="790" calcext:value-type="float">
            <text:p>790</text:p>
          </table:table-cell>
          <table:table-cell office:value-type="float" office:value="878" calcext:value-type="float">
            <text:p>87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950" calcext:value-type="float">
            <text:p>950</text:p>
          </table:table-cell>
          <table:table-cell office:value-type="float" office:value="941" calcext:value-type="float">
            <text:p>941</text:p>
          </table:table-cell>
          <table:table-cell office:value-type="float" office:value="969" calcext:value-type="float">
            <text:p>969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21" calcext:value-type="float">
            <text:p>921</text:p>
          </table:table-cell>
          <table:table-cell office:value-type="float" office:value="909" calcext:value-type="float">
            <text:p>909</text:p>
          </table:table-cell>
          <table:table-cell office:value-type="float" office:value="904" calcext:value-type="float">
            <text:p>90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942" calcext:value-type="float">
            <text:p>942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943" calcext:value-type="float">
            <text:p>943</text:p>
          </table:table-cell>
          <table:table-cell office:value-type="float" office:value="997" calcext:value-type="float">
            <text:p>997</text:p>
          </table:table-cell>
          <table:table-cell office:value-type="float" office:value="980" calcext:value-type="float">
            <text:p>98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017" calcext:value-type="float">
            <text:p>1017</text:p>
          </table:table-cell>
          <table:table-cell office:value-type="float" office:value="969" calcext:value-type="float">
            <text:p>969</text:p>
          </table:table-cell>
          <table:table-cell office:value-type="float" office:value="990" calcext:value-type="float">
            <text:p>99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946" calcext:value-type="float">
            <text:p>946</text:p>
          </table:table-cell>
          <table:table-cell office:value-type="float" office:value="982" calcext:value-type="float">
            <text:p>982</text:p>
          </table:table-cell>
          <table:table-cell office:value-type="float" office:value="970" calcext:value-type="float">
            <text:p>97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049" calcext:value-type="float">
            <text:p>1049</text:p>
          </table:table-cell>
          <table:table-cell office:value-type="float" office:value="1045" calcext:value-type="float">
            <text:p>1045</text:p>
          </table:table-cell>
          <table:table-cell office:value-type="float" office:value="1036" calcext:value-type="float">
            <text:p>1036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082" calcext:value-type="float">
            <text:p>1082</text:p>
          </table:table-cell>
          <table:table-cell office:value-type="float" office:value="1050" calcext:value-type="float">
            <text:p>1050</text:p>
          </table:table-cell>
          <table:table-cell office:value-type="float" office:value="937" calcext:value-type="float">
            <text:p>93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996" calcext:value-type="float">
            <text:p>996</text:p>
          </table:table-cell>
          <table:table-cell office:value-type="float" office:value="1057" calcext:value-type="float">
            <text:p>1057</text:p>
          </table:table-cell>
          <table:table-cell office:value-type="float" office:value="998" calcext:value-type="float">
            <text:p>99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53" calcext:value-type="float">
            <text:p>1153</text:p>
          </table:table-cell>
          <table:table-cell office:value-type="float" office:value="1108" calcext:value-type="float">
            <text:p>1108</text:p>
          </table:table-cell>
          <table:table-cell office:value-type="float" office:value="1177" calcext:value-type="float">
            <text:p>117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040" calcext:value-type="float">
            <text:p>1040</text:p>
          </table:table-cell>
          <table:table-cell office:value-type="float" office:value="1087" calcext:value-type="float">
            <text:p>1087</text:p>
          </table:table-cell>
          <table:table-cell office:value-type="float" office:value="1100" calcext:value-type="float">
            <text:p>110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040" calcext:value-type="float">
            <text:p>1040</text:p>
          </table:table-cell>
          <table:table-cell office:value-type="float" office:value="1120" calcext:value-type="float">
            <text:p>1120</text:p>
          </table:table-cell>
          <table:table-cell office:value-type="float" office:value="1013" calcext:value-type="float">
            <text:p>101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134" calcext:value-type="float">
            <text:p>1134</text:p>
          </table:table-cell>
          <table:table-cell office:value-type="float" office:value="1158" calcext:value-type="float">
            <text:p>1158</text:p>
          </table:table-cell>
          <table:table-cell office:value-type="float" office:value="1061" calcext:value-type="float">
            <text:p>106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082" calcext:value-type="float">
            <text:p>1082</text:p>
          </table:table-cell>
          <table:table-cell office:value-type="float" office:value="1120" calcext:value-type="float">
            <text:p>1120</text:p>
          </table:table-cell>
          <table:table-cell office:value-type="float" office:value="1091" calcext:value-type="float">
            <text:p>1091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210" calcext:value-type="float">
            <text:p>1210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168" calcext:value-type="float">
            <text:p>1168</text:p>
          </table:table-cell>
          <table:table-cell office:value-type="float" office:value="1158" calcext:value-type="float">
            <text:p>1158</text:p>
          </table:table-cell>
          <table:table-cell office:value-type="float" office:value="1199" calcext:value-type="float">
            <text:p>1199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18" calcext:value-type="float">
            <text:p>1218</text:p>
          </table:table-cell>
          <table:table-cell office:value-type="float" office:value="1239" calcext:value-type="float">
            <text:p>1239</text:p>
          </table:table-cell>
          <table:table-cell office:value-type="float" office:value="1219" calcext:value-type="float">
            <text:p>1219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416" calcext:value-type="float">
            <text:p>1416</text:p>
          </table:table-cell>
          <table:table-cell office:value-type="float" office:value="1298" calcext:value-type="float">
            <text:p>1298</text:p>
          </table:table-cell>
          <table:table-cell office:value-type="float" office:value="1211" calcext:value-type="float">
            <text:p>1211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456" calcext:value-type="float">
            <text:p>1456</text:p>
          </table:table-cell>
          <table:table-cell office:value-type="float" office:value="1291" calcext:value-type="float">
            <text:p>1291</text:p>
          </table:table-cell>
          <table:table-cell office:value-type="float" office:value="1155" calcext:value-type="float">
            <text:p>1155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428" calcext:value-type="float">
            <text:p>1428</text:p>
          </table:table-cell>
          <table:table-cell office:value-type="float" office:value="1225" calcext:value-type="float">
            <text:p>1225</text:p>
          </table:table-cell>
          <table:table-cell office:value-type="float" office:value="1353" calcext:value-type="float">
            <text:p>135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321" calcext:value-type="float">
            <text:p>1321</text:p>
          </table:table-cell>
          <table:table-cell office:value-type="float" office:value="1215" calcext:value-type="float">
            <text:p>1215</text:p>
          </table:table-cell>
          <table:table-cell office:value-type="float" office:value="1308" calcext:value-type="float">
            <text:p>1308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2" office:value-type="float" office:value="1269" calcext:value-type="float">
            <text:p>1269</text:p>
          </table:table-cell>
          <table:table-cell office:value-type="float" office:value="1298" calcext:value-type="float">
            <text:p>1298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174" calcext:value-type="float">
            <text:p>1174</text:p>
          </table:table-cell>
          <table:table-cell office:value-type="float" office:value="1233" calcext:value-type="float">
            <text:p>1233</text:p>
          </table:table-cell>
          <table:table-cell office:value-type="float" office:value="1264" calcext:value-type="float">
            <text:p>126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260" calcext:value-type="float">
            <text:p>1260</text:p>
          </table:table-cell>
          <table:table-cell office:value-type="float" office:value="1207" calcext:value-type="float">
            <text:p>1207</text:p>
          </table:table-cell>
          <table:table-cell office:value-type="float" office:value="1403" calcext:value-type="float">
            <text:p>1403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001" calcext:value-type="float">
            <text:p>1001</text:p>
          </table:table-cell>
          <table:table-cell office:value-type="float" office:value="1230" calcext:value-type="float">
            <text:p>1230</text:p>
          </table:table-cell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21" calcext:value-type="float">
            <text:p>1121</text:p>
          </table:table-cell>
          <table:table-cell office:value-type="float" office:value="1354" calcext:value-type="float">
            <text:p>1354</text:p>
          </table:table-cell>
          <table:table-cell office:value-type="float" office:value="1384" calcext:value-type="float">
            <text:p>1384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70" calcext:value-type="float">
            <text:p>1270</text:p>
          </table:table-cell>
          <table:table-cell office:value-type="float" office:value="1391" calcext:value-type="float">
            <text:p>1391</text:p>
          </table:table-cell>
          <table:table-cell office:value-type="float" office:value="1299" calcext:value-type="float">
            <text:p>1299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326" calcext:value-type="float">
            <text:p>1326</text:p>
          </table:table-cell>
          <table:table-cell office:value-type="float" office:value="1406" calcext:value-type="float">
            <text:p>1406</text:p>
          </table:table-cell>
          <table:table-cell office:value-type="float" office:value="1370" calcext:value-type="float">
            <text:p>137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488" calcext:value-type="float">
            <text:p>1488</text:p>
          </table:table-cell>
          <table:table-cell office:value-type="float" office:value="1433" calcext:value-type="float">
            <text:p>1433</text:p>
          </table:table-cell>
          <table:table-cell office:value-type="float" office:value="1542" calcext:value-type="float">
            <text:p>1542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452" calcext:value-type="float">
            <text:p>1452</text:p>
          </table:table-cell>
          <table:table-cell office:value-type="float" office:value="1481" calcext:value-type="float">
            <text:p>1481</text:p>
          </table:table-cell>
          <table:table-cell office:value-type="float" office:value="1718" calcext:value-type="float">
            <text:p>171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550" calcext:value-type="float">
            <text:p>1550</text:p>
          </table:table-cell>
          <table:table-cell office:value-type="float" office:value="1560" calcext:value-type="float">
            <text:p>1560</text:p>
          </table:table-cell>
          <table:table-cell office:value-type="float" office:value="1626" calcext:value-type="float">
            <text:p>162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12" calcext:value-type="float">
            <text:p>1512</text:p>
          </table:table-cell>
          <table:table-cell office:value-type="float" office:value="1498" calcext:value-type="float">
            <text:p>1498</text:p>
          </table:table-cell>
          <table:table-cell office:value-type="float" office:value="1513" calcext:value-type="float">
            <text:p>1513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581" calcext:value-type="float">
            <text:p>1581</text:p>
          </table:table-cell>
          <table:table-cell office:value-type="float" office:value="1576" calcext:value-type="float">
            <text:p>1576</text:p>
          </table:table-cell>
          <table:table-cell office:value-type="float" office:value="1001" calcext:value-type="float">
            <text:p>100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635" calcext:value-type="float">
            <text:p>1635</text:p>
          </table:table-cell>
          <table:table-cell office:value-type="float" office:value="1657" calcext:value-type="float">
            <text:p>1657</text:p>
          </table:table-cell>
          <table:table-cell office:value-type="float" office:value="1539" calcext:value-type="float">
            <text:p>1539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578" calcext:value-type="float">
            <text:p>1578</text:p>
          </table:table-cell>
          <table:table-cell office:value-type="float" office:value="1589" calcext:value-type="float">
            <text:p>1589</text:p>
          </table:table-cell>
          <table:table-cell office:value-type="float" office:value="1492" calcext:value-type="float">
            <text:p>149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682" calcext:value-type="float">
            <text:p>1682</text:p>
          </table:table-cell>
          <table:table-cell office:value-type="float" office:value="1596" calcext:value-type="float">
            <text:p>1596</text:p>
          </table:table-cell>
          <table:table-cell office:value-type="float" office:value="1354" calcext:value-type="float">
            <text:p>135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77" calcext:value-type="float">
            <text:p>1677</text:p>
          </table:table-cell>
          <table:table-cell office:value-type="float" office:value="1295" calcext:value-type="float">
            <text:p>1295</text:p>
          </table:table-cell>
          <table:table-cell office:value-type="float" office:value="1657" calcext:value-type="float">
            <text:p>165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658" calcext:value-type="float">
            <text:p>1658</text:p>
          </table:table-cell>
          <table:table-cell office:value-type="float" office:value="1759" calcext:value-type="float">
            <text:p>1759</text:p>
          </table:table-cell>
          <table:table-cell office:value-type="float" office:value="1508" calcext:value-type="float">
            <text:p>1508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672" calcext:value-type="float">
            <text:p>1672</text:p>
          </table:table-cell>
          <table:table-cell office:value-type="float" office:value="1675" calcext:value-type="float">
            <text:p>1675</text:p>
          </table:table-cell>
          <table:table-cell office:value-type="float" office:value="1406" calcext:value-type="float">
            <text:p>140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772" calcext:value-type="float">
            <text:p>1772</text:p>
          </table:table-cell>
          <table:table-cell office:value-type="float" office:value="1705" calcext:value-type="float">
            <text:p>1705</text:p>
          </table:table-cell>
          <table:table-cell office:value-type="float" office:value="1719" calcext:value-type="float">
            <text:p>171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743" calcext:value-type="float">
            <text:p>1743</text:p>
          </table:table-cell>
          <table:table-cell office:value-type="float" office:value="1749" calcext:value-type="float">
            <text:p>1749</text:p>
          </table:table-cell>
          <table:table-cell office:value-type="float" office:value="1736" calcext:value-type="float">
            <text:p>1736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27" calcext:value-type="float">
            <text:p>1727</text:p>
          </table:table-cell>
          <table:table-cell office:value-type="float" office:value="1817" calcext:value-type="float">
            <text:p>1817</text:p>
          </table:table-cell>
          <table:table-cell office:value-type="float" office:value="1642" calcext:value-type="float">
            <text:p>1642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786" calcext:value-type="float">
            <text:p>1786</text:p>
          </table:table-cell>
          <table:table-cell office:value-type="float" office:value="1792" calcext:value-type="float">
            <text:p>1792</text:p>
          </table:table-cell>
          <table:table-cell office:value-type="float" office:value="1677" calcext:value-type="float">
            <text:p>1677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802" calcext:value-type="float">
            <text:p>1802</text:p>
          </table:table-cell>
          <table:table-cell office:value-type="float" office:value="1789" calcext:value-type="float">
            <text:p>1789</text:p>
          </table:table-cell>
          <table:table-cell office:value-type="float" office:value="1777" calcext:value-type="float">
            <text:p>1777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795" calcext:value-type="float">
            <text:p>1795</text:p>
          </table:table-cell>
          <table:table-cell office:value-type="float" office:value="1813" calcext:value-type="float">
            <text:p>1813</text:p>
          </table:table-cell>
          <table:table-cell office:value-type="float" office:value="1745" calcext:value-type="float">
            <text:p>1745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845" calcext:value-type="float">
            <text:p>1845</text:p>
          </table:table-cell>
          <table:table-cell office:value-type="float" office:value="1855" calcext:value-type="float">
            <text:p>1855</text:p>
          </table:table-cell>
          <table:table-cell office:value-type="float" office:value="1687" calcext:value-type="float">
            <text:p>1687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862" calcext:value-type="float">
            <text:p>1862</text:p>
          </table:table-cell>
          <table:table-cell office:value-type="float" office:value="1864" calcext:value-type="float">
            <text:p>1864</text:p>
          </table:table-cell>
          <table:table-cell office:value-type="float" office:value="1782" calcext:value-type="float">
            <text:p>1782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833" calcext:value-type="float">
            <text:p>1833</text:p>
          </table:table-cell>
          <table:table-cell office:value-type="float" office:value="1495" calcext:value-type="float">
            <text:p>1495</text:p>
          </table:table-cell>
          <table:table-cell office:value-type="float" office:value="1767" calcext:value-type="float">
            <text:p>1767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851" calcext:value-type="float">
            <text:p>1851</text:p>
          </table:table-cell>
          <table:table-cell office:value-type="float" office:value="1843" calcext:value-type="float">
            <text:p>1843</text:p>
          </table:table-cell>
          <table:table-cell office:value-type="float" office:value="1793" calcext:value-type="float">
            <text:p>1793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909" calcext:value-type="float">
            <text:p>1909</text:p>
          </table:table-cell>
          <table:table-cell office:value-type="float" office:value="1853" calcext:value-type="float">
            <text:p>1853</text:p>
          </table:table-cell>
          <table:table-cell office:value-type="float" office:value="1772" calcext:value-type="float">
            <text:p>1772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885" calcext:value-type="float">
            <text:p>1885</text:p>
          </table:table-cell>
          <table:table-cell office:value-type="float" office:value="1924" calcext:value-type="float">
            <text:p>1924</text:p>
          </table:table-cell>
          <table:table-cell office:value-type="float" office:value="1845" calcext:value-type="float">
            <text:p>184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13" calcext:value-type="float">
            <text:p>2013</text:p>
          </table:table-cell>
          <table:table-cell office:value-type="float" office:value="1950" calcext:value-type="float">
            <text:p>1950</text:p>
          </table:table-cell>
          <table:table-cell office:value-type="float" office:value="1793" calcext:value-type="float">
            <text:p>1793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2020" calcext:value-type="float">
            <text:p>2020</text:p>
          </table:table-cell>
          <table:table-cell office:value-type="float" office:value="1964" calcext:value-type="float">
            <text:p>1964</text:p>
          </table:table-cell>
          <table:table-cell office:value-type="float" office:value="1881" calcext:value-type="float">
            <text:p>1881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911" calcext:value-type="float">
            <text:p>1911</text:p>
          </table:table-cell>
          <table:table-cell office:value-type="float" office:value="2023" calcext:value-type="float">
            <text:p>2023</text:p>
          </table:table-cell>
          <table:table-cell office:value-type="float" office:value="1892" calcext:value-type="float">
            <text:p>1892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011" calcext:value-type="float">
            <text:p>2011</text:p>
          </table:table-cell>
          <table:table-cell office:value-type="float" office:value="1975" calcext:value-type="float">
            <text:p>1975</text:p>
          </table:table-cell>
          <table:table-cell office:value-type="float" office:value="1738" calcext:value-type="float">
            <text:p>173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022" calcext:value-type="float">
            <text:p>2022</text:p>
          </table:table-cell>
          <table:table-cell office:value-type="float" office:value="2063" calcext:value-type="float">
            <text:p>2063</text:p>
          </table:table-cell>
          <table:table-cell office:value-type="float" office:value="1905" calcext:value-type="float">
            <text:p>1905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952" calcext:value-type="float">
            <text:p>1952</text:p>
          </table:table-cell>
          <table:table-cell office:value-type="float" office:value="2090" calcext:value-type="float">
            <text:p>2090</text:p>
          </table:table-cell>
          <table:table-cell office:value-type="float" office:value="2013" calcext:value-type="float">
            <text:p>2013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021" calcext:value-type="float">
            <text:p>2021</text:p>
          </table:table-cell>
          <table:table-cell office:value-type="float" office:value="1994" calcext:value-type="float">
            <text:p>1994</text:p>
          </table:table-cell>
          <table:table-cell office:value-type="float" office:value="1857" calcext:value-type="float">
            <text:p>1857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2071" calcext:value-type="float">
            <text:p>2071</text:p>
          </table:table-cell>
          <table:table-cell office:value-type="float" office:value="2106" calcext:value-type="float">
            <text:p>2106</text:p>
          </table:table-cell>
          <table:table-cell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090" calcext:value-type="float">
            <text:p>2090</text:p>
          </table:table-cell>
          <table:table-cell office:value-type="float" office:value="2188" calcext:value-type="float">
            <text:p>2188</text:p>
          </table:table-cell>
          <table:table-cell office:value-type="float" office:value="1985" calcext:value-type="float">
            <text:p>198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2176" calcext:value-type="float">
            <text:p>2176</text:p>
          </table:table-cell>
          <table:table-cell office:value-type="float" office:value="2155" calcext:value-type="float">
            <text:p>2155</text:p>
          </table:table-cell>
          <table:table-cell office:value-type="float" office:value="1863" calcext:value-type="float">
            <text:p>1863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081" calcext:value-type="float">
            <text:p>2081</text:p>
          </table:table-cell>
          <table:table-cell office:value-type="float" office:value="2147" calcext:value-type="float">
            <text:p>2147</text:p>
          </table:table-cell>
          <table:table-cell office:value-type="float" office:value="2021" calcext:value-type="float">
            <text:p>2021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2145" calcext:value-type="float">
            <text:p>2145</text:p>
          </table:table-cell>
          <table:table-cell office:value-type="float" office:value="2196" calcext:value-type="float">
            <text:p>2196</text:p>
          </table:table-cell>
          <table:table-cell office:value-type="float" office:value="2040" calcext:value-type="float">
            <text:p>204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2183" calcext:value-type="float">
            <text:p>2183</text:p>
          </table:table-cell>
          <table:table-cell office:value-type="float" office:value="2188" calcext:value-type="float">
            <text:p>2188</text:p>
          </table:table-cell>
          <table:table-cell office:value-type="float" office:value="1899" calcext:value-type="float">
            <text:p>1899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205" calcext:value-type="float">
            <text:p>2205</text:p>
          </table:table-cell>
          <table:table-cell office:value-type="float" office:value="2211" calcext:value-type="float">
            <text:p>2211</text:p>
          </table:table-cell>
          <table:table-cell office:value-type="float" office:value="2058" calcext:value-type="float">
            <text:p>2058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191" calcext:value-type="float">
            <text:p>2191</text:p>
          </table:table-cell>
          <table:table-cell office:value-type="float" office:value="2216" calcext:value-type="float">
            <text:p>2216</text:p>
          </table:table-cell>
          <table:table-cell office:value-type="float" office:value="1972" calcext:value-type="float">
            <text:p>1972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265" calcext:value-type="float">
            <text:p>2265</text:p>
          </table:table-cell>
          <table:table-cell office:value-type="float" office:value="2276" calcext:value-type="float">
            <text:p>2276</text:p>
          </table:table-cell>
          <table:table-cell office:value-type="float" office:value="2074" calcext:value-type="float">
            <text:p>2074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333" calcext:value-type="float">
            <text:p>2333</text:p>
          </table:table-cell>
          <table:table-cell office:value-type="float" office:value="2306" calcext:value-type="float">
            <text:p>2306</text:p>
          </table:table-cell>
          <table:table-cell office:value-type="float" office:value="2145" calcext:value-type="float">
            <text:p>2145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376" calcext:value-type="float">
            <text:p>2376</text:p>
          </table:table-cell>
          <table:table-cell office:value-type="float" office:value="2337" calcext:value-type="float">
            <text:p>2337</text:p>
          </table:table-cell>
          <table:table-cell office:value-type="float" office:value="2106" calcext:value-type="float">
            <text:p>2106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337" calcext:value-type="float">
            <text:p>2337</text:p>
          </table:table-cell>
          <table:table-cell office:value-type="float" office:value="2361" calcext:value-type="float">
            <text:p>2361</text:p>
          </table:table-cell>
          <table:table-cell office:value-type="float" office:value="2158" calcext:value-type="float">
            <text:p>2158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371" calcext:value-type="float">
            <text:p>2371</text:p>
          </table:table-cell>
          <table:table-cell office:value-type="float" office:value="2292" calcext:value-type="float">
            <text:p>2292</text:p>
          </table:table-cell>
          <table:table-cell office:value-type="float" office:value="2228" calcext:value-type="float">
            <text:p>2228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431" calcext:value-type="float">
            <text:p>2431</text:p>
          </table:table-cell>
          <table:table-cell office:value-type="float" office:value="2304" calcext:value-type="float">
            <text:p>2304</text:p>
          </table:table-cell>
          <table:table-cell office:value-type="float" office:value="2122" calcext:value-type="float">
            <text:p>2122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354" calcext:value-type="float">
            <text:p>2354</text:p>
          </table:table-cell>
          <table:table-cell office:value-type="float" office:value="2341" calcext:value-type="float">
            <text:p>2341</text:p>
          </table:table-cell>
          <table:table-cell office:value-type="float" office:value="2125" calcext:value-type="float">
            <text:p>2125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347" calcext:value-type="float">
            <text:p>2347</text:p>
          </table:table-cell>
          <table:table-cell office:value-type="float" office:value="2382" calcext:value-type="float">
            <text:p>2382</text:p>
          </table:table-cell>
          <table:table-cell office:value-type="float" office:value="2235" calcext:value-type="float">
            <text:p>2235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376" calcext:value-type="float">
            <text:p>2376</text:p>
          </table:table-cell>
          <table:table-cell office:value-type="float" office:value="2361" calcext:value-type="float">
            <text:p>2361</text:p>
          </table:table-cell>
          <table:table-cell office:value-type="float" office:value="2296" calcext:value-type="float">
            <text:p>2296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376" calcext:value-type="float">
            <text:p>2376</text:p>
          </table:table-cell>
          <table:table-cell office:value-type="float" office:value="2406" calcext:value-type="float">
            <text:p>2406</text:p>
          </table:table-cell>
          <table:table-cell office:value-type="float" office:value="2199" calcext:value-type="float">
            <text:p>2199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351" calcext:value-type="float">
            <text:p>2351</text:p>
          </table:table-cell>
          <table:table-cell office:value-type="float" office:value="2437" calcext:value-type="float">
            <text:p>2437</text:p>
          </table:table-cell>
          <table:table-cell office:value-type="float" office:value="2283" calcext:value-type="float">
            <text:p>2283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382" calcext:value-type="float">
            <text:p>2382</text:p>
          </table:table-cell>
          <table:table-cell office:value-type="float" office:value="2486" calcext:value-type="float">
            <text:p>2486</text:p>
          </table:table-cell>
          <table:table-cell office:value-type="float" office:value="2361" calcext:value-type="float">
            <text:p>236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490" calcext:value-type="float">
            <text:p>2490</text:p>
          </table:table-cell>
          <table:table-cell office:value-type="float" office:value="2528" calcext:value-type="float">
            <text:p>2528</text:p>
          </table:table-cell>
          <table:table-cell office:value-type="float" office:value="2380" calcext:value-type="float">
            <text:p>2380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492" calcext:value-type="float">
            <text:p>2492</text:p>
          </table:table-cell>
          <table:table-cell office:value-type="float" office:value="2531" calcext:value-type="float">
            <text:p>2531</text:p>
          </table:table-cell>
          <table:table-cell office:value-type="float" office:value="2238" calcext:value-type="float">
            <text:p>2238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486" calcext:value-type="float">
            <text:p>2486</text:p>
          </table:table-cell>
          <table:table-cell office:value-type="float" office:value="2520" calcext:value-type="float">
            <text:p>2520</text:p>
          </table:table-cell>
          <table:table-cell office:value-type="float" office:value="2296" calcext:value-type="float">
            <text:p>2296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463" calcext:value-type="float">
            <text:p>2463</text:p>
          </table:table-cell>
          <table:table-cell office:value-type="float" office:value="2515" calcext:value-type="float">
            <text:p>2515</text:p>
          </table:table-cell>
          <table:table-cell office:value-type="float" office:value="2314" calcext:value-type="float">
            <text:p>2314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406" calcext:value-type="float">
            <text:p>2406</text:p>
          </table:table-cell>
          <table:table-cell office:value-type="float" office:value="2546" calcext:value-type="float">
            <text:p>2546</text:p>
          </table:table-cell>
          <table:table-cell office:value-type="float" office:value="2402" calcext:value-type="float">
            <text:p>2402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428" calcext:value-type="float">
            <text:p>2428</text:p>
          </table:table-cell>
          <table:table-cell office:value-type="float" office:value="2431" calcext:value-type="float">
            <text:p>2431</text:p>
          </table:table-cell>
          <table:table-cell office:value-type="float" office:value="2253" calcext:value-type="float">
            <text:p>2253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57" calcext:value-type="float">
            <text:p>2357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433" calcext:value-type="float">
            <text:p>2433</text:p>
          </table:table-cell>
          <table:table-cell office:value-type="float" office:value="1942" calcext:value-type="float">
            <text:p>1942</text:p>
          </table:table-cell>
          <table:table-cell office:value-type="float" office:value="2320" calcext:value-type="float">
            <text:p>232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452" calcext:value-type="float">
            <text:p>2452</text:p>
          </table:table-cell>
          <table:table-cell office:value-type="float" office:value="2484" calcext:value-type="float">
            <text:p>2484</text:p>
          </table:table-cell>
          <table:table-cell office:value-type="float" office:value="2332" calcext:value-type="float">
            <text:p>233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440" calcext:value-type="float">
            <text:p>2440</text:p>
          </table:table-cell>
          <table:table-cell office:value-type="float" office:value="2583" calcext:value-type="float">
            <text:p>2583</text:p>
          </table:table-cell>
          <table:table-cell office:value-type="float" office:value="2368" calcext:value-type="float">
            <text:p>2368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560" calcext:value-type="float">
            <text:p>2560</text:p>
          </table:table-cell>
          <table:table-cell office:value-type="float" office:value="2587" calcext:value-type="float">
            <text:p>2587</text:p>
          </table:table-cell>
          <table:table-cell office:value-type="float" office:value="2526" calcext:value-type="float">
            <text:p>2526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600" calcext:value-type="float">
            <text:p>2600</text:p>
          </table:table-cell>
          <table:table-cell office:value-type="float" office:value="2585" calcext:value-type="float">
            <text:p>2585</text:p>
          </table:table-cell>
          <table:table-cell office:value-type="float" office:value="2418" calcext:value-type="float">
            <text:p>241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619" calcext:value-type="float">
            <text:p>2619</text:p>
          </table:table-cell>
          <table:table-cell office:value-type="float" office:value="2538" calcext:value-type="float">
            <text:p>2538</text:p>
          </table:table-cell>
          <table:table-cell office:value-type="float" office:value="2290" calcext:value-type="float">
            <text:p>2290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536" calcext:value-type="float">
            <text:p>2536</text:p>
          </table:table-cell>
          <table:table-cell office:value-type="float" office:value="2504" calcext:value-type="float">
            <text:p>2504</text:p>
          </table:table-cell>
          <table:table-cell office:value-type="float" office:value="2267" calcext:value-type="float">
            <text:p>2267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472" calcext:value-type="float">
            <text:p>2472</text:p>
          </table:table-cell>
          <table:table-cell office:value-type="float" office:value="2022" calcext:value-type="float">
            <text:p>2022</text:p>
          </table:table-cell>
          <table:table-cell office:value-type="float" office:value="2368" calcext:value-type="float">
            <text:p>2368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487" calcext:value-type="float">
            <text:p>2487</text:p>
          </table:table-cell>
          <table:table-cell office:value-type="float" office:value="2559" calcext:value-type="float">
            <text:p>2559</text:p>
          </table:table-cell>
          <table:table-cell office:value-type="float" office:value="2458" calcext:value-type="float">
            <text:p>2458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533" calcext:value-type="float">
            <text:p>2533</text:p>
          </table:table-cell>
          <table:table-cell office:value-type="float" office:value="2520" calcext:value-type="float">
            <text:p>2520</text:p>
          </table:table-cell>
          <table:table-cell office:value-type="float" office:value="2419" calcext:value-type="float">
            <text:p>2419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604" calcext:value-type="float">
            <text:p>2604</text:p>
          </table:table-cell>
          <table:table-cell office:value-type="float" office:value="2539" calcext:value-type="float">
            <text:p>2539</text:p>
          </table:table-cell>
          <table:table-cell office:value-type="float" office:value="2316" calcext:value-type="float">
            <text:p>2316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577" calcext:value-type="float">
            <text:p>2577</text:p>
          </table:table-cell>
          <table:table-cell office:value-type="float" office:value="2522" calcext:value-type="float">
            <text:p>2522</text:p>
          </table:table-cell>
          <table:table-cell office:value-type="float" office:value="2376" calcext:value-type="float">
            <text:p>2376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478" calcext:value-type="float">
            <text:p>2478</text:p>
          </table:table-cell>
          <table:table-cell office:value-type="float" office:value="2523" calcext:value-type="float">
            <text:p>2523</text:p>
          </table:table-cell>
          <table:table-cell office:value-type="float" office:value="2261" calcext:value-type="float">
            <text:p>2261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487" calcext:value-type="float">
            <text:p>2487</text:p>
          </table:table-cell>
          <table:table-cell office:value-type="float" office:value="2552" calcext:value-type="float">
            <text:p>2552</text:p>
          </table:table-cell>
          <table:table-cell office:value-type="float" office:value="2243" calcext:value-type="float">
            <text:p>2243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555" calcext:value-type="float">
            <text:p>2555</text:p>
          </table:table-cell>
          <table:table-cell office:value-type="float" office:value="2575" calcext:value-type="float">
            <text:p>2575</text:p>
          </table:table-cell>
          <table:table-cell office:value-type="float" office:value="2265" calcext:value-type="float">
            <text:p>2265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551" calcext:value-type="float">
            <text:p>2551</text:p>
          </table:table-cell>
          <table:table-cell office:value-type="float" office:value="2621" calcext:value-type="float">
            <text:p>2621</text:p>
          </table:table-cell>
          <table:table-cell office:value-type="float" office:value="2437" calcext:value-type="float">
            <text:p>2437</text:p>
          </table:table-cell>
          <table:table-cell office:value-type="float" office:value="2444" calcext:value-type="float">
            <text:p>2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9:59:35.350000000</meta:creation-date>
    <dc:date>2025-01-23T13:12:42.585000000</dc:date>
    <meta:editing-duration>PT12M32S</meta:editing-duration>
    <meta:editing-cycles>2</meta:editing-cycles>
    <meta:generator>LibreOffice/24.2.5.2$Windows_X86_64 LibreOffice_project/bffef4ea93e59bebbeaf7f431bb02b1a39ee8a59</meta:generator>
    <meta:document-statistic meta:table-count="8" meta:cell-count="9924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Sheet1.A1:Sheet1.D403" chart:data-source-has-labels="row" svg:x="0.32cm" svg:y="0.18cm" svg:width="13.529cm" svg:height="8.64cm">
          <chart:coordinate-region svg:x="1.354cm" svg:y="0.382cm" svg:width="12.415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03" chart:label-cell-address="Sheet1.A1:Sheet1.A1" chart:class="chart:line">
            <chart:data-point chart:repeated="402"/>
          </chart:series>
          <chart:series chart:style-name="ch7" chart:values-cell-range-address="Sheet1.B2:Sheet1.B403" chart:label-cell-address="Sheet1.B1:Sheet1.B1" chart:class="chart:line">
            <chart:data-point chart:repeated="402"/>
          </chart:series>
          <chart:series chart:style-name="ch8" chart:values-cell-range-address="Sheet1.C2:Sheet1.C403" chart:label-cell-address="Sheet1.C1:Sheet1.C1" chart:class="chart:line">
            <chart:data-point chart:repeated="402"/>
          </chart:series>
          <chart:series chart:style-name="ch9" chart:values-cell-range-address="Sheet1.D2:Sheet1.D403" chart:label-cell-address="Sheet1.D1:Sheet1.D1" chart:class="chart:line">
            <chart:data-point chart:repeated="4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Sheet1.A1:Sheet1.A1</svg:desc>
                </draw:g>
              </table:table-cell>
              <table:table-cell office:value-type="string">
                <text:p>BL</text:p>
                <draw:g>
                  <svg:desc>Sheet1.B1:Sheet1.B1</svg:desc>
                </draw:g>
              </table:table-cell>
              <table:table-cell office:value-type="string">
                <text:p>BR</text:p>
                <draw:g>
                  <svg:desc>Sheet1.C1:Sheet1.C1</svg:desc>
                </draw:g>
              </table:table-cell>
              <table:table-cell office:value-type="string">
                <text:p>F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03</svg:desc>
                </draw:g>
              </table:table-cell>
              <table:table-cell office:value-type="float" office:value="0">
                <text:p>0</text:p>
                <draw:g>
                  <svg:desc>Sheet1.B2:Sheet1.B403</svg:desc>
                </draw:g>
              </table:table-cell>
              <table:table-cell office:value-type="float" office:value="0">
                <text:p>0</text:p>
                <draw:g>
                  <svg:desc>Sheet1.C2:Sheet1.C403</svg:desc>
                </draw:g>
              </table:table-cell>
              <table:table-cell office:value-type="float" office:value="0">
                <text:p>0</text:p>
                <draw:g>
                  <svg:desc>Sheet1.D2:Sheet1.D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7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9">
                <text:p>1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5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9">
                <text:p>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4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7">
                <text:p>2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6">
                <text:p>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7">
                <text:p>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2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2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7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40">
                <text:p>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1">
                <text:p>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6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2">
                <text:p>2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96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33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9">
                <text:p>2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59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3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5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96">
                <text:p>2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19">
                <text:p>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9">
                <text:p>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2">
                <text:p>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4">
                <text:p>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31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90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33">
                <text:p>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79">
                <text:p>2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89">
                <text:p>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82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27">
                <text:p>2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90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35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33">
                <text:p>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44">
                <text:p>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28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37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7">
                <text:p>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17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99">
                <text:p>2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31">
                <text:p>2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7">
                <text:p>1187</text:p>
              </table:table-cell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9">
                <text:p>619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6">
                <text:p>456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8">
                <text:p>308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">
                <text:p>184</text:p>
              </table:table-cell>
              <table:table-cell office:value-type="float" office:value="1862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918">
                <text:p>1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">
                <text:p>103</text:p>
              </table:table-cell>
              <table:table-cell office:value-type="float" office:value="1937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">
                <text:p>103</text:p>
              </table:table-cell>
              <table:table-cell office:value-type="float" office:value="2054">
                <text:p>2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2075">
                <text:p>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">
                <text:p>103</text:p>
              </table:table-cell>
              <table:table-cell office:value-type="float" office:value="1599">
                <text:p>1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">
                <text:p>103</text:p>
              </table:table-cell>
              <table:table-cell office:value-type="float" office:value="1930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">
                <text:p>103</text:p>
              </table:table-cell>
              <table:table-cell office:value-type="float" office:value="1937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">
                <text:p>103</text:p>
              </table:table-cell>
              <table:table-cell office:value-type="float" office:value="1952">
                <text:p>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1835">
                <text:p>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3">
                <text:p>103</text:p>
              </table:table-cell>
              <table:table-cell office:value-type="float" office:value="1821">
                <text:p>1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672">
                <text:p>1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086">
                <text:p>2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2123">
                <text:p>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023">
                <text:p>2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814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618">
                <text:p>1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079">
                <text:p>2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185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134">
                <text:p>2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893">
                <text:p>1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759">
                <text:p>1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809">
                <text:p>1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870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896">
                <text:p>1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904">
                <text:p>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126">
                <text:p>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16">
                <text:p>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870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025">
                <text:p>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098">
                <text:p>2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228">
                <text:p>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165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975">
                <text:p>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904">
                <text:p>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27">
                <text:p>1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727">
                <text:p>1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918">
                <text:p>1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892">
                <text:p>1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46">
                <text:p>1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38">
                <text:p>2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113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929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959">
                <text:p>1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679">
                <text:p>1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934">
                <text:p>1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866">
                <text:p>1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969">
                <text:p>1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113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157">
                <text:p>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113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822">
                <text:p>1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885">
                <text:p>1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82">
                <text:p>1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66">
                <text:p>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221">
                <text:p>1221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858">
                <text:p>858</text:p>
              </table:table-cell>
              <table:table-cell office:value-type="float" office:value="1723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458">
                <text:p>458</text:p>
              </table:table-cell>
              <table:table-cell office:value-type="float" office:value="1947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  <table:table-cell office:value-type="float" office:value="2199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396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564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478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457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536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433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528">
                <text:p>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2">
                <text:p>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2">
                <text:p>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7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6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2">
                <text:p>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3">
                <text:p>2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9">
                <text:p>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2">
                <text:p>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1">
                <text:p>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2">
                <text:p>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5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9">
                <text:p>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2">
                <text:p>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6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9">
                <text:p>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5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3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9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6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5">
                <text:p>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5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8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2">
                <text:p>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7">
                <text:p>2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2">
                <text:p>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3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2">
                <text:p>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2">
                <text:p>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3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3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3">
                <text:p>205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8">
                <text:p>118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">
                <text:p>671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6">
                <text:p>546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1">
                <text:p>371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0">
                <text:p>2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Sheet2.A1:Sheet2.D401" chart:data-source-has-labels="row" svg:x="0.32cm" svg:y="0.18cm" svg:width="13.529cm" svg:height="8.64cm">
          <chart:coordinate-region svg:x="1.354cm" svg:y="0.382cm" svg:width="12.353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401" chart:label-cell-address="Sheet2.A1:Sheet2.A1" chart:class="chart:line">
            <chart:data-point chart:repeated="400"/>
          </chart:series>
          <chart:series chart:style-name="ch7" chart:values-cell-range-address="Sheet2.B2:Sheet2.B401" chart:label-cell-address="Sheet2.B1:Sheet2.B1" chart:class="chart:line">
            <chart:data-point chart:repeated="400"/>
          </chart:series>
          <chart:series chart:style-name="ch8" chart:values-cell-range-address="Sheet2.C2:Sheet2.C401" chart:label-cell-address="Sheet2.C1:Sheet2.C1" chart:class="chart:line">
            <chart:data-point chart:repeated="400"/>
          </chart:series>
          <chart:series chart:style-name="ch9" chart:values-cell-range-address="Sheet2.D2:Sheet2.D401" chart:label-cell-address="Sheet2.D1:Sheet2.D1" chart:class="chart:line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Sheet2.A1:Sheet2.A1</svg:desc>
                </draw:g>
              </table:table-cell>
              <table:table-cell office:value-type="string">
                <text:p>BL</text:p>
                <draw:g>
                  <svg:desc>Sheet2.B1:Sheet2.B1</svg:desc>
                </draw:g>
              </table:table-cell>
              <table:table-cell office:value-type="string">
                <text:p>BR</text:p>
                <draw:g>
                  <svg:desc>Sheet2.C1:Sheet2.C1</svg:desc>
                </draw:g>
              </table:table-cell>
              <table:table-cell office:value-type="string">
                <text:p>FR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401</svg:desc>
                </draw:g>
              </table:table-cell>
              <table:table-cell office:value-type="float" office:value="0">
                <text:p>0</text:p>
                <draw:g>
                  <svg:desc>Sheet2.B2:Sheet2.B401</svg:desc>
                </draw:g>
              </table:table-cell>
              <table:table-cell office:value-type="float" office:value="0">
                <text:p>0</text:p>
                <draw:g>
                  <svg:desc>Sheet2.C2:Sheet2.C401</svg:desc>
                </draw:g>
              </table:table-cell>
              <table:table-cell office:value-type="float" office:value="0">
                <text:p>0</text:p>
                <draw:g>
                  <svg:desc>Sheet2.D2:Sheet2.D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5">
                <text:p>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6">
                <text:p>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8">
                <text:p>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3">
                <text:p>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3">
                <text:p>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8">
                <text:p>2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6">
                <text:p>2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6">
                <text:p>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1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37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2">
                <text:p>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44">
                <text:p>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36">
                <text:p>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43">
                <text:p>2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6">
                <text:p>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90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31">
                <text:p>2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8">
                <text:p>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5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8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88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44">
                <text:p>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18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42">
                <text:p>2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18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96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8">
                <text:p>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1">
                <text:p>2351</text:p>
              </table:table-cell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0">
                <text:p>1240</text:p>
              </table:table-cell>
              <table:table-cell office:value-type="float" office:value="1259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9">
                <text:p>709</text:p>
              </table:table-cell>
              <table:table-cell office:value-type="float" office:value="1273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0">
                <text:p>440</text:p>
              </table:table-cell>
              <table:table-cell office:value-type="float" office:value="1379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5">
                <text:p>325</text:p>
              </table:table-cell>
              <table:table-cell office:value-type="float" office:value="1464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7">
                <text:p>237</text:p>
              </table:table-cell>
              <table:table-cell office:value-type="float" office:value="1508">
                <text:p>1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5">
                <text:p>205</text:p>
              </table:table-cell>
              <table:table-cell office:value-type="float" office:value="1264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5">
                <text:p>205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5">
                <text:p>205</text:p>
              </table:table-cell>
              <table:table-cell office:value-type="float" office:value="1259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5">
                <text:p>205</text:p>
              </table:table-cell>
              <table:table-cell office:value-type="float" office:value="1544">
                <text:p>1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5">
                <text:p>205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5">
                <text:p>205</text:p>
              </table:table-cell>
              <table:table-cell office:value-type="float" office:value="1581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5">
                <text:p>205</text:p>
              </table:table-cell>
              <table:table-cell office:value-type="float" office:value="1514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">
                <text:p>205</text:p>
              </table:table-cell>
              <table:table-cell office:value-type="float" office:value="1725">
                <text:p>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">
                <text:p>205</text:p>
              </table:table-cell>
              <table:table-cell office:value-type="float" office:value="1776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1845">
                <text:p>1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5">
                <text:p>205</text:p>
              </table:table-cell>
              <table:table-cell office:value-type="float" office:value="1665">
                <text:p>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619">
                <text:p>1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641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673">
                <text:p>1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467">
                <text:p>1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341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526">
                <text:p>1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697">
                <text:p>1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733">
                <text:p>1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602">
                <text:p>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724">
                <text:p>1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837">
                <text:p>1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909">
                <text:p>1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714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692">
                <text:p>1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514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415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595">
                <text:p>1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745">
                <text:p>1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802">
                <text:p>1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753">
                <text:p>1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694">
                <text:p>1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780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958">
                <text:p>1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748">
                <text:p>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776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652">
                <text:p>1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641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722">
                <text:p>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796">
                <text:p>1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857">
                <text:p>1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852">
                <text:p>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889">
                <text:p>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857">
                <text:p>1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687">
                <text:p>1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449">
                <text:p>1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816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914">
                <text:p>1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876">
                <text:p>1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804">
                <text:p>1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816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687">
                <text:p>1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642">
                <text:p>1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809">
                <text:p>1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941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954">
                <text:p>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824">
                <text:p>1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967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967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107">
                <text:p>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798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748">
                <text:p>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865">
                <text:p>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875">
                <text:p>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623">
                <text:p>1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582">
                <text:p>1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761">
                <text:p>1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554">
                <text:p>1554</text:p>
              </table:table-cell>
              <table:table-cell office:value-type="float" office:value="906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582">
                <text:p>582</text:p>
              </table:table-cell>
              <table:table-cell office:value-type="float" office:value="1529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025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270">
                <text:p>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419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276">
                <text:p>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335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339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2489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7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9">
                <text:p>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1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1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5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9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8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6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9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2">
                <text:p>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8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9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6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4">
                <text:p>2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8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5">
                <text:p>2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1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8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9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3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5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7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1">
                <text:p>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6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7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8">
                <text:p>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9">
                <text:p>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7">
                <text:p>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2">
                <text:p>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2">
                <text:p>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2">
                <text:p>99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6">
                <text:p>576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1">
                <text:p>47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4">
                <text:p>33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Sheet3.A1:Sheet3.D401" chart:data-source-has-labels="row" svg:x="0.32cm" svg:y="0.18cm" svg:width="13.529cm" svg:height="8.64cm">
          <chart:coordinate-region svg:x="1.354cm" svg:y="0.382cm" svg:width="12.353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401" chart:label-cell-address="Sheet3.A1:Sheet3.A1" chart:class="chart:line">
            <chart:data-point chart:repeated="400"/>
          </chart:series>
          <chart:series chart:style-name="ch7" chart:values-cell-range-address="Sheet3.B2:Sheet3.B401" chart:label-cell-address="Sheet3.B1:Sheet3.B1" chart:class="chart:line">
            <chart:data-point chart:repeated="400"/>
          </chart:series>
          <chart:series chart:style-name="ch8" chart:values-cell-range-address="Sheet3.C2:Sheet3.C401" chart:label-cell-address="Sheet3.C1:Sheet3.C1" chart:class="chart:line">
            <chart:data-point chart:repeated="400"/>
          </chart:series>
          <chart:series chart:style-name="ch9" chart:values-cell-range-address="Sheet3.D2:Sheet3.D401" chart:label-cell-address="Sheet3.D1:Sheet3.D1" chart:class="chart:line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Sheet3.A1:Sheet3.A1</svg:desc>
                </draw:g>
              </table:table-cell>
              <table:table-cell office:value-type="string">
                <text:p>BL</text:p>
                <draw:g>
                  <svg:desc>Sheet3.B1:Sheet3.B1</svg:desc>
                </draw:g>
              </table:table-cell>
              <table:table-cell office:value-type="string">
                <text:p>BR</text:p>
                <draw:g>
                  <svg:desc>Sheet3.C1:Sheet3.C1</svg:desc>
                </draw:g>
              </table:table-cell>
              <table:table-cell office:value-type="string">
                <text:p>FR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401</svg:desc>
                </draw:g>
              </table:table-cell>
              <table:table-cell office:value-type="float" office:value="0">
                <text:p>0</text:p>
                <draw:g>
                  <svg:desc>Sheet3.B2:Sheet3.B401</svg:desc>
                </draw:g>
              </table:table-cell>
              <table:table-cell office:value-type="float" office:value="0">
                <text:p>0</text:p>
                <draw:g>
                  <svg:desc>Sheet3.C2:Sheet3.C401</svg:desc>
                </draw:g>
              </table:table-cell>
              <table:table-cell office:value-type="float" office:value="0">
                <text:p>0</text:p>
                <draw:g>
                  <svg:desc>Sheet3.D2:Sheet3.D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4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9">
                <text:p>2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2">
                <text:p>2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5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7">
                <text:p>2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61">
                <text:p>2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9">
                <text:p>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7">
                <text:p>2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6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8">
                <text:p>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6">
                <text:p>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25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7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2">
                <text:p>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3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3">
                <text:p>2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2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2">
                <text:p>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37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1">
                <text:p>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2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25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9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05">
                <text:p>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2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9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2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82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8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94">
                <text:p>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98">
                <text:p>2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09">
                <text:p>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8">
                <text:p>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28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01">
                <text:p>2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39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5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25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89">
                <text:p>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09">
                <text:p>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33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5">
                <text:p>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59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6">
                <text:p>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31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62">
                <text:p>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5">
                <text:p>1365</text:p>
              </table:table-cell>
              <table:table-cell office:value-type="float" office:value="1305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5">
                <text:p>965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5">
                <text:p>595</text:p>
              </table:table-cell>
              <table:table-cell office:value-type="float" office:value="1551">
                <text:p>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0">
                <text:p>480</text:p>
              </table:table-cell>
              <table:table-cell office:value-type="float" office:value="1598">
                <text:p>1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6">
                <text:p>326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">
                <text:p>174</text:p>
              </table:table-cell>
              <table:table-cell office:value-type="float" office:value="1736">
                <text:p>1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">
                <text:p>138</text:p>
              </table:table-cell>
              <table:table-cell office:value-type="float" office:value="1672">
                <text:p>1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">
                <text:p>138</text:p>
              </table:table-cell>
              <table:table-cell office:value-type="float" office:value="1697">
                <text:p>1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">
                <text:p>138</text:p>
              </table:table-cell>
              <table:table-cell office:value-type="float" office:value="1713">
                <text:p>1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8">
                <text:p>138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">
                <text:p>138</text:p>
              </table:table-cell>
              <table:table-cell office:value-type="float" office:value="1813">
                <text:p>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">
                <text:p>138</text:p>
              </table:table-cell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">
                <text:p>138</text:p>
              </table:table-cell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8">
                <text:p>138</text:p>
              </table:table-cell>
              <table:table-cell office:value-type="float" office:value="1878">
                <text:p>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8">
                <text:p>138</text:p>
              </table:table-cell>
              <table:table-cell office:value-type="float" office:value="1896">
                <text:p>1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1860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">
                <text:p>138</text:p>
              </table:table-cell>
              <table:table-cell office:value-type="float" office:value="1870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">
                <text:p>138</text:p>
              </table:table-cell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">
                <text:p>138</text:p>
              </table:table-cell>
              <table:table-cell office:value-type="float" office:value="1871">
                <text:p>1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810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899">
                <text:p>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961">
                <text:p>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911">
                <text:p>1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966">
                <text:p>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902">
                <text:p>1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935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893">
                <text:p>1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035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035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956">
                <text:p>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889">
                <text:p>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937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62">
                <text:p>2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941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931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11">
                <text:p>1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057">
                <text:p>2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129">
                <text:p>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077">
                <text:p>2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037">
                <text:p>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968">
                <text:p>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031">
                <text:p>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942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037">
                <text:p>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125">
                <text:p>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110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082">
                <text:p>2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143">
                <text:p>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043">
                <text:p>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975">
                <text:p>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030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926">
                <text:p>1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964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648">
                <text:p>1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063">
                <text:p>2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147">
                <text:p>2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122">
                <text:p>2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125">
                <text:p>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032">
                <text:p>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45">
                <text:p>1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586">
                <text:p>1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805">
                <text:p>805</text:p>
              </table:table-cell>
              <table:table-cell office:value-type="float" office:value="1245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  <table:table-cell office:value-type="float" office:value="1782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123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113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145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281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487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347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2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0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8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8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7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2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8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7">
                <text:p>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7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7">
                <text:p>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5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3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2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2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5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8">
                <text:p>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4">
                <text:p>209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4">
                <text:p>119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6">
                <text:p>706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">
                <text:p>337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Sheet4.A1:Sheet4.D149" chart:data-source-has-labels="row" svg:x="0.32cm" svg:y="0.18cm" svg:width="13.529cm" svg:height="8.64cm">
          <chart:coordinate-region svg:x="1.354cm" svg:y="0.382cm" svg:width="12.354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149" chart:label-cell-address="Sheet4.A1:Sheet4.A1" chart:class="chart:line">
            <chart:data-point chart:repeated="148"/>
          </chart:series>
          <chart:series chart:style-name="ch7" chart:values-cell-range-address="Sheet4.B2:Sheet4.B149" chart:label-cell-address="Sheet4.B1:Sheet4.B1" chart:class="chart:line">
            <chart:data-point chart:repeated="148"/>
          </chart:series>
          <chart:series chart:style-name="ch8" chart:values-cell-range-address="Sheet4.C2:Sheet4.C149" chart:label-cell-address="Sheet4.C1:Sheet4.C1" chart:class="chart:line">
            <chart:data-point chart:repeated="148"/>
          </chart:series>
          <chart:series chart:style-name="ch9" chart:values-cell-range-address="Sheet4.D2:Sheet4.D149" chart:label-cell-address="Sheet4.D1:Sheet4.D1" chart:class="chart:line">
            <chart:data-point chart:repeated="1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Sheet4.A1:Sheet4.A1</svg:desc>
                </draw:g>
              </table:table-cell>
              <table:table-cell office:value-type="string">
                <text:p>BL</text:p>
                <draw:g>
                  <svg:desc>Sheet4.B1:Sheet4.B1</svg:desc>
                </draw:g>
              </table:table-cell>
              <table:table-cell office:value-type="string">
                <text:p>BR</text:p>
                <draw:g>
                  <svg:desc>Sheet4.C1:Sheet4.C1</svg:desc>
                </draw:g>
              </table:table-cell>
              <table:table-cell office:value-type="string">
                <text:p>FR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149</svg:desc>
                </draw:g>
              </table:table-cell>
              <table:table-cell office:value-type="float" office:value="0">
                <text:p>0</text:p>
                <draw:g>
                  <svg:desc>Sheet4.B2:Sheet4.B149</svg:desc>
                </draw:g>
              </table:table-cell>
              <table:table-cell office:value-type="float" office:value="0">
                <text:p>0</text:p>
                <draw:g>
                  <svg:desc>Sheet4.C2:Sheet4.C149</svg:desc>
                </draw:g>
              </table:table-cell>
              <table:table-cell office:value-type="float" office:value="0">
                <text:p>0</text:p>
                <draw:g>
                  <svg:desc>Sheet4.D2:Sheet4.D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0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9">
                <text:p>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6">
                <text:p>2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6">
                <text:p>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4">
                <text:p>1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6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9">
                <text:p>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12">
                <text:p>2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8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5">
                <text:p>1635</text:p>
              </table:table-cell>
              <table:table-cell office:value-type="float" office:value="1325">
                <text:p>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1">
                <text:p>561</text:p>
              </table:table-cell>
              <table:table-cell office:value-type="float" office:value="2247">
                <text:p>2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">
                <text:p>165</text:p>
              </table:table-cell>
              <table:table-cell office:value-type="float" office:value="1894">
                <text:p>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">
                <text:p>165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">
                <text:p>165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2496">
                <text:p>2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2523">
                <text:p>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544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565">
                <text:p>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517">
                <text:p>2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44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572">
                <text:p>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565">
                <text:p>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517">
                <text:p>2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562">
                <text:p>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523">
                <text:p>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533">
                <text:p>2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544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574">
                <text:p>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583">
                <text:p>2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544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97">
                <text:p>2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574">
                <text:p>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554">
                <text:p>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542">
                <text:p>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594">
                <text:p>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544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2574">
                <text:p>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2587">
                <text:p>2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544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592">
                <text:p>2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2552">
                <text:p>2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139">
                <text:p>1139</text:p>
              </table:table-cell>
              <table:table-cell office:value-type="float" office:value="1527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26">
                <text:p>426</text:p>
              </table:table-cell>
              <table:table-cell office:value-type="float" office:value="2156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  <table:table-cell office:value-type="float" office:value="2292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6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5">
                <text:p>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6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2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2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4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9">
                <text:p>2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8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7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6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1">
                <text:p>92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69cm" svg:y="3.442cm" style:legend-expansion="high" chart:style-name="ch2"/>
        <chart:plot-area chart:style-name="ch3" table:cell-range-address="Sheet5.A1:Sheet5.D393" chart:data-source-has-labels="row" svg:x="0.32cm" svg:y="0.18cm" svg:width="13.529cm" svg:height="8.64cm">
          <chart:coordinate-region svg:x="1.354cm" svg:y="0.382cm" svg:width="12.495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2:Sheet5.A393" chart:label-cell-address="Sheet5.A1:Sheet5.A1" chart:class="chart:line">
            <chart:data-point chart:repeated="392"/>
          </chart:series>
          <chart:series chart:style-name="ch7" chart:values-cell-range-address="Sheet5.B2:Sheet5.B393" chart:label-cell-address="Sheet5.B1:Sheet5.B1" chart:class="chart:line">
            <chart:data-point chart:repeated="392"/>
          </chart:series>
          <chart:series chart:style-name="ch8" chart:values-cell-range-address="Sheet5.C2:Sheet5.C393" chart:label-cell-address="Sheet5.C1:Sheet5.C1" chart:class="chart:line">
            <chart:data-point chart:repeated="392"/>
          </chart:series>
          <chart:series chart:style-name="ch9" chart:values-cell-range-address="Sheet5.D2:Sheet5.D393" chart:label-cell-address="Sheet5.D1:Sheet5.D1" chart:class="chart:line">
            <chart:data-point chart:repeated="3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</text:p>
                <draw:g>
                  <svg:desc>Sheet5.A1:Sheet5.A1</svg:desc>
                </draw:g>
              </table:table-cell>
              <table:table-cell office:value-type="string">
                <text:p>BL</text:p>
                <draw:g>
                  <svg:desc>Sheet5.B1:Sheet5.B1</svg:desc>
                </draw:g>
              </table:table-cell>
              <table:table-cell office:value-type="string">
                <text:p>BR</text:p>
                <draw:g>
                  <svg:desc>Sheet5.C1:Sheet5.C1</svg:desc>
                </draw:g>
              </table:table-cell>
              <table:table-cell office:value-type="string">
                <text:p>FR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2:Sheet5.A393</svg:desc>
                </draw:g>
              </table:table-cell>
              <table:table-cell office:value-type="float" office:value="0">
                <text:p>0</text:p>
                <draw:g>
                  <svg:desc>Sheet5.B2:Sheet5.B393</svg:desc>
                </draw:g>
              </table:table-cell>
              <table:table-cell office:value-type="float" office:value="0">
                <text:p>0</text:p>
                <draw:g>
                  <svg:desc>Sheet5.C2:Sheet5.C393</svg:desc>
                </draw:g>
              </table:table-cell>
              <table:table-cell office:value-type="float" office:value="0">
                <text:p>0</text:p>
                <draw:g>
                  <svg:desc>Sheet5.D2:Sheet5.D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2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4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5">
                <text:p>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8">
                <text:p>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4">
                <text:p>2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6">
                <text:p>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5">
                <text:p>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6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7">
                <text:p>2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6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2">
                <text:p>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2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0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24">
                <text:p>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6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8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1">
                <text:p>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6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89">
                <text:p>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37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4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75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18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36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01">
                <text:p>2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2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9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69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99">
                <text:p>2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43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16">
                <text:p>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98">
                <text:p>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44">
                <text:p>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59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64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65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85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82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44">
                <text:p>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22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5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24">
                <text:p>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6">
                <text:p>1326</text:p>
              </table:table-cell>
              <table:table-cell office:value-type="float" office:value="1205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">
                <text:p>938</text:p>
              </table:table-cell>
              <table:table-cell office:value-type="float" office:value="1629">
                <text:p>1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2">
                <text:p>612</text:p>
              </table:table-cell>
              <table:table-cell office:value-type="float" office:value="2043">
                <text:p>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6">
                <text:p>376</text:p>
              </table:table-cell>
              <table:table-cell office:value-type="float" office:value="2155">
                <text:p>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2277">
                <text:p>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7">
                <text:p>197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2418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">
                <text:p>128</text:p>
              </table:table-cell>
              <table:table-cell office:value-type="float" office:value="2372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">
                <text:p>128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">
                <text:p>128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2463">
                <text:p>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2449">
                <text:p>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8">
                <text:p>128</text:p>
              </table:table-cell>
              <table:table-cell office:value-type="float" office:value="2539">
                <text:p>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">
                <text:p>128</text:p>
              </table:table-cell>
              <table:table-cell office:value-type="float" office:value="2526">
                <text:p>2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">
                <text:p>128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2539">
                <text:p>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2507">
                <text:p>2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2523">
                <text:p>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510">
                <text:p>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528">
                <text:p>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546">
                <text:p>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507">
                <text:p>2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549">
                <text:p>2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510">
                <text:p>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539">
                <text:p>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522">
                <text:p>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554">
                <text:p>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492">
                <text:p>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539">
                <text:p>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528">
                <text:p>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507">
                <text:p>2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522">
                <text:p>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546">
                <text:p>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554">
                <text:p>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538">
                <text:p>2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69">
                <text:p>2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4">
                <text:p>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10">
                <text:p>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54">
                <text:p>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65">
                <text:p>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33">
                <text:p>2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42">
                <text:p>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522">
                <text:p>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555">
                <text:p>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495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525">
                <text:p>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562">
                <text:p>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555">
                <text:p>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047">
                <text:p>2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557">
                <text:p>2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557">
                <text:p>2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523">
                <text:p>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74">
                <text:p>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182">
                <text:p>1182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909">
                <text:p>909</text:p>
              </table:table-cell>
              <table:table-cell office:value-type="float" office:value="1910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590">
                <text:p>590</text:p>
              </table:table-cell>
              <table:table-cell office:value-type="float" office:value="2084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383">
                <text:p>383</text:p>
              </table:table-cell>
              <table:table-cell office:value-type="float" office:value="2211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2308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  <table:table-cell office:value-type="float" office:value="2281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312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219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306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347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389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486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430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359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6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2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1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9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0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8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7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9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6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2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4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4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9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8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6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2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4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3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1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8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1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6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6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6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3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5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5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3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4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7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0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1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9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3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3">
                <text:p>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4">
                <text:p>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4">
                <text:p>2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6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8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4">
                <text:p>139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1">
                <text:p>791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7">
                <text:p>407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2">
                <text:p>24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442cm" style:legend-expansion="high" chart:style-name="ch2"/>
        <chart:plot-area chart:style-name="ch3" table:cell-range-address="Sheet6.A1:Sheet6.D43" svg:x="0.32cm" svg:y="0.18cm" svg:width="12.428cm" svg:height="8.64cm">
          <chart:coordinate-region svg:x="1.481cm" svg:y="0.382cm" svg:width="11.125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1:Sheet6.A43" chart:class="chart:line">
            <chart:data-point chart:repeated="43"/>
          </chart:series>
          <chart:series chart:style-name="ch7" chart:values-cell-range-address="Sheet6.B1:Sheet6.B43" chart:class="chart:line">
            <chart:data-point chart:repeated="43"/>
          </chart:series>
          <chart:series chart:style-name="ch8" chart:values-cell-range-address="Sheet6.C1:Sheet6.C43" chart:class="chart:line">
            <chart:data-point chart:repeated="43"/>
          </chart:series>
          <chart:series chart:style-name="ch9" chart:values-cell-range-address="Sheet6.D1:Sheet6.D43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54">
                <text:p>-854</text:p>
                <draw:g>
                  <svg:desc>Sheet6.A1:Sheet6.A43</svg:desc>
                </draw:g>
              </table:table-cell>
              <table:table-cell office:value-type="float" office:value="239">
                <text:p>239</text:p>
                <draw:g>
                  <svg:desc>Sheet6.B1:Sheet6.B43</svg:desc>
                </draw:g>
              </table:table-cell>
              <table:table-cell office:value-type="float" office:value="1404">
                <text:p>1404</text:p>
                <draw:g>
                  <svg:desc>Sheet6.C1:Sheet6.C43</svg:desc>
                </draw:g>
              </table:table-cell>
              <table:table-cell office:value-type="float" office:value="-2027">
                <text:p>-2027</text:p>
                <draw:g>
                  <svg:desc>Sheet6.D1:Sheet6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54">
                <text:p>-854</text:p>
              </table:table-cell>
              <table:table-cell office:value-type="float" office:value="239">
                <text:p>239</text:p>
              </table:table-cell>
              <table:table-cell office:value-type="float" office:value="1406">
                <text:p>1406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52">
                <text:p>-852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53">
                <text:p>-853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54">
                <text:p>-854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54">
                <text:p>-854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54">
                <text:p>-854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53">
                <text:p>-853</text:p>
              </table:table-cell>
              <table:table-cell office:value-type="float" office:value="242">
                <text:p>242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52">
                <text:p>-852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4">
                <text:p>-854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3">
                <text:p>1403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4">
                <text:p>-854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53">
                <text:p>-853</text:p>
              </table:table-cell>
              <table:table-cell office:value-type="float" office:value="240">
                <text:p>240</text:p>
              </table:table-cell>
              <table:table-cell office:value-type="float" office:value="1405">
                <text:p>1405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52">
                <text:p>-852</text:p>
              </table:table-cell>
              <table:table-cell office:value-type="float" office:value="239">
                <text:p>239</text:p>
              </table:table-cell>
              <table:table-cell office:value-type="float" office:value="1400">
                <text:p>1400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54">
                <text:p>-854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53">
                <text:p>-853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54">
                <text:p>-854</text:p>
              </table:table-cell>
              <table:table-cell office:value-type="float" office:value="238">
                <text:p>238</text:p>
              </table:table-cell>
              <table:table-cell office:value-type="float" office:value="1404">
                <text:p>1404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53">
                <text:p>-853</text:p>
              </table:table-cell>
              <table:table-cell office:value-type="float" office:value="238">
                <text:p>238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53">
                <text:p>-853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53">
                <text:p>-853</text:p>
              </table:table-cell>
              <table:table-cell office:value-type="float" office:value="238">
                <text:p>238</text:p>
              </table:table-cell>
              <table:table-cell office:value-type="float" office:value="1403">
                <text:p>1403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53">
                <text:p>-853</text:p>
              </table:table-cell>
              <table:table-cell office:value-type="float" office:value="233">
                <text:p>233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53">
                <text:p>-853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53">
                <text:p>-853</text:p>
              </table:table-cell>
              <table:table-cell office:value-type="float" office:value="240">
                <text:p>240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53">
                <text:p>-853</text:p>
              </table:table-cell>
              <table:table-cell office:value-type="float" office:value="239">
                <text:p>239</text:p>
              </table:table-cell>
              <table:table-cell office:value-type="float" office:value="1404">
                <text:p>1404</text:p>
              </table:table-cell>
              <table:table-cell office:value-type="float" office:value="-2027">
                <text:p>-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7.A1:Sheet7.E351" chart:data-source-has-labels="row" svg:x="0.32cm" svg:y="0.18cm" svg:width="13.529cm" svg:height="8.64cm">
          <chart:coordinate-region svg:x="1.481cm" svg:y="0.382cm" svg:width="12.123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351" chart:label-cell-address="Sheet7.B1:Sheet7.B1" chart:class="chart:scatter">
            <chart:domain table:cell-range-address="Sheet7.A2:Sheet7.A351"/>
            <chart:data-point chart:repeated="350"/>
          </chart:series>
          <chart:series chart:style-name="ch7" chart:values-cell-range-address="Sheet7.C2:Sheet7.C351" chart:label-cell-address="Sheet7.C1:Sheet7.C1" chart:class="chart:scatter">
            <chart:data-point chart:repeated="350"/>
          </chart:series>
          <chart:series chart:style-name="ch8" chart:values-cell-range-address="Sheet7.D2:Sheet7.D351" chart:label-cell-address="Sheet7.D1:Sheet7.D1" chart:class="chart:scatter">
            <chart:data-point chart:repeated="350"/>
          </chart:series>
          <chart:series chart:style-name="ch9" chart:values-cell-range-address="Sheet7.E2:Sheet7.E351" chart:label-cell-address="Sheet7.E1:Sheet7.E1" chart:class="chart:scatter">
            <chart:data-point chart:repeated="3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heet7.B1:Sheet7.B1</svg:desc>
                </draw:g>
              </table:table-cell>
              <table:table-cell office:value-type="string">
                <text:p>BL</text:p>
                <draw:g>
                  <svg:desc>Sheet7.C1:Sheet7.C1</svg:desc>
                </draw:g>
              </table:table-cell>
              <table:table-cell office:value-type="string">
                <text:p>BR</text:p>
                <draw:g>
                  <svg:desc>Sheet7.D1:Sheet7.D1</svg:desc>
                </draw:g>
              </table:table-cell>
              <table:table-cell office:value-type="string">
                <text:p>FR</text:p>
                <draw:g>
                  <svg:desc>Sheet7.E1:Sheet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2:Sheet7.A351</svg:desc>
                </draw:g>
              </table:table-cell>
              <table:table-cell office:value-type="float" office:value="-1">
                <text:p>-1</text:p>
                <draw:g>
                  <svg:desc>Sheet7.B2:Sheet7.B351</svg:desc>
                </draw:g>
              </table:table-cell>
              <table:table-cell office:value-type="float" office:value="-2">
                <text:p>-2</text:p>
                <draw:g>
                  <svg:desc>Sheet7.C2:Sheet7.C351</svg:desc>
                </draw:g>
              </table:table-cell>
              <table:table-cell office:value-type="float" office:value="0">
                <text:p>0</text:p>
                <draw:g>
                  <svg:desc>Sheet7.D2:Sheet7.D351</svg:desc>
                </draw:g>
              </table:table-cell>
              <table:table-cell office:value-type="float" office:value="3">
                <text:p>3</text:p>
                <draw:g>
                  <svg:desc>Sheet7.E2:Sheet7.E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-3">
                <text:p>-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-3">
                <text:p>-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-5">
                <text:p>-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91">
                <text:p>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19">
                <text:p>1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19">
                <text:p>1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95">
                <text:p>1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14">
                <text:p>2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34">
                <text:p>2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234">
                <text:p>23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99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273">
                <text:p>27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124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273">
                <text:p>27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124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292">
                <text:p>29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  <table:table-cell office:value-type="float" office:value="314">
                <text:p>31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188">
                <text:p>188</text:p>
              </table:table-cell>
              <table:table-cell office:value-type="float" office:value="164">
                <text:p>164</text:p>
              </table:table-cell>
              <table:table-cell office:value-type="float" office:value="314">
                <text:p>31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188">
                <text:p>188</text:p>
              </table:table-cell>
              <table:table-cell office:value-type="float" office:value="164">
                <text:p>164</text:p>
              </table:table-cell>
              <table:table-cell office:value-type="float" office:value="333">
                <text:p>3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228">
                <text:p>228</text:p>
              </table:table-cell>
              <table:table-cell office:value-type="float" office:value="200">
                <text:p>200</text:p>
              </table:table-cell>
              <table:table-cell office:value-type="float" office:value="384">
                <text:p>38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260">
                <text:p>260</text:p>
              </table:table-cell>
              <table:table-cell office:value-type="float" office:value="229">
                <text:p>229</text:p>
              </table:table-cell>
              <table:table-cell office:value-type="float" office:value="384">
                <text:p>38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260">
                <text:p>260</text:p>
              </table:table-cell>
              <table:table-cell office:value-type="float" office:value="229">
                <text:p>229</text:p>
              </table:table-cell>
              <table:table-cell office:value-type="float" office:value="409">
                <text:p>4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300">
                <text:p>300</text:p>
              </table:table-cell>
              <table:table-cell office:value-type="float" office:value="268">
                <text:p>268</text:p>
              </table:table-cell>
              <table:table-cell office:value-type="float" office:value="461">
                <text:p>46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329">
                <text:p>329</text:p>
              </table:table-cell>
              <table:table-cell office:value-type="float" office:value="301">
                <text:p>301</text:p>
              </table:table-cell>
              <table:table-cell office:value-type="float" office:value="461">
                <text:p>46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329">
                <text:p>329</text:p>
              </table:table-cell>
              <table:table-cell office:value-type="float" office:value="301">
                <text:p>301</text:p>
              </table:table-cell>
              <table:table-cell office:value-type="float" office:value="491">
                <text:p>49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358">
                <text:p>358</text:p>
              </table:table-cell>
              <table:table-cell office:value-type="float" office:value="337">
                <text:p>337</text:p>
              </table:table-cell>
              <table:table-cell office:value-type="float" office:value="519">
                <text:p>51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385">
                <text:p>385</text:p>
              </table:table-cell>
              <table:table-cell office:value-type="float" office:value="371">
                <text:p>371</text:p>
              </table:table-cell>
              <table:table-cell office:value-type="float" office:value="519">
                <text:p>51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385">
                <text:p>385</text:p>
              </table:table-cell>
              <table:table-cell office:value-type="float" office:value="371">
                <text:p>371</text:p>
              </table:table-cell>
              <table:table-cell office:value-type="float" office:value="553">
                <text:p>55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417">
                <text:p>417</text:p>
              </table:table-cell>
              <table:table-cell office:value-type="float" office:value="408">
                <text:p>408</text:p>
              </table:table-cell>
              <table:table-cell office:value-type="float" office:value="586">
                <text:p>58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445">
                <text:p>445</text:p>
              </table:table-cell>
              <table:table-cell office:value-type="float" office:value="438">
                <text:p>438</text:p>
              </table:table-cell>
              <table:table-cell office:value-type="float" office:value="586">
                <text:p>58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445">
                <text:p>445</text:p>
              </table:table-cell>
              <table:table-cell office:value-type="float" office:value="438">
                <text:p>438</text:p>
              </table:table-cell>
              <table:table-cell office:value-type="float" office:value="612">
                <text:p>61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49">
                <text:p>6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503">
                <text:p>503</text:p>
              </table:table-cell>
              <table:table-cell office:value-type="float" office:value="512">
                <text:p>512</text:p>
              </table:table-cell>
              <table:table-cell office:value-type="float" office:value="649">
                <text:p>6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503">
                <text:p>503</text:p>
              </table:table-cell>
              <table:table-cell office:value-type="float" office:value="512">
                <text:p>512</text:p>
              </table:table-cell>
              <table:table-cell office:value-type="float" office:value="676">
                <text:p>67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537">
                <text:p>537</text:p>
              </table:table-cell>
              <table:table-cell office:value-type="float" office:value="551">
                <text:p>551</text:p>
              </table:table-cell>
              <table:table-cell office:value-type="float" office:value="710">
                <text:p>7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564">
                <text:p>564</text:p>
              </table:table-cell>
              <table:table-cell office:value-type="float" office:value="583">
                <text:p>583</text:p>
              </table:table-cell>
              <table:table-cell office:value-type="float" office:value="710">
                <text:p>7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564">
                <text:p>564</text:p>
              </table:table-cell>
              <table:table-cell office:value-type="float" office:value="583">
                <text:p>583</text:p>
              </table:table-cell>
              <table:table-cell office:value-type="float" office:value="743">
                <text:p>74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602">
                <text:p>602</text:p>
              </table:table-cell>
              <table:table-cell office:value-type="float" office:value="622">
                <text:p>622</text:p>
              </table:table-cell>
              <table:table-cell office:value-type="float" office:value="778">
                <text:p>77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630">
                <text:p>630</text:p>
              </table:table-cell>
              <table:table-cell office:value-type="float" office:value="657">
                <text:p>657</text:p>
              </table:table-cell>
              <table:table-cell office:value-type="float" office:value="778">
                <text:p>77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630">
                <text:p>630</text:p>
              </table:table-cell>
              <table:table-cell office:value-type="float" office:value="657">
                <text:p>657</text:p>
              </table:table-cell>
              <table:table-cell office:value-type="float" office:value="812">
                <text:p>81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672">
                <text:p>672</text:p>
              </table:table-cell>
              <table:table-cell office:value-type="float" office:value="706">
                <text:p>706</text:p>
              </table:table-cell>
              <table:table-cell office:value-type="float" office:value="856">
                <text:p>85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708">
                <text:p>708</text:p>
              </table:table-cell>
              <table:table-cell office:value-type="float" office:value="748">
                <text:p>748</text:p>
              </table:table-cell>
              <table:table-cell office:value-type="float" office:value="856">
                <text:p>85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708">
                <text:p>708</text:p>
              </table:table-cell>
              <table:table-cell office:value-type="float" office:value="748">
                <text:p>748</text:p>
              </table:table-cell>
              <table:table-cell office:value-type="float" office:value="889">
                <text:p>88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744">
                <text:p>744</text:p>
              </table:table-cell>
              <table:table-cell office:value-type="float" office:value="794">
                <text:p>794</text:p>
              </table:table-cell>
              <table:table-cell office:value-type="float" office:value="932">
                <text:p>93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776">
                <text:p>776</text:p>
              </table:table-cell>
              <table:table-cell office:value-type="float" office:value="836">
                <text:p>836</text:p>
              </table:table-cell>
              <table:table-cell office:value-type="float" office:value="932">
                <text:p>93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776">
                <text:p>776</text:p>
              </table:table-cell>
              <table:table-cell office:value-type="float" office:value="836">
                <text:p>836</text:p>
              </table:table-cell>
              <table:table-cell office:value-type="float" office:value="968">
                <text:p>96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816">
                <text:p>816</text:p>
              </table:table-cell>
              <table:table-cell office:value-type="float" office:value="890">
                <text:p>890</text:p>
              </table:table-cell>
              <table:table-cell office:value-type="float" office:value="1016">
                <text:p>1016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850">
                <text:p>850</text:p>
              </table:table-cell>
              <table:table-cell office:value-type="float" office:value="936">
                <text:p>936</text:p>
              </table:table-cell>
              <table:table-cell office:value-type="float" office:value="1016">
                <text:p>1016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850">
                <text:p>850</text:p>
              </table:table-cell>
              <table:table-cell office:value-type="float" office:value="936">
                <text:p>936</text:p>
              </table:table-cell>
              <table:table-cell office:value-type="float" office:value="1075">
                <text:p>107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896">
                <text:p>896</text:p>
              </table:table-cell>
              <table:table-cell office:value-type="float" office:value="999">
                <text:p>999</text:p>
              </table:table-cell>
              <table:table-cell office:value-type="float" office:value="1100">
                <text:p>110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937">
                <text:p>937</text:p>
              </table:table-cell>
              <table:table-cell office:value-type="float" office:value="1051">
                <text:p>1051</text:p>
              </table:table-cell>
              <table:table-cell office:value-type="float" office:value="1100">
                <text:p>110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937">
                <text:p>937</text:p>
              </table:table-cell>
              <table:table-cell office:value-type="float" office:value="1051">
                <text:p>1051</text:p>
              </table:table-cell>
              <table:table-cell office:value-type="float" office:value="1145">
                <text:p>114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984">
                <text:p>984</text:p>
              </table:table-cell>
              <table:table-cell office:value-type="float" office:value="1107">
                <text:p>1107</text:p>
              </table:table-cell>
              <table:table-cell office:value-type="float" office:value="1184">
                <text:p>118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1026">
                <text:p>1026</text:p>
              </table:table-cell>
              <table:table-cell office:value-type="float" office:value="1159">
                <text:p>1159</text:p>
              </table:table-cell>
              <table:table-cell office:value-type="float" office:value="1225">
                <text:p>12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1026">
                <text:p>1026</text:p>
              </table:table-cell>
              <table:table-cell office:value-type="float" office:value="1159">
                <text:p>1159</text:p>
              </table:table-cell>
              <table:table-cell office:value-type="float" office:value="1225">
                <text:p>122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1080">
                <text:p>1080</text:p>
              </table:table-cell>
              <table:table-cell office:value-type="float" office:value="1221">
                <text:p>1221</text:p>
              </table:table-cell>
              <table:table-cell office:value-type="float" office:value="1271">
                <text:p>127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1124">
                <text:p>1124</text:p>
              </table:table-cell>
              <table:table-cell office:value-type="float" office:value="1271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1124">
                <text:p>1124</text:p>
              </table:table-cell>
              <table:table-cell office:value-type="float" office:value="1271">
                <text:p>1271</text:p>
              </table:table-cell>
              <table:table-cell office:value-type="float" office:value="1308">
                <text:p>130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1181">
                <text:p>1181</text:p>
              </table:table-cell>
              <table:table-cell office:value-type="float" office:value="1343">
                <text:p>1343</text:p>
              </table:table-cell>
              <table:table-cell office:value-type="float" office:value="1356">
                <text:p>135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1230">
                <text:p>1230</text:p>
              </table:table-cell>
              <table:table-cell office:value-type="float" office:value="1407">
                <text:p>1407</text:p>
              </table:table-cell>
              <table:table-cell office:value-type="float" office:value="1356">
                <text:p>135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1230">
                <text:p>1230</text:p>
              </table:table-cell>
              <table:table-cell office:value-type="float" office:value="1407">
                <text:p>1407</text:p>
              </table:table-cell>
              <table:table-cell office:value-type="float" office:value="1391">
                <text:p>139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1285">
                <text:p>1285</text:p>
              </table:table-cell>
              <table:table-cell office:value-type="float" office:value="1484">
                <text:p>1484</text:p>
              </table:table-cell>
              <table:table-cell office:value-type="float" office:value="1435">
                <text:p>143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1332">
                <text:p>1332</text:p>
              </table:table-cell>
              <table:table-cell office:value-type="float" office:value="1539">
                <text:p>1539</text:p>
              </table:table-cell>
              <table:table-cell office:value-type="float" office:value="1435">
                <text:p>143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1332">
                <text:p>1332</text:p>
              </table:table-cell>
              <table:table-cell office:value-type="float" office:value="1539">
                <text:p>1539</text:p>
              </table:table-cell>
              <table:table-cell office:value-type="float" office:value="1475">
                <text:p>147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1399">
                <text:p>1399</text:p>
              </table:table-cell>
              <table:table-cell office:value-type="float" office:value="1614">
                <text:p>1614</text:p>
              </table:table-cell>
              <table:table-cell office:value-type="float" office:value="1527">
                <text:p>152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1454">
                <text:p>1454</text:p>
              </table:table-cell>
              <table:table-cell office:value-type="float" office:value="1670">
                <text:p>1670</text:p>
              </table:table-cell>
              <table:table-cell office:value-type="float" office:value="1527">
                <text:p>152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1454">
                <text:p>1454</text:p>
              </table:table-cell>
              <table:table-cell office:value-type="float" office:value="1670">
                <text:p>1670</text:p>
              </table:table-cell>
              <table:table-cell office:value-type="float" office:value="1570">
                <text:p>157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1529">
                <text:p>1529</text:p>
              </table:table-cell>
              <table:table-cell office:value-type="float" office:value="1734">
                <text:p>1734</text:p>
              </table:table-cell>
              <table:table-cell office:value-type="float" office:value="1630">
                <text:p>163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1590">
                <text:p>1590</text:p>
              </table:table-cell>
              <table:table-cell office:value-type="float" office:value="1788">
                <text:p>1788</text:p>
              </table:table-cell>
              <table:table-cell office:value-type="float" office:value="1630">
                <text:p>163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1590">
                <text:p>1590</text:p>
              </table:table-cell>
              <table:table-cell office:value-type="float" office:value="1788">
                <text:p>1788</text:p>
              </table:table-cell>
              <table:table-cell office:value-type="float" office:value="1674">
                <text:p>1674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1664">
                <text:p>1664</text:p>
              </table:table-cell>
              <table:table-cell office:value-type="float" office:value="1857">
                <text:p>1857</text:p>
              </table:table-cell>
              <table:table-cell office:value-type="float" office:value="1735">
                <text:p>173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1726">
                <text:p>1726</text:p>
              </table:table-cell>
              <table:table-cell office:value-type="float" office:value="1907">
                <text:p>1907</text:p>
              </table:table-cell>
              <table:table-cell office:value-type="float" office:value="1735">
                <text:p>173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1726">
                <text:p>1726</text:p>
              </table:table-cell>
              <table:table-cell office:value-type="float" office:value="1907">
                <text:p>1907</text:p>
              </table:table-cell>
              <table:table-cell office:value-type="float" office:value="1784">
                <text:p>1784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1803">
                <text:p>1803</text:p>
              </table:table-cell>
              <table:table-cell office:value-type="float" office:value="1978">
                <text:p>1978</text:p>
              </table:table-cell>
              <table:table-cell office:value-type="float" office:value="1841">
                <text:p>184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1864">
                <text:p>1864</text:p>
              </table:table-cell>
              <table:table-cell office:value-type="float" office:value="2028">
                <text:p>2028</text:p>
              </table:table-cell>
              <table:table-cell office:value-type="float" office:value="1841">
                <text:p>184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1864">
                <text:p>1864</text:p>
              </table:table-cell>
              <table:table-cell office:value-type="float" office:value="2028">
                <text:p>2028</text:p>
              </table:table-cell>
              <table:table-cell office:value-type="float" office:value="1893">
                <text:p>189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1941">
                <text:p>1941</text:p>
              </table:table-cell>
              <table:table-cell office:value-type="float" office:value="2100">
                <text:p>2100</text:p>
              </table:table-cell>
              <table:table-cell office:value-type="float" office:value="1957">
                <text:p>195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1941">
                <text:p>1941</text:p>
              </table:table-cell>
              <table:table-cell office:value-type="float" office:value="2100">
                <text:p>2100</text:p>
              </table:table-cell>
              <table:table-cell office:value-type="float" office:value="1957">
                <text:p>195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2014">
                <text:p>2014</text:p>
              </table:table-cell>
              <table:table-cell office:value-type="float" office:value="2158">
                <text:p>2158</text:p>
              </table:table-cell>
              <table:table-cell office:value-type="float" office:value="2010">
                <text:p>2010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2082">
                <text:p>2082</text:p>
              </table:table-cell>
              <table:table-cell office:value-type="float" office:value="2215">
                <text:p>2215</text:p>
              </table:table-cell>
              <table:table-cell office:value-type="float" office:value="2066">
                <text:p>206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2149">
                <text:p>2149</text:p>
              </table:table-cell>
              <table:table-cell office:value-type="float" office:value="-2220">
                <text:p>-2220</text:p>
              </table:table-cell>
              <table:table-cell office:value-type="float" office:value="2066">
                <text:p>206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2149">
                <text:p>2149</text:p>
              </table:table-cell>
              <table:table-cell office:value-type="float" office:value="-2220">
                <text:p>-2220</text:p>
              </table:table-cell>
              <table:table-cell office:value-type="float" office:value="2121">
                <text:p>2121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2229">
                <text:p>2229</text:p>
              </table:table-cell>
              <table:table-cell office:value-type="float" office:value="-2145">
                <text:p>-2145</text:p>
              </table:table-cell>
              <table:table-cell office:value-type="float" office:value="2186">
                <text:p>2186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-2201">
                <text:p>-2201</text:p>
              </table:table-cell>
              <table:table-cell office:value-type="float" office:value="-2089">
                <text:p>-2089</text:p>
              </table:table-cell>
              <table:table-cell office:value-type="float" office:value="2186">
                <text:p>2186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-2201">
                <text:p>-2201</text:p>
              </table:table-cell>
              <table:table-cell office:value-type="float" office:value="-2089">
                <text:p>-2089</text:p>
              </table:table-cell>
              <table:table-cell office:value-type="float" office:value="2239">
                <text:p>2239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-2119">
                <text:p>-2119</text:p>
              </table:table-cell>
              <table:table-cell office:value-type="float" office:value="-2017">
                <text:p>-2017</text:p>
              </table:table-cell>
              <table:table-cell office:value-type="float" office:value="-2189">
                <text:p>-2189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-2060">
                <text:p>-2060</text:p>
              </table:table-cell>
              <table:table-cell office:value-type="float" office:value="-1958">
                <text:p>-1958</text:p>
              </table:table-cell>
              <table:table-cell office:value-type="float" office:value="-2189">
                <text:p>-2189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-2060">
                <text:p>-2060</text:p>
              </table:table-cell>
              <table:table-cell office:value-type="float" office:value="-1958">
                <text:p>-1958</text:p>
              </table:table-cell>
              <table:table-cell office:value-type="float" office:value="-2136">
                <text:p>-2136</text:p>
              </table:table-cell>
              <table:table-cell office:value-type="float" office:value="-2236">
                <text:p>-22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-1990">
                <text:p>-1990</text:p>
              </table:table-cell>
              <table:table-cell office:value-type="float" office:value="-1884">
                <text:p>-1884</text:p>
              </table:table-cell>
              <table:table-cell office:value-type="float" office:value="-2068">
                <text:p>-2068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-1933">
                <text:p>-1933</text:p>
              </table:table-cell>
              <table:table-cell office:value-type="float" office:value="-1822">
                <text:p>-1822</text:p>
              </table:table-cell>
              <table:table-cell office:value-type="float" office:value="-2068">
                <text:p>-2068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-1933">
                <text:p>-1933</text:p>
              </table:table-cell>
              <table:table-cell office:value-type="float" office:value="-1822">
                <text:p>-1822</text:p>
              </table:table-cell>
              <table:table-cell office:value-type="float" office:value="-2011">
                <text:p>-2011</text:p>
              </table:table-cell>
              <table:table-cell office:value-type="float" office:value="-2118">
                <text:p>-21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-1874">
                <text:p>-1874</text:p>
              </table:table-cell>
              <table:table-cell office:value-type="float" office:value="-1745">
                <text:p>-1745</text:p>
              </table:table-cell>
              <table:table-cell office:value-type="float" office:value="-1945">
                <text:p>-1945</text:p>
              </table:table-cell>
              <table:table-cell office:value-type="float" office:value="-2057">
                <text:p>-20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-1824">
                <text:p>-1824</text:p>
              </table:table-cell>
              <table:table-cell office:value-type="float" office:value="-1687">
                <text:p>-1687</text:p>
              </table:table-cell>
              <table:table-cell office:value-type="float" office:value="-1945">
                <text:p>-1945</text:p>
              </table:table-cell>
              <table:table-cell office:value-type="float" office:value="-2057">
                <text:p>-2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-1824">
                <text:p>-1824</text:p>
              </table:table-cell>
              <table:table-cell office:value-type="float" office:value="-1687">
                <text:p>-1687</text:p>
              </table:table-cell>
              <table:table-cell office:value-type="float" office:value="-1893">
                <text:p>-1893</text:p>
              </table:table-cell>
              <table:table-cell office:value-type="float" office:value="-2004">
                <text:p>-20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-1759">
                <text:p>-1759</text:p>
              </table:table-cell>
              <table:table-cell office:value-type="float" office:value="-1613">
                <text:p>-1613</text:p>
              </table:table-cell>
              <table:table-cell office:value-type="float" office:value="-1821">
                <text:p>-1821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-1704">
                <text:p>-1704</text:p>
              </table:table-cell>
              <table:table-cell office:value-type="float" office:value="-1558">
                <text:p>-1558</text:p>
              </table:table-cell>
              <table:table-cell office:value-type="float" office:value="-1821">
                <text:p>-1821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-1704">
                <text:p>-1704</text:p>
              </table:table-cell>
              <table:table-cell office:value-type="float" office:value="-1558">
                <text:p>-1558</text:p>
              </table:table-cell>
              <table:table-cell office:value-type="float" office:value="-1762">
                <text:p>-1762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-1640">
                <text:p>-1640</text:p>
              </table:table-cell>
              <table:table-cell office:value-type="float" office:value="-1494">
                <text:p>-1494</text:p>
              </table:table-cell>
              <table:table-cell office:value-type="float" office:value="-1677">
                <text:p>-1677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-1582">
                <text:p>-1582</text:p>
              </table:table-cell>
              <table:table-cell office:value-type="float" office:value="-1442">
                <text:p>-1442</text:p>
              </table:table-cell>
              <table:table-cell office:value-type="float" office:value="-1677">
                <text:p>-1677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-1582">
                <text:p>-1582</text:p>
              </table:table-cell>
              <table:table-cell office:value-type="float" office:value="-1442">
                <text:p>-1442</text:p>
              </table:table-cell>
              <table:table-cell office:value-type="float" office:value="-1609">
                <text:p>-1609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-1514">
                <text:p>-1514</text:p>
              </table:table-cell>
              <table:table-cell office:value-type="float" office:value="-1380">
                <text:p>-1380</text:p>
              </table:table-cell>
              <table:table-cell office:value-type="float" office:value="-1526">
                <text:p>-1526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-1454">
                <text:p>-1454</text:p>
              </table:table-cell>
              <table:table-cell office:value-type="float" office:value="-1325">
                <text:p>-1325</text:p>
              </table:table-cell>
              <table:table-cell office:value-type="float" office:value="-1526">
                <text:p>-1526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-1454">
                <text:p>-1454</text:p>
              </table:table-cell>
              <table:table-cell office:value-type="float" office:value="-1325">
                <text:p>-1325</text:p>
              </table:table-cell>
              <table:table-cell office:value-type="float" office:value="-1455">
                <text:p>-145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-1383">
                <text:p>-1383</text:p>
              </table:table-cell>
              <table:table-cell office:value-type="float" office:value="-1254">
                <text:p>-1254</text:p>
              </table:table-cell>
              <table:table-cell office:value-type="float" office:value="-1360">
                <text:p>-1360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-1324">
                <text:p>-1324</text:p>
              </table:table-cell>
              <table:table-cell office:value-type="float" office:value="-1199">
                <text:p>-1199</text:p>
              </table:table-cell>
              <table:table-cell office:value-type="float" office:value="-1360">
                <text:p>-1360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-1324">
                <text:p>-1324</text:p>
              </table:table-cell>
              <table:table-cell office:value-type="float" office:value="-1199">
                <text:p>-1199</text:p>
              </table:table-cell>
              <table:table-cell office:value-type="float" office:value="-1293">
                <text:p>-1293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-1253">
                <text:p>-1253</text:p>
              </table:table-cell>
              <table:table-cell office:value-type="float" office:value="-1128">
                <text:p>-1128</text:p>
              </table:table-cell>
              <table:table-cell office:value-type="float" office:value="-1204">
                <text:p>-1204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-1191">
                <text:p>-1191</text:p>
              </table:table-cell>
              <table:table-cell office:value-type="float" office:value="-1080">
                <text:p>-1080</text:p>
              </table:table-cell>
              <table:table-cell office:value-type="float" office:value="-1204">
                <text:p>-1204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-1191">
                <text:p>-1191</text:p>
              </table:table-cell>
              <table:table-cell office:value-type="float" office:value="-1080">
                <text:p>-1080</text:p>
              </table:table-cell>
              <table:table-cell office:value-type="float" office:value="-1129">
                <text:p>-1129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-1114">
                <text:p>-1114</text:p>
              </table:table-cell>
              <table:table-cell office:value-type="float" office:value="-1014">
                <text:p>-1014</text:p>
              </table:table-cell>
              <table:table-cell office:value-type="float" office:value="-1040">
                <text:p>-1040</text:p>
              </table:table-cell>
              <table:table-cell office:value-type="float" office:value="-1310">
                <text:p>-13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-1046">
                <text:p>-1046</text:p>
              </table:table-cell>
              <table:table-cell office:value-type="float" office:value="-957">
                <text:p>-957</text:p>
              </table:table-cell>
              <table:table-cell office:value-type="float" office:value="-960">
                <text:p>-960</text:p>
              </table:table-cell>
              <table:table-cell office:value-type="float" office:value="-1233">
                <text:p>-12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-1046">
                <text:p>-1046</text:p>
              </table:table-cell>
              <table:table-cell office:value-type="float" office:value="-957">
                <text:p>-957</text:p>
              </table:table-cell>
              <table:table-cell office:value-type="float" office:value="-960">
                <text:p>-960</text:p>
              </table:table-cell>
              <table:table-cell office:value-type="float" office:value="-1233">
                <text:p>-12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-960">
                <text:p>-960</text:p>
              </table:table-cell>
              <table:table-cell office:value-type="float" office:value="-885">
                <text:p>-885</text:p>
              </table:table-cell>
              <table:table-cell office:value-type="float" office:value="-859">
                <text:p>-859</text:p>
              </table:table-cell>
              <table:table-cell office:value-type="float" office:value="-1137">
                <text:p>-11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-890">
                <text:p>-890</text:p>
              </table:table-cell>
              <table:table-cell office:value-type="float" office:value="-827">
                <text:p>-827</text:p>
              </table:table-cell>
              <table:table-cell office:value-type="float" office:value="-859">
                <text:p>-859</text:p>
              </table:table-cell>
              <table:table-cell office:value-type="float" office:value="-1137">
                <text:p>-11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-890">
                <text:p>-890</text:p>
              </table:table-cell>
              <table:table-cell office:value-type="float" office:value="-827">
                <text:p>-827</text:p>
              </table:table-cell>
              <table:table-cell office:value-type="float" office:value="-785">
                <text:p>-785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-802">
                <text:p>-802</text:p>
              </table:table-cell>
              <table:table-cell office:value-type="float" office:value="-767">
                <text:p>-767</text:p>
              </table:table-cell>
              <table:table-cell office:value-type="float" office:value="-690">
                <text:p>-690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-723">
                <text:p>-723</text:p>
              </table:table-cell>
              <table:table-cell office:value-type="float" office:value="-719">
                <text:p>-719</text:p>
              </table:table-cell>
              <table:table-cell office:value-type="float" office:value="-690">
                <text:p>-690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-723">
                <text:p>-723</text:p>
              </table:table-cell>
              <table:table-cell office:value-type="float" office:value="-719">
                <text:p>-719</text:p>
              </table:table-cell>
              <table:table-cell office:value-type="float" office:value="-603">
                <text:p>-603</text:p>
              </table:table-cell>
              <table:table-cell office:value-type="float" office:value="-904">
                <text:p>-9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-635">
                <text:p>-635</text:p>
              </table:table-cell>
              <table:table-cell office:value-type="float" office:value="-658">
                <text:p>-658</text:p>
              </table:table-cell>
              <table:table-cell office:value-type="float" office:value="-506">
                <text:p>-506</text:p>
              </table:table-cell>
              <table:table-cell office:value-type="float" office:value="-822">
                <text:p>-8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-561">
                <text:p>-561</text:p>
              </table:table-cell>
              <table:table-cell office:value-type="float" office:value="-600">
                <text:p>-600</text:p>
              </table:table-cell>
              <table:table-cell office:value-type="float" office:value="-506">
                <text:p>-506</text:p>
              </table:table-cell>
              <table:table-cell office:value-type="float" office:value="-822">
                <text:p>-8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-561">
                <text:p>-561</text:p>
              </table:table-cell>
              <table:table-cell office:value-type="float" office:value="-600">
                <text:p>-600</text:p>
              </table:table-cell>
              <table:table-cell office:value-type="float" office:value="-424">
                <text:p>-424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-472">
                <text:p>-472</text:p>
              </table:table-cell>
              <table:table-cell office:value-type="float" office:value="-536">
                <text:p>-536</text:p>
              </table:table-cell>
              <table:table-cell office:value-type="float" office:value="-314">
                <text:p>-314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-404">
                <text:p>-404</text:p>
              </table:table-cell>
              <table:table-cell office:value-type="float" office:value="-471">
                <text:p>-471</text:p>
              </table:table-cell>
              <table:table-cell office:value-type="float" office:value="-314">
                <text:p>-314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">
                <text:p>0.55</text:p>
              </table:table-cell>
              <table:table-cell office:value-type="float" office:value="-404">
                <text:p>-404</text:p>
              </table:table-cell>
              <table:table-cell office:value-type="float" office:value="-471">
                <text:p>-471</text:p>
              </table:table-cell>
              <table:table-cell office:value-type="float" office:value="-227">
                <text:p>-227</text:p>
              </table:table-cell>
              <table:table-cell office:value-type="float" office:value="-621">
                <text:p>-6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2">
                <text:p>0.552</text:p>
              </table:table-cell>
              <table:table-cell office:value-type="float" office:value="-326">
                <text:p>-326</text:p>
              </table:table-cell>
              <table:table-cell office:value-type="float" office:value="-395">
                <text:p>-395</text:p>
              </table:table-cell>
              <table:table-cell office:value-type="float" office:value="-132">
                <text:p>-132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4">
                <text:p>0.554</text:p>
              </table:table-cell>
              <table:table-cell office:value-type="float" office:value="-257">
                <text:p>-257</text:p>
              </table:table-cell>
              <table:table-cell office:value-type="float" office:value="-328">
                <text:p>-328</text:p>
              </table:table-cell>
              <table:table-cell office:value-type="float" office:value="-132">
                <text:p>-132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">
                <text:p>0.556</text:p>
              </table:table-cell>
              <table:table-cell office:value-type="float" office:value="-257">
                <text:p>-257</text:p>
              </table:table-cell>
              <table:table-cell office:value-type="float" office:value="-328">
                <text:p>-328</text:p>
              </table:table-cell>
              <table:table-cell office:value-type="float" office:value="-41">
                <text:p>-41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8">
                <text:p>0.558</text:p>
              </table:table-cell>
              <table:table-cell office:value-type="float" office:value="-175">
                <text:p>-175</text:p>
              </table:table-cell>
              <table:table-cell office:value-type="float" office:value="-256">
                <text:p>-256</text:p>
              </table:table-cell>
              <table:table-cell office:value-type="float" office:value="65">
                <text:p>65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6">
                <text:p>0.56</text:p>
              </table:table-cell>
              <table:table-cell office:value-type="float" office:value="-90">
                <text:p>-90</text:p>
              </table:table-cell>
              <table:table-cell office:value-type="float" office:value="-204">
                <text:p>-204</text:p>
              </table:table-cell>
              <table:table-cell office:value-type="float" office:value="65">
                <text:p>65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2">
                <text:p>0.562</text:p>
              </table:table-cell>
              <table:table-cell office:value-type="float" office:value="-90">
                <text:p>-90</text:p>
              </table:table-cell>
              <table:table-cell office:value-type="float" office:value="-204">
                <text:p>-204</text:p>
              </table:table-cell>
              <table:table-cell office:value-type="float" office:value="162">
                <text:p>162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4">
                <text:p>0.564</text:p>
              </table:table-cell>
              <table:table-cell office:value-type="float" office:value="13">
                <text:p>13</text:p>
              </table:table-cell>
              <table:table-cell office:value-type="float" office:value="-143">
                <text:p>-143</text:p>
              </table:table-cell>
              <table:table-cell office:value-type="float" office:value="286">
                <text:p>286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6">
                <text:p>0.566</text:p>
              </table:table-cell>
              <table:table-cell office:value-type="float" office:value="100">
                <text:p>100</text:p>
              </table:table-cell>
              <table:table-cell office:value-type="float" office:value="-88">
                <text:p>-88</text:p>
              </table:table-cell>
              <table:table-cell office:value-type="float" office:value="286">
                <text:p>286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8">
                <text:p>0.568</text:p>
              </table:table-cell>
              <table:table-cell office:value-type="float" office:value="100">
                <text:p>100</text:p>
              </table:table-cell>
              <table:table-cell office:value-type="float" office:value="-88">
                <text:p>-88</text:p>
              </table:table-cell>
              <table:table-cell office:value-type="float" office:value="371">
                <text:p>371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">
                <text:p>0.57</text:p>
              </table:table-cell>
              <table:table-cell office:value-type="float" office:value="187">
                <text:p>187</text:p>
              </table:table-cell>
              <table:table-cell office:value-type="float" office:value="-24">
                <text:p>-24</text:p>
              </table:table-cell>
              <table:table-cell office:value-type="float" office:value="511">
                <text:p>51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2">
                <text:p>0.572</text:p>
              </table:table-cell>
              <table:table-cell office:value-type="float" office:value="270">
                <text:p>270</text:p>
              </table:table-cell>
              <table:table-cell office:value-type="float" office:value="36">
                <text:p>36</text:p>
              </table:table-cell>
              <table:table-cell office:value-type="float" office:value="511">
                <text:p>51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4">
                <text:p>0.574</text:p>
              </table:table-cell>
              <table:table-cell office:value-type="float" office:value="270">
                <text:p>270</text:p>
              </table:table-cell>
              <table:table-cell office:value-type="float" office:value="36">
                <text:p>36</text:p>
              </table:table-cell>
              <table:table-cell office:value-type="float" office:value="592">
                <text:p>59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6">
                <text:p>0.576</text:p>
              </table:table-cell>
              <table:table-cell office:value-type="float" office:value="357">
                <text:p>357</text:p>
              </table:table-cell>
              <table:table-cell office:value-type="float" office:value="119">
                <text:p>119</text:p>
              </table:table-cell>
              <table:table-cell office:value-type="float" office:value="690">
                <text:p>6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8">
                <text:p>0.578</text:p>
              </table:table-cell>
              <table:table-cell office:value-type="float" office:value="439">
                <text:p>439</text:p>
              </table:table-cell>
              <table:table-cell office:value-type="float" office:value="184">
                <text:p>184</text:p>
              </table:table-cell>
              <table:table-cell office:value-type="float" office:value="690">
                <text:p>6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">
                <text:p>0.58</text:p>
              </table:table-cell>
              <table:table-cell office:value-type="float" office:value="439">
                <text:p>439</text:p>
              </table:table-cell>
              <table:table-cell office:value-type="float" office:value="184">
                <text:p>184</text:p>
              </table:table-cell>
              <table:table-cell office:value-type="float" office:value="783">
                <text:p>7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">
                <text:p>0.582</text:p>
              </table:table-cell>
              <table:table-cell office:value-type="float" office:value="536">
                <text:p>536</text:p>
              </table:table-cell>
              <table:table-cell office:value-type="float" office:value="265">
                <text:p>265</text:p>
              </table:table-cell>
              <table:table-cell office:value-type="float" office:value="900">
                <text:p>9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4">
                <text:p>0.584</text:p>
              </table:table-cell>
              <table:table-cell office:value-type="float" office:value="615">
                <text:p>615</text:p>
              </table:table-cell>
              <table:table-cell office:value-type="float" office:value="331">
                <text:p>331</text:p>
              </table:table-cell>
              <table:table-cell office:value-type="float" office:value="900">
                <text:p>9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">
                <text:p>0.586</text:p>
              </table:table-cell>
              <table:table-cell office:value-type="float" office:value="615">
                <text:p>615</text:p>
              </table:table-cell>
              <table:table-cell office:value-type="float" office:value="331">
                <text:p>331</text:p>
              </table:table-cell>
              <table:table-cell office:value-type="float" office:value="993">
                <text:p>99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8">
                <text:p>0.588</text:p>
              </table:table-cell>
              <table:table-cell office:value-type="float" office:value="719">
                <text:p>719</text:p>
              </table:table-cell>
              <table:table-cell office:value-type="float" office:value="417">
                <text:p>417</text:p>
              </table:table-cell>
              <table:table-cell office:value-type="float" office:value="1093">
                <text:p>109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  <table:table-cell office:value-type="float" office:value="798">
                <text:p>798</text:p>
              </table:table-cell>
              <table:table-cell office:value-type="float" office:value="480">
                <text:p>480</text:p>
              </table:table-cell>
              <table:table-cell office:value-type="float" office:value="1093">
                <text:p>109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2">
                <text:p>0.592</text:p>
              </table:table-cell>
              <table:table-cell office:value-type="float" office:value="798">
                <text:p>798</text:p>
              </table:table-cell>
              <table:table-cell office:value-type="float" office:value="480">
                <text:p>480</text:p>
              </table:table-cell>
              <table:table-cell office:value-type="float" office:value="1191">
                <text:p>119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4">
                <text:p>0.594</text:p>
              </table:table-cell>
              <table:table-cell office:value-type="float" office:value="899">
                <text:p>899</text:p>
              </table:table-cell>
              <table:table-cell office:value-type="float" office:value="564">
                <text:p>564</text:p>
              </table:table-cell>
              <table:table-cell office:value-type="float" office:value="1308">
                <text:p>130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6">
                <text:p>0.596</text:p>
              </table:table-cell>
              <table:table-cell office:value-type="float" office:value="987">
                <text:p>987</text:p>
              </table:table-cell>
              <table:table-cell office:value-type="float" office:value="632">
                <text:p>632</text:p>
              </table:table-cell>
              <table:table-cell office:value-type="float" office:value="1308">
                <text:p>130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">
                <text:p>0.598</text:p>
              </table:table-cell>
              <table:table-cell office:value-type="float" office:value="987">
                <text:p>987</text:p>
              </table:table-cell>
              <table:table-cell office:value-type="float" office:value="632">
                <text:p>632</text:p>
              </table:table-cell>
              <table:table-cell office:value-type="float" office:value="1396">
                <text:p>13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">
                <text:p>0.6</text:p>
              </table:table-cell>
              <table:table-cell office:value-type="float" office:value="1094">
                <text:p>1094</text:p>
              </table:table-cell>
              <table:table-cell office:value-type="float" office:value="721">
                <text:p>721</text:p>
              </table:table-cell>
              <table:table-cell office:value-type="float" office:value="1512">
                <text:p>15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2">
                <text:p>0.602</text:p>
              </table:table-cell>
              <table:table-cell office:value-type="float" office:value="1180">
                <text:p>1180</text:p>
              </table:table-cell>
              <table:table-cell office:value-type="float" office:value="799">
                <text:p>799</text:p>
              </table:table-cell>
              <table:table-cell office:value-type="float" office:value="1512">
                <text:p>15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">
                <text:p>0.604</text:p>
              </table:table-cell>
              <table:table-cell office:value-type="float" office:value="1180">
                <text:p>1180</text:p>
              </table:table-cell>
              <table:table-cell office:value-type="float" office:value="799">
                <text:p>799</text:p>
              </table:table-cell>
              <table:table-cell office:value-type="float" office:value="1605">
                <text:p>160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6">
                <text:p>0.606</text:p>
              </table:table-cell>
              <table:table-cell office:value-type="float" office:value="1288">
                <text:p>1288</text:p>
              </table:table-cell>
              <table:table-cell office:value-type="float" office:value="891">
                <text:p>891</text:p>
              </table:table-cell>
              <table:table-cell office:value-type="float" office:value="1716">
                <text:p>171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8">
                <text:p>0.608</text:p>
              </table:table-cell>
              <table:table-cell office:value-type="float" office:value="1288">
                <text:p>1288</text:p>
              </table:table-cell>
              <table:table-cell office:value-type="float" office:value="891">
                <text:p>891</text:p>
              </table:table-cell>
              <table:table-cell office:value-type="float" office:value="1716">
                <text:p>171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  <table:table-cell office:value-type="float" office:value="1386">
                <text:p>1386</text:p>
              </table:table-cell>
              <table:table-cell office:value-type="float" office:value="991">
                <text:p>991</text:p>
              </table:table-cell>
              <table:table-cell office:value-type="float" office:value="1832">
                <text:p>183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2">
                <text:p>0.612</text:p>
              </table:table-cell>
              <table:table-cell office:value-type="float" office:value="1496">
                <text:p>1496</text:p>
              </table:table-cell>
              <table:table-cell office:value-type="float" office:value="1079">
                <text:p>1079</text:p>
              </table:table-cell>
              <table:table-cell office:value-type="float" office:value="1939">
                <text:p>193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14">
                <text:p>0.614</text:p>
              </table:table-cell>
              <table:table-cell office:value-type="float" office:value="1599">
                <text:p>1599</text:p>
              </table:table-cell>
              <table:table-cell office:value-type="float" office:value="1170">
                <text:p>1170</text:p>
              </table:table-cell>
              <table:table-cell office:value-type="float" office:value="1939">
                <text:p>193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6">
                <text:p>0.616</text:p>
              </table:table-cell>
              <table:table-cell office:value-type="float" office:value="1599">
                <text:p>1599</text:p>
              </table:table-cell>
              <table:table-cell office:value-type="float" office:value="1170">
                <text:p>1170</text:p>
              </table:table-cell>
              <table:table-cell office:value-type="float" office:value="2047">
                <text:p>204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8">
                <text:p>0.618</text:p>
              </table:table-cell>
              <table:table-cell office:value-type="float" office:value="1724">
                <text:p>1724</text:p>
              </table:table-cell>
              <table:table-cell office:value-type="float" office:value="1284">
                <text:p>1284</text:p>
              </table:table-cell>
              <table:table-cell office:value-type="float" office:value="2192">
                <text:p>2192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">
                <text:p>0.62</text:p>
              </table:table-cell>
              <table:table-cell office:value-type="float" office:value="1824">
                <text:p>1824</text:p>
              </table:table-cell>
              <table:table-cell office:value-type="float" office:value="1375">
                <text:p>1375</text:p>
              </table:table-cell>
              <table:table-cell office:value-type="float" office:value="2192">
                <text:p>2192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2">
                <text:p>0.622</text:p>
              </table:table-cell>
              <table:table-cell office:value-type="float" office:value="1824">
                <text:p>1824</text:p>
              </table:table-cell>
              <table:table-cell office:value-type="float" office:value="1375">
                <text:p>1375</text:p>
              </table:table-cell>
              <table:table-cell office:value-type="float" office:value="-2208">
                <text:p>-220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4">
                <text:p>0.624</text:p>
              </table:table-cell>
              <table:table-cell office:value-type="float" office:value="1941">
                <text:p>1941</text:p>
              </table:table-cell>
              <table:table-cell office:value-type="float" office:value="1488">
                <text:p>1488</text:p>
              </table:table-cell>
              <table:table-cell office:value-type="float" office:value="-2083">
                <text:p>-208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6">
                <text:p>0.626</text:p>
              </table:table-cell>
              <table:table-cell office:value-type="float" office:value="2048">
                <text:p>2048</text:p>
              </table:table-cell>
              <table:table-cell office:value-type="float" office:value="1585">
                <text:p>1585</text:p>
              </table:table-cell>
              <table:table-cell office:value-type="float" office:value="-2083">
                <text:p>-208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8">
                <text:p>0.628</text:p>
              </table:table-cell>
              <table:table-cell office:value-type="float" office:value="2048">
                <text:p>2048</text:p>
              </table:table-cell>
              <table:table-cell office:value-type="float" office:value="1585">
                <text:p>1585</text:p>
              </table:table-cell>
              <table:table-cell office:value-type="float" office:value="-1975">
                <text:p>-1975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">
                <text:p>0.63</text:p>
              </table:table-cell>
              <table:table-cell office:value-type="float" office:value="2175">
                <text:p>2175</text:p>
              </table:table-cell>
              <table:table-cell office:value-type="float" office:value="1702">
                <text:p>1702</text:p>
              </table:table-cell>
              <table:table-cell office:value-type="float" office:value="-1854">
                <text:p>-185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">
                <text:p>0.632</text:p>
              </table:table-cell>
              <table:table-cell office:value-type="float" office:value="-2222">
                <text:p>-2222</text:p>
              </table:table-cell>
              <table:table-cell office:value-type="float" office:value="1811">
                <text:p>1811</text:p>
              </table:table-cell>
              <table:table-cell office:value-type="float" office:value="-1854">
                <text:p>-185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4">
                <text:p>0.634</text:p>
              </table:table-cell>
              <table:table-cell office:value-type="float" office:value="-2222">
                <text:p>-2222</text:p>
              </table:table-cell>
              <table:table-cell office:value-type="float" office:value="1811">
                <text:p>1811</text:p>
              </table:table-cell>
              <table:table-cell office:value-type="float" office:value="-1756">
                <text:p>-1756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6">
                <text:p>0.636</text:p>
              </table:table-cell>
              <table:table-cell office:value-type="float" office:value="-2074">
                <text:p>-2074</text:p>
              </table:table-cell>
              <table:table-cell office:value-type="float" office:value="1923">
                <text:p>1923</text:p>
              </table:table-cell>
              <table:table-cell office:value-type="float" office:value="-1756">
                <text:p>-1756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8">
                <text:p>0.638</text:p>
              </table:table-cell>
              <table:table-cell office:value-type="float" office:value="-1976">
                <text:p>-1976</text:p>
              </table:table-cell>
              <table:table-cell office:value-type="float" office:value="2010">
                <text:p>2010</text:p>
              </table:table-cell>
              <table:table-cell office:value-type="float" office:value="-1619">
                <text:p>-161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4">
                <text:p>0.64</text:p>
              </table:table-cell>
              <table:table-cell office:value-type="float" office:value="-1976">
                <text:p>-1976</text:p>
              </table:table-cell>
              <table:table-cell office:value-type="float" office:value="2010">
                <text:p>2010</text:p>
              </table:table-cell>
              <table:table-cell office:value-type="float" office:value="-1526">
                <text:p>-152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42">
                <text:p>0.642</text:p>
              </table:table-cell>
              <table:table-cell office:value-type="float" office:value="-1863">
                <text:p>-1863</text:p>
              </table:table-cell>
              <table:table-cell office:value-type="float" office:value="2113">
                <text:p>2113</text:p>
              </table:table-cell>
              <table:table-cell office:value-type="float" office:value="-1404">
                <text:p>-140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4">
                <text:p>0.644</text:p>
              </table:table-cell>
              <table:table-cell office:value-type="float" office:value="-1766">
                <text:p>-1766</text:p>
              </table:table-cell>
              <table:table-cell office:value-type="float" office:value="2207">
                <text:p>2207</text:p>
              </table:table-cell>
              <table:table-cell office:value-type="float" office:value="-1404">
                <text:p>-140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6">
                <text:p>0.646</text:p>
              </table:table-cell>
              <table:table-cell office:value-type="float" office:value="-1766">
                <text:p>-1766</text:p>
              </table:table-cell>
              <table:table-cell office:value-type="float" office:value="2207">
                <text:p>2207</text:p>
              </table:table-cell>
              <table:table-cell office:value-type="float" office:value="-1303">
                <text:p>-1303</text:p>
              </table:table-cell>
              <table:table-cell office:value-type="float" office:value="-2236">
                <text:p>-22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8">
                <text:p>0.648</text:p>
              </table:table-cell>
              <table:table-cell office:value-type="float" office:value="-1647">
                <text:p>-1647</text:p>
              </table:table-cell>
              <table:table-cell office:value-type="float" office:value="-2178">
                <text:p>-2178</text:p>
              </table:table-cell>
              <table:table-cell office:value-type="float" office:value="-1176">
                <text:p>-1176</text:p>
              </table:table-cell>
              <table:table-cell office:value-type="float" office:value="-2119">
                <text:p>-21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">
                <text:p>0.65</text:p>
              </table:table-cell>
              <table:table-cell office:value-type="float" office:value="-1546">
                <text:p>-1546</text:p>
              </table:table-cell>
              <table:table-cell office:value-type="float" office:value="-2088">
                <text:p>-2088</text:p>
              </table:table-cell>
              <table:table-cell office:value-type="float" office:value="-1176">
                <text:p>-1176</text:p>
              </table:table-cell>
              <table:table-cell office:value-type="float" office:value="-2119">
                <text:p>-21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2">
                <text:p>0.652</text:p>
              </table:table-cell>
              <table:table-cell office:value-type="float" office:value="-1546">
                <text:p>-1546</text:p>
              </table:table-cell>
              <table:table-cell office:value-type="float" office:value="-2088">
                <text:p>-2088</text:p>
              </table:table-cell>
              <table:table-cell office:value-type="float" office:value="-1071">
                <text:p>-1071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54">
                <text:p>0.654</text:p>
              </table:table-cell>
              <table:table-cell office:value-type="float" office:value="-1424">
                <text:p>-1424</text:p>
              </table:table-cell>
              <table:table-cell office:value-type="float" office:value="-1979">
                <text:p>-1979</text:p>
              </table:table-cell>
              <table:table-cell office:value-type="float" office:value="-938">
                <text:p>-938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6">
                <text:p>0.656</text:p>
              </table:table-cell>
              <table:table-cell office:value-type="float" office:value="-1325">
                <text:p>-1325</text:p>
              </table:table-cell>
              <table:table-cell office:value-type="float" office:value="-1885">
                <text:p>-1885</text:p>
              </table:table-cell>
              <table:table-cell office:value-type="float" office:value="-938">
                <text:p>-938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8">
                <text:p>0.658</text:p>
              </table:table-cell>
              <table:table-cell office:value-type="float" office:value="-1325">
                <text:p>-1325</text:p>
              </table:table-cell>
              <table:table-cell office:value-type="float" office:value="-1885">
                <text:p>-1885</text:p>
              </table:table-cell>
              <table:table-cell office:value-type="float" office:value="-842">
                <text:p>-842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">
                <text:p>0.66</text:p>
              </table:table-cell>
              <table:table-cell office:value-type="float" office:value="-1205">
                <text:p>-1205</text:p>
              </table:table-cell>
              <table:table-cell office:value-type="float" office:value="-1769">
                <text:p>-1769</text:p>
              </table:table-cell>
              <table:table-cell office:value-type="float" office:value="-716">
                <text:p>-716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2">
                <text:p>0.662</text:p>
              </table:table-cell>
              <table:table-cell office:value-type="float" office:value="-1101">
                <text:p>-1101</text:p>
              </table:table-cell>
              <table:table-cell office:value-type="float" office:value="-1683">
                <text:p>-1683</text:p>
              </table:table-cell>
              <table:table-cell office:value-type="float" office:value="-716">
                <text:p>-716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4">
                <text:p>0.664</text:p>
              </table:table-cell>
              <table:table-cell office:value-type="float" office:value="-1101">
                <text:p>-1101</text:p>
              </table:table-cell>
              <table:table-cell office:value-type="float" office:value="-1683">
                <text:p>-1683</text:p>
              </table:table-cell>
              <table:table-cell office:value-type="float" office:value="-614">
                <text:p>-614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6">
                <text:p>0.666</text:p>
              </table:table-cell>
              <table:table-cell office:value-type="float" office:value="-979">
                <text:p>-979</text:p>
              </table:table-cell>
              <table:table-cell office:value-type="float" office:value="-1564">
                <text:p>-1564</text:p>
              </table:table-cell>
              <table:table-cell office:value-type="float" office:value="-488">
                <text:p>-488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">
                <text:p>0.668</text:p>
              </table:table-cell>
              <table:table-cell office:value-type="float" office:value="-880">
                <text:p>-880</text:p>
              </table:table-cell>
              <table:table-cell office:value-type="float" office:value="-1464">
                <text:p>-1464</text:p>
              </table:table-cell>
              <table:table-cell office:value-type="float" office:value="-488">
                <text:p>-488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  <table:table-cell office:value-type="float" office:value="-880">
                <text:p>-880</text:p>
              </table:table-cell>
              <table:table-cell office:value-type="float" office:value="-1464">
                <text:p>-1464</text:p>
              </table:table-cell>
              <table:table-cell office:value-type="float" office:value="-380">
                <text:p>-380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72">
                <text:p>0.672</text:p>
              </table:table-cell>
              <table:table-cell office:value-type="float" office:value="-739">
                <text:p>-739</text:p>
              </table:table-cell>
              <table:table-cell office:value-type="float" office:value="-1296">
                <text:p>-1296</text:p>
              </table:table-cell>
              <table:table-cell office:value-type="float" office:value="-380">
                <text:p>-380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4">
                <text:p>0.674</text:p>
              </table:table-cell>
              <table:table-cell office:value-type="float" office:value="-625">
                <text:p>-625</text:p>
              </table:table-cell>
              <table:table-cell office:value-type="float" office:value="-1185">
                <text:p>-1185</text:p>
              </table:table-cell>
              <table:table-cell office:value-type="float" office:value="-204">
                <text:p>-204</text:p>
              </table:table-cell>
              <table:table-cell office:value-type="float" office:value="-1177">
                <text:p>-11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76">
                <text:p>0.676</text:p>
              </table:table-cell>
              <table:table-cell office:value-type="float" office:value="-625">
                <text:p>-625</text:p>
              </table:table-cell>
              <table:table-cell office:value-type="float" office:value="-1185">
                <text:p>-1185</text:p>
              </table:table-cell>
              <table:table-cell office:value-type="float" office:value="-120">
                <text:p>-120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78">
                <text:p>0.678</text:p>
              </table:table-cell>
              <table:table-cell office:value-type="float" office:value="-506">
                <text:p>-506</text:p>
              </table:table-cell>
              <table:table-cell office:value-type="float" office:value="-1063">
                <text:p>-1063</text:p>
              </table:table-cell>
              <table:table-cell office:value-type="float" office:value="10">
                <text:p>10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">
                <text:p>0.68</text:p>
              </table:table-cell>
              <table:table-cell office:value-type="float" office:value="-397">
                <text:p>-397</text:p>
              </table:table-cell>
              <table:table-cell office:value-type="float" office:value="-957">
                <text:p>-957</text:p>
              </table:table-cell>
              <table:table-cell office:value-type="float" office:value="10">
                <text:p>10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82">
                <text:p>0.682</text:p>
              </table:table-cell>
              <table:table-cell office:value-type="float" office:value="-397">
                <text:p>-397</text:p>
              </table:table-cell>
              <table:table-cell office:value-type="float" office:value="-957">
                <text:p>-957</text:p>
              </table:table-cell>
              <table:table-cell office:value-type="float" office:value="133">
                <text:p>133</text:p>
              </table:table-cell>
              <table:table-cell office:value-type="float" office:value="-881">
                <text:p>-8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84">
                <text:p>0.684</text:p>
              </table:table-cell>
              <table:table-cell office:value-type="float" office:value="-272">
                <text:p>-272</text:p>
              </table:table-cell>
              <table:table-cell office:value-type="float" office:value="-838">
                <text:p>-838</text:p>
              </table:table-cell>
              <table:table-cell office:value-type="float" office:value="133">
                <text:p>133</text:p>
              </table:table-cell>
              <table:table-cell office:value-type="float" office:value="-881">
                <text:p>-8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6">
                <text:p>0.686</text:p>
              </table:table-cell>
              <table:table-cell office:value-type="float" office:value="-272">
                <text:p>-272</text:p>
              </table:table-cell>
              <table:table-cell office:value-type="float" office:value="-838">
                <text:p>-838</text:p>
              </table:table-cell>
              <table:table-cell office:value-type="float" office:value="301">
                <text:p>301</text:p>
              </table:table-cell>
              <table:table-cell office:value-type="float" office:value="-746">
                <text:p>-7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88">
                <text:p>0.688</text:p>
              </table:table-cell>
              <table:table-cell office:value-type="float" office:value="-151">
                <text:p>-151</text:p>
              </table:table-cell>
              <table:table-cell office:value-type="float" office:value="-713">
                <text:p>-713</text:p>
              </table:table-cell>
              <table:table-cell office:value-type="float" office:value="440">
                <text:p>440</text:p>
              </table:table-cell>
              <table:table-cell office:value-type="float" office:value="-647">
                <text:p>-6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9">
                <text:p>0.69</text:p>
              </table:table-cell>
              <table:table-cell office:value-type="float" office:value="-30">
                <text:p>-30</text:p>
              </table:table-cell>
              <table:table-cell office:value-type="float" office:value="-607">
                <text:p>-607</text:p>
              </table:table-cell>
              <table:table-cell office:value-type="float" office:value="570">
                <text:p>570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92">
                <text:p>0.692</text:p>
              </table:table-cell>
              <table:table-cell office:value-type="float" office:value="85">
                <text:p>85</text:p>
              </table:table-cell>
              <table:table-cell office:value-type="float" office:value="-507">
                <text:p>-507</text:p>
              </table:table-cell>
              <table:table-cell office:value-type="float" office:value="570">
                <text:p>570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94">
                <text:p>0.694</text:p>
              </table:table-cell>
              <table:table-cell office:value-type="float" office:value="85">
                <text:p>85</text:p>
              </table:table-cell>
              <table:table-cell office:value-type="float" office:value="-507">
                <text:p>-507</text:p>
              </table:table-cell>
              <table:table-cell office:value-type="float" office:value="674">
                <text:p>674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96">
                <text:p>0.696</text:p>
              </table:table-cell>
              <table:table-cell office:value-type="float" office:value="207">
                <text:p>207</text:p>
              </table:table-cell>
              <table:table-cell office:value-type="float" office:value="-387">
                <text:p>-387</text:p>
              </table:table-cell>
              <table:table-cell office:value-type="float" office:value="674">
                <text:p>674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98">
                <text:p>0.698</text:p>
              </table:table-cell>
              <table:table-cell office:value-type="float" office:value="317">
                <text:p>317</text:p>
              </table:table-cell>
              <table:table-cell office:value-type="float" office:value="-285">
                <text:p>-285</text:p>
              </table:table-cell>
              <table:table-cell office:value-type="float" office:value="821">
                <text:p>821</text:p>
              </table:table-cell>
              <table:table-cell office:value-type="float" office:value="-322">
                <text:p>-3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8.A1:Sheet8.E201" chart:data-source-has-labels="row" svg:x="0.32cm" svg:y="0.18cm" svg:width="13.529cm" svg:height="8.64cm">
          <chart:coordinate-region svg:x="1.354cm" svg:y="0.383cm" svg:width="12.25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8.B2:Sheet8.B201" chart:label-cell-address="Sheet8.B1:Sheet8.B1" chart:class="chart:scatter">
            <chart:domain table:cell-range-address="Sheet8.A2:Sheet8.A201"/>
            <chart:data-point chart:repeated="200"/>
          </chart:series>
          <chart:series chart:style-name="ch8" chart:values-cell-range-address="Sheet8.C2:Sheet8.C201" chart:label-cell-address="Sheet8.C1:Sheet8.C1" chart:class="chart:scatter">
            <chart:data-point chart:repeated="200"/>
          </chart:series>
          <chart:series chart:style-name="ch9" chart:values-cell-range-address="Sheet8.D2:Sheet8.D201" chart:label-cell-address="Sheet8.D1:Sheet8.D1" chart:class="chart:scatter">
            <chart:data-point chart:repeated="200"/>
          </chart:series>
          <chart:series chart:style-name="ch10" chart:values-cell-range-address="Sheet8.E2:Sheet8.E201" chart:label-cell-address="Sheet8.E1:Sheet8.E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heet8.B1:Sheet8.B1</svg:desc>
                </draw:g>
              </table:table-cell>
              <table:table-cell office:value-type="string">
                <text:p>BL</text:p>
                <draw:g>
                  <svg:desc>Sheet8.C1:Sheet8.C1</svg:desc>
                </draw:g>
              </table:table-cell>
              <table:table-cell office:value-type="string">
                <text:p>BR</text:p>
                <draw:g>
                  <svg:desc>Sheet8.D1:Sheet8.D1</svg:desc>
                </draw:g>
              </table:table-cell>
              <table:table-cell office:value-type="string">
                <text:p>FR</text:p>
                <draw:g>
                  <svg:desc>Sheet8.E1:Sheet8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201</svg:desc>
                </draw:g>
              </table:table-cell>
              <table:table-cell office:value-type="float" office:value="0">
                <text:p>0</text:p>
                <draw:g>
                  <svg:desc>Sheet8.B2:Sheet8.B201</svg:desc>
                </draw:g>
              </table:table-cell>
              <table:table-cell office:value-type="float" office:value="0">
                <text:p>0</text:p>
                <draw:g>
                  <svg:desc>Sheet8.C2:Sheet8.C201</svg:desc>
                </draw:g>
              </table:table-cell>
              <table:table-cell office:value-type="float" office:value="0">
                <text:p>0</text:p>
                <draw:g>
                  <svg:desc>Sheet8.D2:Sheet8.D201</svg:desc>
                </draw:g>
              </table:table-cell>
              <table:table-cell office:value-type="float" office:value="0">
                <text:p>0</text:p>
                <draw:g>
                  <svg:desc>Sheet8.E2:Sheet8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76">
                <text:p>76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58">
                <text:p>58</text:p>
              </table:table-cell>
              <table:table-cell office:value-type="float" office:value="198">
                <text:p>198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112">
                <text:p>112</text:p>
              </table:table-cell>
              <table:table-cell office:value-type="float" office:value="235">
                <text:p>235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137">
                <text:p>137</text:p>
              </table:table-cell>
              <table:table-cell office:value-type="float" office:value="216">
                <text:p>216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98">
                <text:p>98</text:p>
              </table:table-cell>
              <table:table-cell office:value-type="float" office:value="189">
                <text:p>189</text:p>
              </table:table-cell>
              <table:table-cell office:value-type="float" office:value="137">
                <text:p>1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142">
                <text:p>142</text:p>
              </table:table-cell>
              <table:table-cell office:value-type="float" office:value="172">
                <text:p>172</text:p>
              </table:table-cell>
              <table:table-cell office:value-type="float" office:value="155">
                <text:p>1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203">
                <text:p>203</text:p>
              </table:table-cell>
              <table:table-cell office:value-type="float" office:value="187">
                <text:p>187</text:p>
              </table:table-cell>
              <table:table-cell office:value-type="float" office:value="156">
                <text:p>1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67">
                <text:p>16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231">
                <text:p>231</text:p>
              </table:table-cell>
              <table:table-cell office:value-type="float" office:value="213">
                <text:p>213</text:p>
              </table:table-cell>
              <table:table-cell office:value-type="float" office:value="156">
                <text:p>15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241">
                <text:p>241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237">
                <text:p>237</text:p>
              </table:table-cell>
              <table:table-cell office:value-type="float" office:value="215">
                <text:p>215</text:p>
              </table:table-cell>
              <table:table-cell office:value-type="float" office:value="244">
                <text:p>24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247">
                <text:p>247</text:p>
              </table:table-cell>
              <table:table-cell office:value-type="float" office:value="123">
                <text:p>123</text:p>
              </table:table-cell>
              <table:table-cell office:value-type="float" office:value="272">
                <text:p>27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338">
                <text:p>338</text:p>
              </table:table-cell>
              <table:table-cell office:value-type="float" office:value="282">
                <text:p>282</text:p>
              </table:table-cell>
              <table:table-cell office:value-type="float" office:value="320">
                <text:p>3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329">
                <text:p>329</text:p>
              </table:table-cell>
              <table:table-cell office:value-type="float" office:value="325">
                <text:p>325</text:p>
              </table:table-cell>
              <table:table-cell office:value-type="float" office:value="270">
                <text:p>2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275">
                <text:p>275</text:p>
              </table:table-cell>
              <table:table-cell office:value-type="float" office:value="328">
                <text:p>328</text:p>
              </table:table-cell>
              <table:table-cell office:value-type="float" office:value="300">
                <text:p>3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344">
                <text:p>344</text:p>
              </table:table-cell>
              <table:table-cell office:value-type="float" office:value="443">
                <text:p>443</text:p>
              </table:table-cell>
              <table:table-cell office:value-type="float" office:value="401">
                <text:p>40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339">
                <text:p>339</text:p>
              </table:table-cell>
              <table:table-cell office:value-type="float" office:value="511">
                <text:p>511</text:p>
              </table:table-cell>
              <table:table-cell office:value-type="float" office:value="371">
                <text:p>37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355">
                <text:p>355</text:p>
              </table:table-cell>
              <table:table-cell office:value-type="float" office:value="533">
                <text:p>533</text:p>
              </table:table-cell>
              <table:table-cell office:value-type="float" office:value="307">
                <text:p>30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412">
                <text:p>412</text:p>
              </table:table-cell>
              <table:table-cell office:value-type="float" office:value="547">
                <text:p>547</text:p>
              </table:table-cell>
              <table:table-cell office:value-type="float" office:value="368">
                <text:p>36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436">
                <text:p>436</text:p>
              </table:table-cell>
              <table:table-cell office:value-type="float" office:value="331">
                <text:p>331</text:p>
              </table:table-cell>
              <table:table-cell office:value-type="float" office:value="436">
                <text:p>43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  <table:table-cell office:value-type="float" office:value="371">
                <text:p>37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499">
                <text:p>499</text:p>
              </table:table-cell>
              <table:table-cell office:value-type="float" office:value="353">
                <text:p>353</text:p>
              </table:table-cell>
              <table:table-cell office:value-type="float" office:value="441">
                <text:p>4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422">
                <text:p>422</text:p>
              </table:table-cell>
              <table:table-cell office:value-type="float" office:value="500">
                <text:p>500</text:p>
              </table:table-cell>
              <table:table-cell office:value-type="float" office:value="482">
                <text:p>48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501">
                <text:p>501</text:p>
              </table:table-cell>
              <table:table-cell office:value-type="float" office:value="455">
                <text:p>455</text:p>
              </table:table-cell>
              <table:table-cell office:value-type="float" office:value="493">
                <text:p>49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456">
                <text:p>456</text:p>
              </table:table-cell>
              <table:table-cell office:value-type="float" office:value="568">
                <text:p>568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512">
                <text:p>512</text:p>
              </table:table-cell>
              <table:table-cell office:value-type="float" office:value="682">
                <text:p>682</text:p>
              </table:table-cell>
              <table:table-cell office:value-type="float" office:value="542">
                <text:p>54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455">
                <text:p>455</text:p>
              </table:table-cell>
              <table:table-cell office:value-type="float" office:value="710">
                <text:p>710</text:p>
              </table:table-cell>
              <table:table-cell office:value-type="float" office:value="422">
                <text:p>42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525">
                <text:p>525</text:p>
              </table:table-cell>
              <table:table-cell office:value-type="float" office:value="487">
                <text:p>487</text:p>
              </table:table-cell>
              <table:table-cell office:value-type="float" office:value="518">
                <text:p>51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569">
                <text:p>569</text:p>
              </table:table-cell>
              <table:table-cell office:value-type="float" office:value="315">
                <text:p>315</text:p>
              </table:table-cell>
              <table:table-cell office:value-type="float" office:value="546">
                <text:p>5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598">
                <text:p>598</text:p>
              </table:table-cell>
              <table:table-cell office:value-type="float" office:value="583">
                <text:p>583</text:p>
              </table:table-cell>
              <table:table-cell office:value-type="float" office:value="571">
                <text:p>57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559">
                <text:p>559</text:p>
              </table:table-cell>
              <table:table-cell office:value-type="float" office:value="619">
                <text:p>619</text:p>
              </table:table-cell>
              <table:table-cell office:value-type="float" office:value="563">
                <text:p>56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562">
                <text:p>562</text:p>
              </table:table-cell>
              <table:table-cell office:value-type="float" office:value="623">
                <text:p>623</text:p>
              </table:table-cell>
              <table:table-cell office:value-type="float" office:value="602">
                <text:p>60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651">
                <text:p>651</text:p>
              </table:table-cell>
              <table:table-cell office:value-type="float" office:value="627">
                <text:p>627</text:p>
              </table:table-cell>
              <table:table-cell office:value-type="float" office:value="621">
                <text:p>62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679">
                <text:p>679</text:p>
              </table:table-cell>
              <table:table-cell office:value-type="float" office:value="656">
                <text:p>656</text:p>
              </table:table-cell>
              <table:table-cell office:value-type="float" office:value="597">
                <text:p>59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670">
                <text:p>670</text:p>
              </table:table-cell>
              <table:table-cell office:value-type="float" office:value="652">
                <text:p>652</text:p>
              </table:table-cell>
              <table:table-cell office:value-type="float" office:value="649">
                <text:p>64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638">
                <text:p>638</text:p>
              </table:table-cell>
              <table:table-cell office:value-type="float" office:value="657">
                <text:p>657</text:p>
              </table:table-cell>
              <table:table-cell office:value-type="float" office:value="600">
                <text:p>60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714">
                <text:p>714</text:p>
              </table:table-cell>
              <table:table-cell office:value-type="float" office:value="655">
                <text:p>655</text:p>
              </table:table-cell>
              <table:table-cell office:value-type="float" office:value="719">
                <text:p>71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689">
                <text:p>689</text:p>
              </table:table-cell>
              <table:table-cell office:value-type="float" office:value="756">
                <text:p>756</text:p>
              </table:table-cell>
              <table:table-cell office:value-type="float" office:value="794">
                <text:p>79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705">
                <text:p>705</text:p>
              </table:table-cell>
              <table:table-cell office:value-type="float" office:value="702">
                <text:p>702</text:p>
              </table:table-cell>
              <table:table-cell office:value-type="float" office:value="681">
                <text:p>68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717">
                <text:p>717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740">
                <text:p>740</text:p>
              </table:table-cell>
              <table:table-cell office:value-type="float" office:value="803">
                <text:p>803</text:p>
              </table:table-cell>
              <table:table-cell office:value-type="float" office:value="728">
                <text:p>72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803">
                <text:p>803</text:p>
              </table:table-cell>
              <table:table-cell office:value-type="float" office:value="758">
                <text:p>758</text:p>
              </table:table-cell>
              <table:table-cell office:value-type="float" office:value="809">
                <text:p>80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739">
                <text:p>739</text:p>
              </table:table-cell>
              <table:table-cell office:value-type="float" office:value="795">
                <text:p>795</text:p>
              </table:table-cell>
              <table:table-cell office:value-type="float" office:value="756">
                <text:p>75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814">
                <text:p>814</text:p>
              </table:table-cell>
              <table:table-cell office:value-type="float" office:value="806">
                <text:p>806</text:p>
              </table:table-cell>
              <table:table-cell office:value-type="float" office:value="766">
                <text:p>76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864">
                <text:p>864</text:p>
              </table:table-cell>
              <table:table-cell office:value-type="float" office:value="868">
                <text:p>868</text:p>
              </table:table-cell>
              <table:table-cell office:value-type="float" office:value="836">
                <text:p>83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852">
                <text:p>852</text:p>
              </table:table-cell>
              <table:table-cell office:value-type="float" office:value="817">
                <text:p>817</text:p>
              </table:table-cell>
              <table:table-cell office:value-type="float" office:value="892">
                <text:p>89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860">
                <text:p>860</text:p>
              </table:table-cell>
              <table:table-cell office:value-type="float" office:value="790">
                <text:p>790</text:p>
              </table:table-cell>
              <table:table-cell office:value-type="float" office:value="878">
                <text:p>87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950">
                <text:p>950</text:p>
              </table:table-cell>
              <table:table-cell office:value-type="float" office:value="941">
                <text:p>941</text:p>
              </table:table-cell>
              <table:table-cell office:value-type="float" office:value="969">
                <text:p>96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921">
                <text:p>921</text:p>
              </table:table-cell>
              <table:table-cell office:value-type="float" office:value="909">
                <text:p>909</text:p>
              </table:table-cell>
              <table:table-cell office:value-type="float" office:value="904">
                <text:p>90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877">
                <text:p>877</text:p>
              </table:table-cell>
              <table:table-cell office:value-type="float" office:value="942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943">
                <text:p>943</text:p>
              </table:table-cell>
              <table:table-cell office:value-type="float" office:value="997">
                <text:p>997</text:p>
              </table:table-cell>
              <table:table-cell office:value-type="float" office:value="980">
                <text:p>98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1017">
                <text:p>1017</text:p>
              </table:table-cell>
              <table:table-cell office:value-type="float" office:value="969">
                <text:p>969</text:p>
              </table:table-cell>
              <table:table-cell office:value-type="float" office:value="990">
                <text:p>99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946">
                <text:p>946</text:p>
              </table:table-cell>
              <table:table-cell office:value-type="float" office:value="982">
                <text:p>982</text:p>
              </table:table-cell>
              <table:table-cell office:value-type="float" office:value="970">
                <text:p>97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1049">
                <text:p>1049</text:p>
              </table:table-cell>
              <table:table-cell office:value-type="float" office:value="1045">
                <text:p>1045</text:p>
              </table:table-cell>
              <table:table-cell office:value-type="float" office:value="1036">
                <text:p>103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1082">
                <text:p>1082</text:p>
              </table:table-cell>
              <table:table-cell office:value-type="float" office:value="1050">
                <text:p>1050</text:p>
              </table:table-cell>
              <table:table-cell office:value-type="float" office:value="937">
                <text:p>93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996">
                <text:p>996</text:p>
              </table:table-cell>
              <table:table-cell office:value-type="float" office:value="1057">
                <text:p>1057</text:p>
              </table:table-cell>
              <table:table-cell office:value-type="float" office:value="998">
                <text:p>99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1153">
                <text:p>1153</text:p>
              </table:table-cell>
              <table:table-cell office:value-type="float" office:value="1108">
                <text:p>1108</text:p>
              </table:table-cell>
              <table:table-cell office:value-type="float" office:value="1177">
                <text:p>117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1040">
                <text:p>1040</text:p>
              </table:table-cell>
              <table:table-cell office:value-type="float" office:value="1087">
                <text:p>1087</text:p>
              </table:table-cell>
              <table:table-cell office:value-type="float" office:value="1100">
                <text:p>110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1040">
                <text:p>1040</text:p>
              </table:table-cell>
              <table:table-cell office:value-type="float" office:value="1120">
                <text:p>1120</text:p>
              </table:table-cell>
              <table:table-cell office:value-type="float" office:value="1013">
                <text:p>101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1134">
                <text:p>1134</text:p>
              </table:table-cell>
              <table:table-cell office:value-type="float" office:value="1158">
                <text:p>1158</text:p>
              </table:table-cell>
              <table:table-cell office:value-type="float" office:value="1061">
                <text:p>106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1082">
                <text:p>1082</text:p>
              </table:table-cell>
              <table:table-cell office:value-type="float" office:value="1120">
                <text:p>1120</text:p>
              </table:table-cell>
              <table:table-cell office:value-type="float" office:value="1091">
                <text:p>109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1210">
                <text:p>1210</text:p>
              </table:table-cell>
              <table:table-cell office:value-type="float" office:value="1200">
                <text:p>1200</text:p>
              </table:table-cell>
              <table:table-cell office:value-type="float" office:value="1152">
                <text:p>1152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1168">
                <text:p>1168</text:p>
              </table:table-cell>
              <table:table-cell office:value-type="float" office:value="1158">
                <text:p>1158</text:p>
              </table:table-cell>
              <table:table-cell office:value-type="float" office:value="1199">
                <text:p>119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1218">
                <text:p>1218</text:p>
              </table:table-cell>
              <table:table-cell office:value-type="float" office:value="1239">
                <text:p>1239</text:p>
              </table:table-cell>
              <table:table-cell office:value-type="float" office:value="1219">
                <text:p>121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1416">
                <text:p>1416</text:p>
              </table:table-cell>
              <table:table-cell office:value-type="float" office:value="1298">
                <text:p>1298</text:p>
              </table:table-cell>
              <table:table-cell office:value-type="float" office:value="1211">
                <text:p>121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1456">
                <text:p>1456</text:p>
              </table:table-cell>
              <table:table-cell office:value-type="float" office:value="1291">
                <text:p>1291</text:p>
              </table:table-cell>
              <table:table-cell office:value-type="float" office:value="1155">
                <text:p>115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1428">
                <text:p>1428</text:p>
              </table:table-cell>
              <table:table-cell office:value-type="float" office:value="1225">
                <text:p>1225</text:p>
              </table:table-cell>
              <table:table-cell office:value-type="float" office:value="1353">
                <text:p>135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1321">
                <text:p>1321</text:p>
              </table:table-cell>
              <table:table-cell office:value-type="float" office:value="1215">
                <text:p>1215</text:p>
              </table:table-cell>
              <table:table-cell office:value-type="float" office:value="1308">
                <text:p>1308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1269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1298">
                <text:p>1298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1174">
                <text:p>1174</text:p>
              </table:table-cell>
              <table:table-cell office:value-type="float" office:value="1233">
                <text:p>1233</text:p>
              </table:table-cell>
              <table:table-cell office:value-type="float" office:value="1264">
                <text:p>1264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1260">
                <text:p>1260</text:p>
              </table:table-cell>
              <table:table-cell office:value-type="float" office:value="1207">
                <text:p>1207</text:p>
              </table:table-cell>
              <table:table-cell office:value-type="float" office:value="1403">
                <text:p>140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1001">
                <text:p>1001</text:p>
              </table:table-cell>
              <table:table-cell office:value-type="float" office:value="1230">
                <text:p>1230</text:p>
              </table:table-cell>
              <table:table-cell office:value-type="float" office:value="1505">
                <text:p>1505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1121">
                <text:p>1121</text:p>
              </table:table-cell>
              <table:table-cell office:value-type="float" office:value="1354">
                <text:p>1354</text:p>
              </table:table-cell>
              <table:table-cell office:value-type="float" office:value="1384">
                <text:p>138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1270">
                <text:p>1270</text:p>
              </table:table-cell>
              <table:table-cell office:value-type="float" office:value="1391">
                <text:p>1391</text:p>
              </table:table-cell>
              <table:table-cell office:value-type="float" office:value="1299">
                <text:p>1299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1326">
                <text:p>1326</text:p>
              </table:table-cell>
              <table:table-cell office:value-type="float" office:value="1406">
                <text:p>1406</text:p>
              </table:table-cell>
              <table:table-cell office:value-type="float" office:value="1370">
                <text:p>137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1488">
                <text:p>1488</text:p>
              </table:table-cell>
              <table:table-cell office:value-type="float" office:value="1433">
                <text:p>1433</text:p>
              </table:table-cell>
              <table:table-cell office:value-type="float" office:value="1542">
                <text:p>154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1452">
                <text:p>1452</text:p>
              </table:table-cell>
              <table:table-cell office:value-type="float" office:value="1481">
                <text:p>1481</text:p>
              </table:table-cell>
              <table:table-cell office:value-type="float" office:value="1718">
                <text:p>171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1550">
                <text:p>1550</text:p>
              </table:table-cell>
              <table:table-cell office:value-type="float" office:value="1560">
                <text:p>1560</text:p>
              </table:table-cell>
              <table:table-cell office:value-type="float" office:value="1626">
                <text:p>162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1512">
                <text:p>1512</text:p>
              </table:table-cell>
              <table:table-cell office:value-type="float" office:value="1498">
                <text:p>1498</text:p>
              </table:table-cell>
              <table:table-cell office:value-type="float" office:value="1513">
                <text:p>151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1581">
                <text:p>1581</text:p>
              </table:table-cell>
              <table:table-cell office:value-type="float" office:value="1576">
                <text:p>1576</text:p>
              </table:table-cell>
              <table:table-cell office:value-type="float" office:value="1001">
                <text:p>100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1635">
                <text:p>1635</text:p>
              </table:table-cell>
              <table:table-cell office:value-type="float" office:value="1657">
                <text:p>1657</text:p>
              </table:table-cell>
              <table:table-cell office:value-type="float" office:value="1539">
                <text:p>153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1578">
                <text:p>1578</text:p>
              </table:table-cell>
              <table:table-cell office:value-type="float" office:value="1589">
                <text:p>1589</text:p>
              </table:table-cell>
              <table:table-cell office:value-type="float" office:value="1492">
                <text:p>149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1682">
                <text:p>1682</text:p>
              </table:table-cell>
              <table:table-cell office:value-type="float" office:value="1596">
                <text:p>1596</text:p>
              </table:table-cell>
              <table:table-cell office:value-type="float" office:value="1354">
                <text:p>1354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1677">
                <text:p>1677</text:p>
              </table:table-cell>
              <table:table-cell office:value-type="float" office:value="1295">
                <text:p>1295</text:p>
              </table:table-cell>
              <table:table-cell office:value-type="float" office:value="1657">
                <text:p>165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1658">
                <text:p>1658</text:p>
              </table:table-cell>
              <table:table-cell office:value-type="float" office:value="1759">
                <text:p>1759</text:p>
              </table:table-cell>
              <table:table-cell office:value-type="float" office:value="1508">
                <text:p>1508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1672">
                <text:p>1672</text:p>
              </table:table-cell>
              <table:table-cell office:value-type="float" office:value="1675">
                <text:p>1675</text:p>
              </table:table-cell>
              <table:table-cell office:value-type="float" office:value="1406">
                <text:p>140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1772">
                <text:p>1772</text:p>
              </table:table-cell>
              <table:table-cell office:value-type="float" office:value="1705">
                <text:p>1705</text:p>
              </table:table-cell>
              <table:table-cell office:value-type="float" office:value="1719">
                <text:p>171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1743">
                <text:p>1743</text:p>
              </table:table-cell>
              <table:table-cell office:value-type="float" office:value="1749">
                <text:p>1749</text:p>
              </table:table-cell>
              <table:table-cell office:value-type="float" office:value="1736">
                <text:p>1736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1727">
                <text:p>1727</text:p>
              </table:table-cell>
              <table:table-cell office:value-type="float" office:value="1817">
                <text:p>1817</text:p>
              </table:table-cell>
              <table:table-cell office:value-type="float" office:value="1642">
                <text:p>1642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1786">
                <text:p>1786</text:p>
              </table:table-cell>
              <table:table-cell office:value-type="float" office:value="1792">
                <text:p>1792</text:p>
              </table:table-cell>
              <table:table-cell office:value-type="float" office:value="1677">
                <text:p>167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1802">
                <text:p>1802</text:p>
              </table:table-cell>
              <table:table-cell office:value-type="float" office:value="1789">
                <text:p>1789</text:p>
              </table:table-cell>
              <table:table-cell office:value-type="float" office:value="1777">
                <text:p>1777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1795">
                <text:p>1795</text:p>
              </table:table-cell>
              <table:table-cell office:value-type="float" office:value="1813">
                <text:p>1813</text:p>
              </table:table-cell>
              <table:table-cell office:value-type="float" office:value="1745">
                <text:p>1745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1845">
                <text:p>1845</text:p>
              </table:table-cell>
              <table:table-cell office:value-type="float" office:value="1855">
                <text:p>1855</text:p>
              </table:table-cell>
              <table:table-cell office:value-type="float" office:value="1687">
                <text:p>1687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1862">
                <text:p>1862</text:p>
              </table:table-cell>
              <table:table-cell office:value-type="float" office:value="1864">
                <text:p>1864</text:p>
              </table:table-cell>
              <table:table-cell office:value-type="float" office:value="1782">
                <text:p>1782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1833">
                <text:p>1833</text:p>
              </table:table-cell>
              <table:table-cell office:value-type="float" office:value="1495">
                <text:p>1495</text:p>
              </table:table-cell>
              <table:table-cell office:value-type="float" office:value="1767">
                <text:p>1767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1851">
                <text:p>1851</text:p>
              </table:table-cell>
              <table:table-cell office:value-type="float" office:value="1843">
                <text:p>1843</text:p>
              </table:table-cell>
              <table:table-cell office:value-type="float" office:value="1793">
                <text:p>179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1909">
                <text:p>1909</text:p>
              </table:table-cell>
              <table:table-cell office:value-type="float" office:value="1853">
                <text:p>1853</text:p>
              </table:table-cell>
              <table:table-cell office:value-type="float" office:value="1772">
                <text:p>177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1885">
                <text:p>1885</text:p>
              </table:table-cell>
              <table:table-cell office:value-type="float" office:value="1924">
                <text:p>1924</text:p>
              </table:table-cell>
              <table:table-cell office:value-type="float" office:value="1845">
                <text:p>184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2013">
                <text:p>2013</text:p>
              </table:table-cell>
              <table:table-cell office:value-type="float" office:value="1950">
                <text:p>1950</text:p>
              </table:table-cell>
              <table:table-cell office:value-type="float" office:value="1793">
                <text:p>179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2020">
                <text:p>2020</text:p>
              </table:table-cell>
              <table:table-cell office:value-type="float" office:value="1964">
                <text:p>1964</text:p>
              </table:table-cell>
              <table:table-cell office:value-type="float" office:value="1881">
                <text:p>1881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1911">
                <text:p>1911</text:p>
              </table:table-cell>
              <table:table-cell office:value-type="float" office:value="2023">
                <text:p>2023</text:p>
              </table:table-cell>
              <table:table-cell office:value-type="float" office:value="1892">
                <text:p>1892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2011">
                <text:p>2011</text:p>
              </table:table-cell>
              <table:table-cell office:value-type="float" office:value="1975">
                <text:p>1975</text:p>
              </table:table-cell>
              <table:table-cell office:value-type="float" office:value="1738">
                <text:p>173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2022">
                <text:p>2022</text:p>
              </table:table-cell>
              <table:table-cell office:value-type="float" office:value="2063">
                <text:p>2063</text:p>
              </table:table-cell>
              <table:table-cell office:value-type="float" office:value="1905">
                <text:p>190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1952">
                <text:p>1952</text:p>
              </table:table-cell>
              <table:table-cell office:value-type="float" office:value="2090">
                <text:p>2090</text:p>
              </table:table-cell>
              <table:table-cell office:value-type="float" office:value="2013">
                <text:p>201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2021">
                <text:p>2021</text:p>
              </table:table-cell>
              <table:table-cell office:value-type="float" office:value="1994">
                <text:p>1994</text:p>
              </table:table-cell>
              <table:table-cell office:value-type="float" office:value="1857">
                <text:p>1857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2071">
                <text:p>2071</text:p>
              </table:table-cell>
              <table:table-cell office:value-type="float" office:value="2106">
                <text:p>2106</text:p>
              </table:table-cell>
              <table:table-cell office:value-type="float" office:value="2009">
                <text:p>2009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2090">
                <text:p>2090</text:p>
              </table:table-cell>
              <table:table-cell office:value-type="float" office:value="2188">
                <text:p>2188</text:p>
              </table:table-cell>
              <table:table-cell office:value-type="float" office:value="1985">
                <text:p>1985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2176">
                <text:p>2176</text:p>
              </table:table-cell>
              <table:table-cell office:value-type="float" office:value="2155">
                <text:p>2155</text:p>
              </table:table-cell>
              <table:table-cell office:value-type="float" office:value="1863">
                <text:p>1863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2081">
                <text:p>2081</text:p>
              </table:table-cell>
              <table:table-cell office:value-type="float" office:value="2147">
                <text:p>2147</text:p>
              </table:table-cell>
              <table:table-cell office:value-type="float" office:value="2021">
                <text:p>2021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2145">
                <text:p>2145</text:p>
              </table:table-cell>
              <table:table-cell office:value-type="float" office:value="2196">
                <text:p>2196</text:p>
              </table:table-cell>
              <table:table-cell office:value-type="float" office:value="2040">
                <text:p>204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2183">
                <text:p>2183</text:p>
              </table:table-cell>
              <table:table-cell office:value-type="float" office:value="2188">
                <text:p>2188</text:p>
              </table:table-cell>
              <table:table-cell office:value-type="float" office:value="1899">
                <text:p>1899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2205">
                <text:p>2205</text:p>
              </table:table-cell>
              <table:table-cell office:value-type="float" office:value="2211">
                <text:p>2211</text:p>
              </table:table-cell>
              <table:table-cell office:value-type="float" office:value="2058">
                <text:p>2058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2191">
                <text:p>2191</text:p>
              </table:table-cell>
              <table:table-cell office:value-type="float" office:value="2216">
                <text:p>2216</text:p>
              </table:table-cell>
              <table:table-cell office:value-type="float" office:value="1972">
                <text:p>1972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2265">
                <text:p>2265</text:p>
              </table:table-cell>
              <table:table-cell office:value-type="float" office:value="2276">
                <text:p>2276</text:p>
              </table:table-cell>
              <table:table-cell office:value-type="float" office:value="2074">
                <text:p>2074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2333">
                <text:p>2333</text:p>
              </table:table-cell>
              <table:table-cell office:value-type="float" office:value="2306">
                <text:p>2306</text:p>
              </table:table-cell>
              <table:table-cell office:value-type="float" office:value="2145">
                <text:p>2145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2376">
                <text:p>2376</text:p>
              </table:table-cell>
              <table:table-cell office:value-type="float" office:value="2337">
                <text:p>2337</text:p>
              </table:table-cell>
              <table:table-cell office:value-type="float" office:value="2106">
                <text:p>2106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2337">
                <text:p>2337</text:p>
              </table:table-cell>
              <table:table-cell office:value-type="float" office:value="2361">
                <text:p>2361</text:p>
              </table:table-cell>
              <table:table-cell office:value-type="float" office:value="2158">
                <text:p>2158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2371">
                <text:p>2371</text:p>
              </table:table-cell>
              <table:table-cell office:value-type="float" office:value="2292">
                <text:p>2292</text:p>
              </table:table-cell>
              <table:table-cell office:value-type="float" office:value="2228">
                <text:p>2228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2431">
                <text:p>2431</text:p>
              </table:table-cell>
              <table:table-cell office:value-type="float" office:value="2304">
                <text:p>2304</text:p>
              </table:table-cell>
              <table:table-cell office:value-type="float" office:value="2122">
                <text:p>2122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2354">
                <text:p>2354</text:p>
              </table:table-cell>
              <table:table-cell office:value-type="float" office:value="2341">
                <text:p>2341</text:p>
              </table:table-cell>
              <table:table-cell office:value-type="float" office:value="2125">
                <text:p>2125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2347">
                <text:p>2347</text:p>
              </table:table-cell>
              <table:table-cell office:value-type="float" office:value="2382">
                <text:p>2382</text:p>
              </table:table-cell>
              <table:table-cell office:value-type="float" office:value="2235">
                <text:p>2235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2376">
                <text:p>2376</text:p>
              </table:table-cell>
              <table:table-cell office:value-type="float" office:value="2361">
                <text:p>2361</text:p>
              </table:table-cell>
              <table:table-cell office:value-type="float" office:value="2296">
                <text:p>2296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2376">
                <text:p>2376</text:p>
              </table:table-cell>
              <table:table-cell office:value-type="float" office:value="2406">
                <text:p>2406</text:p>
              </table:table-cell>
              <table:table-cell office:value-type="float" office:value="2199">
                <text:p>2199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2351">
                <text:p>2351</text:p>
              </table:table-cell>
              <table:table-cell office:value-type="float" office:value="2437">
                <text:p>2437</text:p>
              </table:table-cell>
              <table:table-cell office:value-type="float" office:value="2283">
                <text:p>2283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2382">
                <text:p>2382</text:p>
              </table:table-cell>
              <table:table-cell office:value-type="float" office:value="2486">
                <text:p>2486</text:p>
              </table:table-cell>
              <table:table-cell office:value-type="float" office:value="2361">
                <text:p>2361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2490">
                <text:p>2490</text:p>
              </table:table-cell>
              <table:table-cell office:value-type="float" office:value="2528">
                <text:p>2528</text:p>
              </table:table-cell>
              <table:table-cell office:value-type="float" office:value="2380">
                <text:p>238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2492">
                <text:p>2492</text:p>
              </table:table-cell>
              <table:table-cell office:value-type="float" office:value="2531">
                <text:p>2531</text:p>
              </table:table-cell>
              <table:table-cell office:value-type="float" office:value="2238">
                <text:p>2238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2486">
                <text:p>2486</text:p>
              </table:table-cell>
              <table:table-cell office:value-type="float" office:value="2520">
                <text:p>2520</text:p>
              </table:table-cell>
              <table:table-cell office:value-type="float" office:value="2296">
                <text:p>2296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2463">
                <text:p>2463</text:p>
              </table:table-cell>
              <table:table-cell office:value-type="float" office:value="2515">
                <text:p>2515</text:p>
              </table:table-cell>
              <table:table-cell office:value-type="float" office:value="2314">
                <text:p>231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2406">
                <text:p>2406</text:p>
              </table:table-cell>
              <table:table-cell office:value-type="float" office:value="2546">
                <text:p>2546</text:p>
              </table:table-cell>
              <table:table-cell office:value-type="float" office:value="2402">
                <text:p>2402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2428">
                <text:p>2428</text:p>
              </table:table-cell>
              <table:table-cell office:value-type="float" office:value="2431">
                <text:p>2431</text:p>
              </table:table-cell>
              <table:table-cell office:value-type="float" office:value="2253">
                <text:p>2253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57">
                <text:p>2357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2433">
                <text:p>2433</text:p>
              </table:table-cell>
              <table:table-cell office:value-type="float" office:value="1942">
                <text:p>1942</text:p>
              </table:table-cell>
              <table:table-cell office:value-type="float" office:value="2320">
                <text:p>232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2452">
                <text:p>2452</text:p>
              </table:table-cell>
              <table:table-cell office:value-type="float" office:value="2484">
                <text:p>2484</text:p>
              </table:table-cell>
              <table:table-cell office:value-type="float" office:value="2332">
                <text:p>233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2440">
                <text:p>2440</text:p>
              </table:table-cell>
              <table:table-cell office:value-type="float" office:value="2583">
                <text:p>2583</text:p>
              </table:table-cell>
              <table:table-cell office:value-type="float" office:value="2368">
                <text:p>2368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2560">
                <text:p>2560</text:p>
              </table:table-cell>
              <table:table-cell office:value-type="float" office:value="2587">
                <text:p>2587</text:p>
              </table:table-cell>
              <table:table-cell office:value-type="float" office:value="2526">
                <text:p>2526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2600">
                <text:p>2600</text:p>
              </table:table-cell>
              <table:table-cell office:value-type="float" office:value="2585">
                <text:p>2585</text:p>
              </table:table-cell>
              <table:table-cell office:value-type="float" office:value="2418">
                <text:p>2418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2619">
                <text:p>2619</text:p>
              </table:table-cell>
              <table:table-cell office:value-type="float" office:value="2538">
                <text:p>2538</text:p>
              </table:table-cell>
              <table:table-cell office:value-type="float" office:value="2290">
                <text:p>2290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2536">
                <text:p>2536</text:p>
              </table:table-cell>
              <table:table-cell office:value-type="float" office:value="2504">
                <text:p>2504</text:p>
              </table:table-cell>
              <table:table-cell office:value-type="float" office:value="2267">
                <text:p>2267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2472">
                <text:p>2472</text:p>
              </table:table-cell>
              <table:table-cell office:value-type="float" office:value="2022">
                <text:p>2022</text:p>
              </table:table-cell>
              <table:table-cell office:value-type="float" office:value="2368">
                <text:p>2368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2487">
                <text:p>2487</text:p>
              </table:table-cell>
              <table:table-cell office:value-type="float" office:value="2559">
                <text:p>2559</text:p>
              </table:table-cell>
              <table:table-cell office:value-type="float" office:value="2458">
                <text:p>2458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2533">
                <text:p>2533</text:p>
              </table:table-cell>
              <table:table-cell office:value-type="float" office:value="2520">
                <text:p>2520</text:p>
              </table:table-cell>
              <table:table-cell office:value-type="float" office:value="2419">
                <text:p>2419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2604">
                <text:p>2604</text:p>
              </table:table-cell>
              <table:table-cell office:value-type="float" office:value="2539">
                <text:p>2539</text:p>
              </table:table-cell>
              <table:table-cell office:value-type="float" office:value="2316">
                <text:p>2316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2577">
                <text:p>2577</text:p>
              </table:table-cell>
              <table:table-cell office:value-type="float" office:value="2522">
                <text:p>2522</text:p>
              </table:table-cell>
              <table:table-cell office:value-type="float" office:value="2376">
                <text:p>2376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2478">
                <text:p>2478</text:p>
              </table:table-cell>
              <table:table-cell office:value-type="float" office:value="2523">
                <text:p>2523</text:p>
              </table:table-cell>
              <table:table-cell office:value-type="float" office:value="2261">
                <text:p>226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2487">
                <text:p>2487</text:p>
              </table:table-cell>
              <table:table-cell office:value-type="float" office:value="2552">
                <text:p>2552</text:p>
              </table:table-cell>
              <table:table-cell office:value-type="float" office:value="2243">
                <text:p>2243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2555">
                <text:p>2555</text:p>
              </table:table-cell>
              <table:table-cell office:value-type="float" office:value="2575">
                <text:p>2575</text:p>
              </table:table-cell>
              <table:table-cell office:value-type="float" office:value="2265">
                <text:p>226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2551">
                <text:p>2551</text:p>
              </table:table-cell>
              <table:table-cell office:value-type="float" office:value="2621">
                <text:p>2621</text:p>
              </table:table-cell>
              <table:table-cell office:value-type="float" office:value="2437">
                <text:p>2437</text:p>
              </table:table-cell>
              <table:table-cell office:value-type="float" office:value="2444">
                <text:p>24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